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_C16_pH7to8_0pt5m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wavelength</text:p>
          </table:table-cell>
        </table:table-row>
        <table:table-row table:style-name="ro1">
          <table:table-cell office:value-type="float" office:value="-0.0461136" calcext:value-type="float">
            <text:p>-0.0461136</text:p>
          </table:table-cell>
          <table:table-cell office:value-type="float" office:value="303.999" calcext:value-type="float">
            <text:p>303.99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-0.109693" calcext:value-type="float">
            <text:p>-0.109693</text:p>
          </table:table-cell>
          <table:table-cell office:value-type="float" office:value="304.059" calcext:value-type="float">
            <text:p>304.059</text:p>
          </table:table-cell>
          <table:table-cell office:value-type="float" office:value="299.5" calcext:value-type="float">
            <text:p>299.5</text:p>
          </table:table-cell>
        </table:table-row>
        <table:table-row table:style-name="ro1">
          <table:table-cell office:value-type="float" office:value="0.0114985" calcext:value-type="float">
            <text:p>0.0114985</text:p>
          </table:table-cell>
          <table:table-cell office:value-type="float" office:value="304.123" calcext:value-type="float">
            <text:p>304.12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0.00530752" calcext:value-type="float">
            <text:p>0.00530752</text:p>
          </table:table-cell>
          <table:table-cell office:value-type="float" office:value="304.191" calcext:value-type="float">
            <text:p>304.191</text:p>
          </table:table-cell>
          <table:table-cell office:value-type="float" office:value="298.5" calcext:value-type="float">
            <text:p>298.5</text:p>
          </table:table-cell>
        </table:table-row>
        <table:table-row table:style-name="ro1">
          <table:table-cell office:value-type="float" office:value="-0.0803772" calcext:value-type="float">
            <text:p>-0.0803772</text:p>
          </table:table-cell>
          <table:table-cell office:value-type="float" office:value="304.218" calcext:value-type="float">
            <text:p>304.218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-0.0895498" calcext:value-type="float">
            <text:p>-0.0895498</text:p>
          </table:table-cell>
          <table:table-cell office:value-type="float" office:value="304.302" calcext:value-type="float">
            <text:p>304.302</text:p>
          </table:table-cell>
          <table:table-cell office:value-type="float" office:value="297.5" calcext:value-type="float">
            <text:p>297.5</text:p>
          </table:table-cell>
        </table:table-row>
        <table:table-row table:style-name="ro1">
          <table:table-cell office:value-type="float" office:value="-0.0661056" calcext:value-type="float">
            <text:p>-0.0661056</text:p>
          </table:table-cell>
          <table:table-cell office:value-type="float" office:value="304.342" calcext:value-type="float">
            <text:p>304.34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-0.00652669" calcext:value-type="float">
            <text:p>-0.00652669</text:p>
          </table:table-cell>
          <table:table-cell office:value-type="float" office:value="304.393" calcext:value-type="float">
            <text:p>304.393</text:p>
          </table:table-cell>
          <table:table-cell office:value-type="float" office:value="296.5" calcext:value-type="float">
            <text:p>296.5</text:p>
          </table:table-cell>
        </table:table-row>
        <table:table-row table:style-name="ro1">
          <table:table-cell office:value-type="float" office:value="-0.0682765" calcext:value-type="float">
            <text:p>-0.0682765</text:p>
          </table:table-cell>
          <table:table-cell office:value-type="float" office:value="304.429" calcext:value-type="float">
            <text:p>304.42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-0.202812" calcext:value-type="float">
            <text:p>-0.202812</text:p>
          </table:table-cell>
          <table:table-cell office:value-type="float" office:value="304.465" calcext:value-type="float">
            <text:p>304.465</text:p>
          </table:table-cell>
          <table:table-cell office:value-type="float" office:value="295.5" calcext:value-type="float">
            <text:p>295.5</text:p>
          </table:table-cell>
        </table:table-row>
        <table:table-row table:style-name="ro1">
          <table:table-cell office:value-type="float" office:value="-0.17606" calcext:value-type="float">
            <text:p>-0.17606</text:p>
          </table:table-cell>
          <table:table-cell office:value-type="float" office:value="304.537" calcext:value-type="float">
            <text:p>304.53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-0.171553" calcext:value-type="float">
            <text:p>-0.171553</text:p>
          </table:table-cell>
          <table:table-cell office:value-type="float" office:value="304.581" calcext:value-type="float">
            <text:p>304.581</text:p>
          </table:table-cell>
          <table:table-cell office:value-type="float" office:value="294.5" calcext:value-type="float">
            <text:p>294.5</text:p>
          </table:table-cell>
        </table:table-row>
        <table:table-row table:style-name="ro1">
          <table:table-cell office:value-type="float" office:value="-0.220927" calcext:value-type="float">
            <text:p>-0.220927</text:p>
          </table:table-cell>
          <table:table-cell office:value-type="float" office:value="304.617" calcext:value-type="float">
            <text:p>304.61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-0.251189" calcext:value-type="float">
            <text:p>-0.251189</text:p>
          </table:table-cell>
          <table:table-cell office:value-type="float" office:value="304.611" calcext:value-type="float">
            <text:p>304.611</text:p>
          </table:table-cell>
          <table:table-cell office:value-type="float" office:value="293.5" calcext:value-type="float">
            <text:p>293.5</text:p>
          </table:table-cell>
        </table:table-row>
        <table:table-row table:style-name="ro1">
          <table:table-cell office:value-type="float" office:value="-0.17578" calcext:value-type="float">
            <text:p>-0.17578</text:p>
          </table:table-cell>
          <table:table-cell office:value-type="float" office:value="304.634" calcext:value-type="float">
            <text:p>304.634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-0.10006" calcext:value-type="float">
            <text:p>-0.10006</text:p>
          </table:table-cell>
          <table:table-cell office:value-type="float" office:value="304.645" calcext:value-type="float">
            <text:p>304.645</text:p>
          </table:table-cell>
          <table:table-cell office:value-type="float" office:value="292.5" calcext:value-type="float">
            <text:p>292.5</text:p>
          </table:table-cell>
        </table:table-row>
        <table:table-row table:style-name="ro1">
          <table:table-cell office:value-type="float" office:value="-0.0477793" calcext:value-type="float">
            <text:p>-0.0477793</text:p>
          </table:table-cell>
          <table:table-cell office:value-type="float" office:value="304.588" calcext:value-type="float">
            <text:p>304.58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-0.0996557" calcext:value-type="float">
            <text:p>-0.0996557</text:p>
          </table:table-cell>
          <table:table-cell office:value-type="float" office:value="304.44" calcext:value-type="float">
            <text:p>304.44</text:p>
          </table:table-cell>
          <table:table-cell office:value-type="float" office:value="291.5" calcext:value-type="float">
            <text:p>291.5</text:p>
          </table:table-cell>
        </table:table-row>
        <table:table-row table:style-name="ro1">
          <table:table-cell office:value-type="float" office:value="-0.0996043" calcext:value-type="float">
            <text:p>-0.0996043</text:p>
          </table:table-cell>
          <table:table-cell office:value-type="float" office:value="304.371" calcext:value-type="float">
            <text:p>304.371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-0.108263" calcext:value-type="float">
            <text:p>-0.108263</text:p>
          </table:table-cell>
          <table:table-cell office:value-type="float" office:value="304.424" calcext:value-type="float">
            <text:p>304.424</text:p>
          </table:table-cell>
          <table:table-cell office:value-type="float" office:value="290.5" calcext:value-type="float">
            <text:p>290.5</text:p>
          </table:table-cell>
        </table:table-row>
        <table:table-row table:style-name="ro1">
          <table:table-cell office:value-type="float" office:value="-0.167783" calcext:value-type="float">
            <text:p>-0.167783</text:p>
          </table:table-cell>
          <table:table-cell office:value-type="float" office:value="304.485" calcext:value-type="float">
            <text:p>304.48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-0.25069" calcext:value-type="float">
            <text:p>-0.25069</text:p>
          </table:table-cell>
          <table:table-cell office:value-type="float" office:value="304.587" calcext:value-type="float">
            <text:p>304.587</text:p>
          </table:table-cell>
          <table:table-cell office:value-type="float" office:value="289.5" calcext:value-type="float">
            <text:p>289.5</text:p>
          </table:table-cell>
        </table:table-row>
        <table:table-row table:style-name="ro1">
          <table:table-cell office:value-type="float" office:value="-0.265588" calcext:value-type="float">
            <text:p>-0.265588</text:p>
          </table:table-cell>
          <table:table-cell office:value-type="float" office:value="304.699" calcext:value-type="float">
            <text:p>304.699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-0.252266" calcext:value-type="float">
            <text:p>-0.252266</text:p>
          </table:table-cell>
          <table:table-cell office:value-type="float" office:value="304.905" calcext:value-type="float">
            <text:p>304.905</text:p>
          </table:table-cell>
          <table:table-cell office:value-type="float" office:value="288.5" calcext:value-type="float">
            <text:p>288.5</text:p>
          </table:table-cell>
        </table:table-row>
        <table:table-row table:style-name="ro1">
          <table:table-cell office:value-type="float" office:value="-0.176038" calcext:value-type="float">
            <text:p>-0.176038</text:p>
          </table:table-cell>
          <table:table-cell office:value-type="float" office:value="305.131" calcext:value-type="float">
            <text:p>305.131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-0.221034" calcext:value-type="float">
            <text:p>-0.221034</text:p>
          </table:table-cell>
          <table:table-cell office:value-type="float" office:value="305.285" calcext:value-type="float">
            <text:p>305.285</text:p>
          </table:table-cell>
          <table:table-cell office:value-type="float" office:value="287.5" calcext:value-type="float">
            <text:p>287.5</text:p>
          </table:table-cell>
        </table:table-row>
        <table:table-row table:style-name="ro1">
          <table:table-cell office:value-type="float" office:value="-0.127355" calcext:value-type="float">
            <text:p>-0.127355</text:p>
          </table:table-cell>
          <table:table-cell office:value-type="float" office:value="305.408" calcext:value-type="float">
            <text:p>305.408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-0.126513" calcext:value-type="float">
            <text:p>-0.126513</text:p>
          </table:table-cell>
          <table:table-cell office:value-type="float" office:value="305.487" calcext:value-type="float">
            <text:p>305.487</text:p>
          </table:table-cell>
          <table:table-cell office:value-type="float" office:value="286.5" calcext:value-type="float">
            <text:p>286.5</text:p>
          </table:table-cell>
        </table:table-row>
        <table:table-row table:style-name="ro1">
          <table:table-cell office:value-type="float" office:value="-0.243819" calcext:value-type="float">
            <text:p>-0.243819</text:p>
          </table:table-cell>
          <table:table-cell office:value-type="float" office:value="305.564" calcext:value-type="float">
            <text:p>305.564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-0.248303" calcext:value-type="float">
            <text:p>-0.248303</text:p>
          </table:table-cell>
          <table:table-cell office:value-type="float" office:value="305.649" calcext:value-type="float">
            <text:p>305.649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float" office:value="-0.304909" calcext:value-type="float">
            <text:p>-0.304909</text:p>
          </table:table-cell>
          <table:table-cell office:value-type="float" office:value="305.742" calcext:value-type="float">
            <text:p>305.742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-0.351141" calcext:value-type="float">
            <text:p>-0.351141</text:p>
          </table:table-cell>
          <table:table-cell office:value-type="float" office:value="305.827" calcext:value-type="float">
            <text:p>305.827</text:p>
          </table:table-cell>
          <table:table-cell office:value-type="float" office:value="284.5" calcext:value-type="float">
            <text:p>284.5</text:p>
          </table:table-cell>
        </table:table-row>
        <table:table-row table:style-name="ro1">
          <table:table-cell office:value-type="float" office:value="-0.243509" calcext:value-type="float">
            <text:p>-0.243509</text:p>
          </table:table-cell>
          <table:table-cell office:value-type="float" office:value="305.854" calcext:value-type="float">
            <text:p>305.854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-0.280249" calcext:value-type="float">
            <text:p>-0.280249</text:p>
          </table:table-cell>
          <table:table-cell office:value-type="float" office:value="305.917" calcext:value-type="float">
            <text:p>305.917</text:p>
          </table:table-cell>
          <table:table-cell office:value-type="float" office:value="283.5" calcext:value-type="float">
            <text:p>283.5</text:p>
          </table:table-cell>
        </table:table-row>
        <table:table-row table:style-name="ro1">
          <table:table-cell office:value-type="float" office:value="-0.159661" calcext:value-type="float">
            <text:p>-0.159661</text:p>
          </table:table-cell>
          <table:table-cell office:value-type="float" office:value="306.009" calcext:value-type="float">
            <text:p>306.009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-0.12782" calcext:value-type="float">
            <text:p>-0.12782</text:p>
          </table:table-cell>
          <table:table-cell office:value-type="float" office:value="306.112" calcext:value-type="float">
            <text:p>306.112</text:p>
          </table:table-cell>
          <table:table-cell office:value-type="float" office:value="282.5" calcext:value-type="float">
            <text:p>282.5</text:p>
          </table:table-cell>
        </table:table-row>
        <table:table-row table:style-name="ro1">
          <table:table-cell office:value-type="float" office:value="-0.149637" calcext:value-type="float">
            <text:p>-0.149637</text:p>
          </table:table-cell>
          <table:table-cell office:value-type="float" office:value="306.21" calcext:value-type="float">
            <text:p>306.2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-0.200652" calcext:value-type="float">
            <text:p>-0.200652</text:p>
          </table:table-cell>
          <table:table-cell office:value-type="float" office:value="306.284" calcext:value-type="float">
            <text:p>306.284</text:p>
          </table:table-cell>
          <table:table-cell office:value-type="float" office:value="281.5" calcext:value-type="float">
            <text:p>281.5</text:p>
          </table:table-cell>
        </table:table-row>
        <table:table-row table:style-name="ro1">
          <table:table-cell office:value-type="float" office:value="-0.206507" calcext:value-type="float">
            <text:p>-0.206507</text:p>
          </table:table-cell>
          <table:table-cell office:value-type="float" office:value="306.362" calcext:value-type="float">
            <text:p>306.362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-0.291475" calcext:value-type="float">
            <text:p>-0.291475</text:p>
          </table:table-cell>
          <table:table-cell office:value-type="float" office:value="306.459" calcext:value-type="float">
            <text:p>306.459</text:p>
          </table:table-cell>
          <table:table-cell office:value-type="float" office:value="280.5" calcext:value-type="float">
            <text:p>280.5</text:p>
          </table:table-cell>
        </table:table-row>
        <table:table-row table:style-name="ro1">
          <table:table-cell office:value-type="float" office:value="-0.308852" calcext:value-type="float">
            <text:p>-0.308852</text:p>
          </table:table-cell>
          <table:table-cell office:value-type="float" office:value="306.546" calcext:value-type="float">
            <text:p>306.54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-0.3386" calcext:value-type="float">
            <text:p>-0.3386</text:p>
          </table:table-cell>
          <table:table-cell office:value-type="float" office:value="306.621" calcext:value-type="float">
            <text:p>306.621</text:p>
          </table:table-cell>
          <table:table-cell office:value-type="float" office:value="279.5" calcext:value-type="float">
            <text:p>279.5</text:p>
          </table:table-cell>
        </table:table-row>
        <table:table-row table:style-name="ro1">
          <table:table-cell office:value-type="float" office:value="-0.384977" calcext:value-type="float">
            <text:p>-0.384977</text:p>
          </table:table-cell>
          <table:table-cell office:value-type="float" office:value="306.683" calcext:value-type="float">
            <text:p>306.683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-0.320952" calcext:value-type="float">
            <text:p>-0.320952</text:p>
          </table:table-cell>
          <table:table-cell office:value-type="float" office:value="306.763" calcext:value-type="float">
            <text:p>306.763</text:p>
          </table:table-cell>
          <table:table-cell office:value-type="float" office:value="278.5" calcext:value-type="float">
            <text:p>278.5</text:p>
          </table:table-cell>
        </table:table-row>
        <table:table-row table:style-name="ro1">
          <table:table-cell office:value-type="float" office:value="-0.259803" calcext:value-type="float">
            <text:p>-0.259803</text:p>
          </table:table-cell>
          <table:table-cell office:value-type="float" office:value="306.857" calcext:value-type="float">
            <text:p>306.857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-0.291879" calcext:value-type="float">
            <text:p>-0.291879</text:p>
          </table:table-cell>
          <table:table-cell office:value-type="float" office:value="306.984" calcext:value-type="float">
            <text:p>306.984</text:p>
          </table:table-cell>
          <table:table-cell office:value-type="float" office:value="277.5" calcext:value-type="float">
            <text:p>277.5</text:p>
          </table:table-cell>
        </table:table-row>
        <table:table-row table:style-name="ro1">
          <table:table-cell office:value-type="float" office:value="-0.447113" calcext:value-type="float">
            <text:p>-0.447113</text:p>
          </table:table-cell>
          <table:table-cell office:value-type="float" office:value="307.076" calcext:value-type="float">
            <text:p>307.07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-0.538898" calcext:value-type="float">
            <text:p>-0.538898</text:p>
          </table:table-cell>
          <table:table-cell office:value-type="float" office:value="307.197" calcext:value-type="float">
            <text:p>307.197</text:p>
          </table:table-cell>
          <table:table-cell office:value-type="float" office:value="276.5" calcext:value-type="float">
            <text:p>276.5</text:p>
          </table:table-cell>
        </table:table-row>
        <table:table-row table:style-name="ro1">
          <table:table-cell office:value-type="float" office:value="-0.586329" calcext:value-type="float">
            <text:p>-0.586329</text:p>
          </table:table-cell>
          <table:table-cell office:value-type="float" office:value="307.305" calcext:value-type="float">
            <text:p>307.30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-0.664707" calcext:value-type="float">
            <text:p>-0.664707</text:p>
          </table:table-cell>
          <table:table-cell office:value-type="float" office:value="307.468" calcext:value-type="float">
            <text:p>307.468</text:p>
          </table:table-cell>
          <table:table-cell office:value-type="float" office:value="275.5" calcext:value-type="float">
            <text:p>275.5</text:p>
          </table:table-cell>
        </table:table-row>
        <table:table-row table:style-name="ro1">
          <table:table-cell office:value-type="float" office:value="-0.678926" calcext:value-type="float">
            <text:p>-0.678926</text:p>
          </table:table-cell>
          <table:table-cell office:value-type="float" office:value="307.55" calcext:value-type="float">
            <text:p>307.55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-0.723927" calcext:value-type="float">
            <text:p>-0.723927</text:p>
          </table:table-cell>
          <table:table-cell office:value-type="float" office:value="307.655" calcext:value-type="float">
            <text:p>307.655</text:p>
          </table:table-cell>
          <table:table-cell office:value-type="float" office:value="274.5" calcext:value-type="float">
            <text:p>274.5</text:p>
          </table:table-cell>
        </table:table-row>
        <table:table-row table:style-name="ro1">
          <table:table-cell office:value-type="float" office:value="-0.648675" calcext:value-type="float">
            <text:p>-0.648675</text:p>
          </table:table-cell>
          <table:table-cell office:value-type="float" office:value="307.769" calcext:value-type="float">
            <text:p>307.769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-0.369234" calcext:value-type="float">
            <text:p>-0.369234</text:p>
          </table:table-cell>
          <table:table-cell office:value-type="float" office:value="307.864" calcext:value-type="float">
            <text:p>307.864</text:p>
          </table:table-cell>
          <table:table-cell office:value-type="float" office:value="273.5" calcext:value-type="float">
            <text:p>273.5</text:p>
          </table:table-cell>
        </table:table-row>
        <table:table-row table:style-name="ro1">
          <table:table-cell office:value-type="float" office:value="-0.202247" calcext:value-type="float">
            <text:p>-0.202247</text:p>
          </table:table-cell>
          <table:table-cell office:value-type="float" office:value="307.95" calcext:value-type="float">
            <text:p>307.95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-0.0925201" calcext:value-type="float">
            <text:p>-0.0925201</text:p>
          </table:table-cell>
          <table:table-cell office:value-type="float" office:value="308.006" calcext:value-type="float">
            <text:p>308.006</text:p>
          </table:table-cell>
          <table:table-cell office:value-type="float" office:value="272.5" calcext:value-type="float">
            <text:p>272.5</text:p>
          </table:table-cell>
        </table:table-row>
        <table:table-row table:style-name="ro1">
          <table:table-cell office:value-type="float" office:value="-0.131312" calcext:value-type="float">
            <text:p>-0.131312</text:p>
          </table:table-cell>
          <table:table-cell office:value-type="float" office:value="308.131" calcext:value-type="float">
            <text:p>308.131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-0.203961" calcext:value-type="float">
            <text:p>-0.203961</text:p>
          </table:table-cell>
          <table:table-cell office:value-type="float" office:value="308.259" calcext:value-type="float">
            <text:p>308.259</text:p>
          </table:table-cell>
          <table:table-cell office:value-type="float" office:value="271.5" calcext:value-type="float">
            <text:p>271.5</text:p>
          </table:table-cell>
        </table:table-row>
        <table:table-row table:style-name="ro1">
          <table:table-cell office:value-type="float" office:value="-0.25855" calcext:value-type="float">
            <text:p>-0.25855</text:p>
          </table:table-cell>
          <table:table-cell office:value-type="float" office:value="308.416" calcext:value-type="float">
            <text:p>308.41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-0.337608" calcext:value-type="float">
            <text:p>-0.337608</text:p>
          </table:table-cell>
          <table:table-cell office:value-type="float" office:value="308.556" calcext:value-type="float">
            <text:p>308.556</text:p>
          </table:table-cell>
          <table:table-cell office:value-type="float" office:value="270.5" calcext:value-type="float">
            <text:p>270.5</text:p>
          </table:table-cell>
        </table:table-row>
        <table:table-row table:style-name="ro1">
          <table:table-cell office:value-type="float" office:value="-0.357015" calcext:value-type="float">
            <text:p>-0.357015</text:p>
          </table:table-cell>
          <table:table-cell office:value-type="float" office:value="308.741" calcext:value-type="float">
            <text:p>308.741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-0.472511" calcext:value-type="float">
            <text:p>-0.472511</text:p>
          </table:table-cell>
          <table:table-cell office:value-type="float" office:value="308.969" calcext:value-type="float">
            <text:p>308.969</text:p>
          </table:table-cell>
          <table:table-cell office:value-type="float" office:value="269.5" calcext:value-type="float">
            <text:p>269.5</text:p>
          </table:table-cell>
        </table:table-row>
        <table:table-row table:style-name="ro1">
          <table:table-cell office:value-type="float" office:value="-0.453928" calcext:value-type="float">
            <text:p>-0.453928</text:p>
          </table:table-cell>
          <table:table-cell office:value-type="float" office:value="309.203" calcext:value-type="float">
            <text:p>309.203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-0.423149" calcext:value-type="float">
            <text:p>-0.423149</text:p>
          </table:table-cell>
          <table:table-cell office:value-type="float" office:value="309.448" calcext:value-type="float">
            <text:p>309.448</text:p>
          </table:table-cell>
          <table:table-cell office:value-type="float" office:value="268.5" calcext:value-type="float">
            <text:p>268.5</text:p>
          </table:table-cell>
        </table:table-row>
        <table:table-row table:style-name="ro1">
          <table:table-cell office:value-type="float" office:value="-0.287745" calcext:value-type="float">
            <text:p>-0.287745</text:p>
          </table:table-cell>
          <table:table-cell office:value-type="float" office:value="309.683" calcext:value-type="float">
            <text:p>309.683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-0.192451" calcext:value-type="float">
            <text:p>-0.192451</text:p>
          </table:table-cell>
          <table:table-cell office:value-type="float" office:value="309.91" calcext:value-type="float">
            <text:p>309.91</text:p>
          </table:table-cell>
          <table:table-cell office:value-type="float" office:value="267.5" calcext:value-type="float">
            <text:p>267.5</text:p>
          </table:table-cell>
        </table:table-row>
        <table:table-row table:style-name="ro1">
          <table:table-cell office:value-type="float" office:value="-0.152586" calcext:value-type="float">
            <text:p>-0.152586</text:p>
          </table:table-cell>
          <table:table-cell office:value-type="float" office:value="310.194" calcext:value-type="float">
            <text:p>310.194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-0.216253" calcext:value-type="float">
            <text:p>-0.216253</text:p>
          </table:table-cell>
          <table:table-cell office:value-type="float" office:value="310.482" calcext:value-type="float">
            <text:p>310.482</text:p>
          </table:table-cell>
          <table:table-cell office:value-type="float" office:value="266.5" calcext:value-type="float">
            <text:p>266.5</text:p>
          </table:table-cell>
        </table:table-row>
        <table:table-row table:style-name="ro1">
          <table:table-cell office:value-type="float" office:value="-0.198509" calcext:value-type="float">
            <text:p>-0.198509</text:p>
          </table:table-cell>
          <table:table-cell office:value-type="float" office:value="310.73" calcext:value-type="float">
            <text:p>310.73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-0.0877721" calcext:value-type="float">
            <text:p>-0.0877721</text:p>
          </table:table-cell>
          <table:table-cell office:value-type="float" office:value="311.027" calcext:value-type="float">
            <text:p>311.027</text:p>
          </table:table-cell>
          <table:table-cell office:value-type="float" office:value="265.5" calcext:value-type="float">
            <text:p>265.5</text:p>
          </table:table-cell>
        </table:table-row>
        <table:table-row table:style-name="ro1">
          <table:table-cell office:value-type="float" office:value="-0.0545563" calcext:value-type="float">
            <text:p>-0.0545563</text:p>
          </table:table-cell>
          <table:table-cell office:value-type="float" office:value="311.324" calcext:value-type="float">
            <text:p>311.324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-0.119088" calcext:value-type="float">
            <text:p>-0.119088</text:p>
          </table:table-cell>
          <table:table-cell office:value-type="float" office:value="311.635" calcext:value-type="float">
            <text:p>311.635</text:p>
          </table:table-cell>
          <table:table-cell office:value-type="float" office:value="264.5" calcext:value-type="float">
            <text:p>264.5</text:p>
          </table:table-cell>
        </table:table-row>
        <table:table-row table:style-name="ro1">
          <table:table-cell office:value-type="float" office:value="-0.243265" calcext:value-type="float">
            <text:p>-0.243265</text:p>
          </table:table-cell>
          <table:table-cell office:value-type="float" office:value="312" calcext:value-type="float">
            <text:p>312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-0.342257" calcext:value-type="float">
            <text:p>-0.342257</text:p>
          </table:table-cell>
          <table:table-cell office:value-type="float" office:value="312.369" calcext:value-type="float">
            <text:p>312.369</text:p>
          </table:table-cell>
          <table:table-cell office:value-type="float" office:value="263.5" calcext:value-type="float">
            <text:p>263.5</text:p>
          </table:table-cell>
        </table:table-row>
        <table:table-row table:style-name="ro1">
          <table:table-cell office:value-type="float" office:value="-0.300547" calcext:value-type="float">
            <text:p>-0.300547</text:p>
          </table:table-cell>
          <table:table-cell office:value-type="float" office:value="312.718" calcext:value-type="float">
            <text:p>312.718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-0.270207" calcext:value-type="float">
            <text:p>-0.270207</text:p>
          </table:table-cell>
          <table:table-cell office:value-type="float" office:value="313.063" calcext:value-type="float">
            <text:p>313.063</text:p>
          </table:table-cell>
          <table:table-cell office:value-type="float" office:value="262.5" calcext:value-type="float">
            <text:p>262.5</text:p>
          </table:table-cell>
        </table:table-row>
        <table:table-row table:style-name="ro1">
          <table:table-cell office:value-type="float" office:value="-0.317496" calcext:value-type="float">
            <text:p>-0.317496</text:p>
          </table:table-cell>
          <table:table-cell office:value-type="float" office:value="313.419" calcext:value-type="float">
            <text:p>313.419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-0.290467" calcext:value-type="float">
            <text:p>-0.290467</text:p>
          </table:table-cell>
          <table:table-cell office:value-type="float" office:value="313.756" calcext:value-type="float">
            <text:p>313.756</text:p>
          </table:table-cell>
          <table:table-cell office:value-type="float" office:value="261.5" calcext:value-type="float">
            <text:p>261.5</text:p>
          </table:table-cell>
        </table:table-row>
        <table:table-row table:style-name="ro1">
          <table:table-cell office:value-type="float" office:value="-0.293679" calcext:value-type="float">
            <text:p>-0.293679</text:p>
          </table:table-cell>
          <table:table-cell office:value-type="float" office:value="314.14" calcext:value-type="float">
            <text:p>314.14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-0.277553" calcext:value-type="float">
            <text:p>-0.277553</text:p>
          </table:table-cell>
          <table:table-cell office:value-type="float" office:value="314.525" calcext:value-type="float">
            <text:p>314.525</text:p>
          </table:table-cell>
          <table:table-cell office:value-type="float" office:value="260.5" calcext:value-type="float">
            <text:p>260.5</text:p>
          </table:table-cell>
        </table:table-row>
        <table:table-row table:style-name="ro1">
          <table:table-cell office:value-type="float" office:value="-0.261197" calcext:value-type="float">
            <text:p>-0.261197</text:p>
          </table:table-cell>
          <table:table-cell office:value-type="float" office:value="314.917" calcext:value-type="float">
            <text:p>314.917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-0.292783" calcext:value-type="float">
            <text:p>-0.292783</text:p>
          </table:table-cell>
          <table:table-cell office:value-type="float" office:value="315.304" calcext:value-type="float">
            <text:p>315.304</text:p>
          </table:table-cell>
          <table:table-cell office:value-type="float" office:value="259.5" calcext:value-type="float">
            <text:p>259.5</text:p>
          </table:table-cell>
        </table:table-row>
        <table:table-row table:style-name="ro1">
          <table:table-cell office:value-type="float" office:value="-0.30753" calcext:value-type="float">
            <text:p>-0.30753</text:p>
          </table:table-cell>
          <table:table-cell office:value-type="float" office:value="315.737" calcext:value-type="float">
            <text:p>315.737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-0.302852" calcext:value-type="float">
            <text:p>-0.302852</text:p>
          </table:table-cell>
          <table:table-cell office:value-type="float" office:value="316.148" calcext:value-type="float">
            <text:p>316.148</text:p>
          </table:table-cell>
          <table:table-cell office:value-type="float" office:value="258.5" calcext:value-type="float">
            <text:p>258.5</text:p>
          </table:table-cell>
        </table:table-row>
        <table:table-row table:style-name="ro1">
          <table:table-cell office:value-type="float" office:value="-0.302603" calcext:value-type="float">
            <text:p>-0.302603</text:p>
          </table:table-cell>
          <table:table-cell office:value-type="float" office:value="316.544" calcext:value-type="float">
            <text:p>316.544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-0.208464" calcext:value-type="float">
            <text:p>-0.208464</text:p>
          </table:table-cell>
          <table:table-cell office:value-type="float" office:value="316.945" calcext:value-type="float">
            <text:p>316.945</text:p>
          </table:table-cell>
          <table:table-cell office:value-type="float" office:value="257.5" calcext:value-type="float">
            <text:p>257.5</text:p>
          </table:table-cell>
        </table:table-row>
        <table:table-row table:style-name="ro1">
          <table:table-cell office:value-type="float" office:value="-0.169585" calcext:value-type="float">
            <text:p>-0.169585</text:p>
          </table:table-cell>
          <table:table-cell office:value-type="float" office:value="317.31" calcext:value-type="float">
            <text:p>317.31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-0.124883" calcext:value-type="float">
            <text:p>-0.124883</text:p>
          </table:table-cell>
          <table:table-cell office:value-type="float" office:value="317.707" calcext:value-type="float">
            <text:p>317.707</text:p>
          </table:table-cell>
          <table:table-cell office:value-type="float" office:value="256.5" calcext:value-type="float">
            <text:p>256.5</text:p>
          </table:table-cell>
        </table:table-row>
        <table:table-row table:style-name="ro1">
          <table:table-cell office:value-type="float" office:value="-0.110151" calcext:value-type="float">
            <text:p>-0.110151</text:p>
          </table:table-cell>
          <table:table-cell office:value-type="float" office:value="318.126" calcext:value-type="float">
            <text:p>318.12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-0.0732702" calcext:value-type="float">
            <text:p>-0.0732702</text:p>
          </table:table-cell>
          <table:table-cell office:value-type="float" office:value="318.46" calcext:value-type="float">
            <text:p>318.46</text:p>
          </table:table-cell>
          <table:table-cell office:value-type="float" office:value="255.5" calcext:value-type="float">
            <text:p>255.5</text:p>
          </table:table-cell>
        </table:table-row>
        <table:table-row table:style-name="ro1">
          <table:table-cell office:value-type="float" office:value="-0.0763697" calcext:value-type="float">
            <text:p>-0.0763697</text:p>
          </table:table-cell>
          <table:table-cell office:value-type="float" office:value="318.832" calcext:value-type="float">
            <text:p>318.83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-0.0674291" calcext:value-type="float">
            <text:p>-0.0674291</text:p>
          </table:table-cell>
          <table:table-cell office:value-type="float" office:value="319.202" calcext:value-type="float">
            <text:p>319.202</text:p>
          </table:table-cell>
          <table:table-cell office:value-type="float" office:value="254.5" calcext:value-type="float">
            <text:p>254.5</text:p>
          </table:table-cell>
        </table:table-row>
        <table:table-row table:style-name="ro1">
          <table:table-cell office:value-type="float" office:value="-0.188914" calcext:value-type="float">
            <text:p>-0.188914</text:p>
          </table:table-cell>
          <table:table-cell office:value-type="float" office:value="319.588" calcext:value-type="float">
            <text:p>319.588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-0.151092" calcext:value-type="float">
            <text:p>-0.151092</text:p>
          </table:table-cell>
          <table:table-cell office:value-type="float" office:value="319.949" calcext:value-type="float">
            <text:p>319.949</text:p>
          </table:table-cell>
          <table:table-cell office:value-type="float" office:value="253.5" calcext:value-type="float">
            <text:p>253.5</text:p>
          </table:table-cell>
        </table:table-row>
        <table:table-row table:style-name="ro1">
          <table:table-cell office:value-type="float" office:value="-0.174923" calcext:value-type="float">
            <text:p>-0.174923</text:p>
          </table:table-cell>
          <table:table-cell office:value-type="float" office:value="320.269" calcext:value-type="float">
            <text:p>320.269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-0.248045" calcext:value-type="float">
            <text:p>-0.248045</text:p>
          </table:table-cell>
          <table:table-cell office:value-type="float" office:value="320.634" calcext:value-type="float">
            <text:p>320.634</text:p>
          </table:table-cell>
          <table:table-cell office:value-type="float" office:value="252.5" calcext:value-type="float">
            <text:p>252.5</text:p>
          </table:table-cell>
        </table:table-row>
        <table:table-row table:style-name="ro1">
          <table:table-cell office:value-type="float" office:value="-0.331084" calcext:value-type="float">
            <text:p>-0.331084</text:p>
          </table:table-cell>
          <table:table-cell office:value-type="float" office:value="320.989" calcext:value-type="float">
            <text:p>320.989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-0.41069" calcext:value-type="float">
            <text:p>-0.41069</text:p>
          </table:table-cell>
          <table:table-cell office:value-type="float" office:value="321.365" calcext:value-type="float">
            <text:p>321.365</text:p>
          </table:table-cell>
          <table:table-cell office:value-type="float" office:value="251.5" calcext:value-type="float">
            <text:p>251.5</text:p>
          </table:table-cell>
        </table:table-row>
        <table:table-row table:style-name="ro1">
          <table:table-cell office:value-type="float" office:value="-0.33003" calcext:value-type="float">
            <text:p>-0.33003</text:p>
          </table:table-cell>
          <table:table-cell office:value-type="float" office:value="321.74" calcext:value-type="float">
            <text:p>321.74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-0.274295" calcext:value-type="float">
            <text:p>-0.274295</text:p>
          </table:table-cell>
          <table:table-cell office:value-type="float" office:value="322.074" calcext:value-type="float">
            <text:p>322.074</text:p>
          </table:table-cell>
          <table:table-cell office:value-type="float" office:value="250.5" calcext:value-type="float">
            <text:p>250.5</text:p>
          </table:table-cell>
        </table:table-row>
        <table:table-row table:style-name="ro1">
          <table:table-cell office:value-type="float" office:value="-0.284242" calcext:value-type="float">
            <text:p>-0.284242</text:p>
          </table:table-cell>
          <table:table-cell office:value-type="float" office:value="322.404" calcext:value-type="float">
            <text:p>322.40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-0.217938" calcext:value-type="float">
            <text:p>-0.217938</text:p>
          </table:table-cell>
          <table:table-cell office:value-type="float" office:value="322.777" calcext:value-type="float">
            <text:p>322.777</text:p>
          </table:table-cell>
          <table:table-cell office:value-type="float" office:value="249.5" calcext:value-type="float">
            <text:p>249.5</text:p>
          </table:table-cell>
        </table:table-row>
        <table:table-row table:style-name="ro1">
          <table:table-cell office:value-type="float" office:value="-0.17933" calcext:value-type="float">
            <text:p>-0.17933</text:p>
          </table:table-cell>
          <table:table-cell office:value-type="float" office:value="323.167" calcext:value-type="float">
            <text:p>323.167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-0.116684" calcext:value-type="float">
            <text:p>-0.116684</text:p>
          </table:table-cell>
          <table:table-cell office:value-type="float" office:value="323.515" calcext:value-type="float">
            <text:p>323.515</text:p>
          </table:table-cell>
          <table:table-cell office:value-type="float" office:value="248.5" calcext:value-type="float">
            <text:p>248.5</text:p>
          </table:table-cell>
        </table:table-row>
        <table:table-row table:style-name="ro1">
          <table:table-cell office:value-type="float" office:value="-0.116921" calcext:value-type="float">
            <text:p>-0.116921</text:p>
          </table:table-cell>
          <table:table-cell office:value-type="float" office:value="323.884" calcext:value-type="float">
            <text:p>323.884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-0.0612661" calcext:value-type="float">
            <text:p>-0.0612661</text:p>
          </table:table-cell>
          <table:table-cell office:value-type="float" office:value="324.245" calcext:value-type="float">
            <text:p>324.245</text:p>
          </table:table-cell>
          <table:table-cell office:value-type="float" office:value="247.5" calcext:value-type="float">
            <text:p>247.5</text:p>
          </table:table-cell>
        </table:table-row>
        <table:table-row table:style-name="ro1">
          <table:table-cell office:value-type="float" office:value="-0.0588389" calcext:value-type="float">
            <text:p>-0.0588389</text:p>
          </table:table-cell>
          <table:table-cell office:value-type="float" office:value="324.635" calcext:value-type="float">
            <text:p>324.6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0.00451711" calcext:value-type="float">
            <text:p>0.00451711</text:p>
          </table:table-cell>
          <table:table-cell office:value-type="float" office:value="325.023" calcext:value-type="float">
            <text:p>325.023</text:p>
          </table:table-cell>
          <table:table-cell office:value-type="float" office:value="246.5" calcext:value-type="float">
            <text:p>246.5</text:p>
          </table:table-cell>
        </table:table-row>
        <table:table-row table:style-name="ro1">
          <table:table-cell office:value-type="float" office:value="0.0601379" calcext:value-type="float">
            <text:p>0.0601379</text:p>
          </table:table-cell>
          <table:table-cell office:value-type="float" office:value="325.416" calcext:value-type="float">
            <text:p>325.416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0.199444" calcext:value-type="float">
            <text:p>0.199444</text:p>
          </table:table-cell>
          <table:table-cell office:value-type="float" office:value="325.828" calcext:value-type="float">
            <text:p>325.828</text:p>
          </table:table-cell>
          <table:table-cell office:value-type="float" office:value="245.5" calcext:value-type="float">
            <text:p>245.5</text:p>
          </table:table-cell>
        </table:table-row>
        <table:table-row table:style-name="ro1">
          <table:table-cell office:value-type="float" office:value="0.362377" calcext:value-type="float">
            <text:p>0.362377</text:p>
          </table:table-cell>
          <table:table-cell office:value-type="float" office:value="326.267" calcext:value-type="float">
            <text:p>326.267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0.37346" calcext:value-type="float">
            <text:p>0.37346</text:p>
          </table:table-cell>
          <table:table-cell office:value-type="float" office:value="326.65" calcext:value-type="float">
            <text:p>326.65</text:p>
          </table:table-cell>
          <table:table-cell office:value-type="float" office:value="244.5" calcext:value-type="float">
            <text:p>244.5</text:p>
          </table:table-cell>
        </table:table-row>
        <table:table-row table:style-name="ro1">
          <table:table-cell office:value-type="float" office:value="0.54687" calcext:value-type="float">
            <text:p>0.54687</text:p>
          </table:table-cell>
          <table:table-cell office:value-type="float" office:value="327.088" calcext:value-type="float">
            <text:p>327.088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0.727663" calcext:value-type="float">
            <text:p>0.727663</text:p>
          </table:table-cell>
          <table:table-cell office:value-type="float" office:value="327.527" calcext:value-type="float">
            <text:p>327.527</text:p>
          </table:table-cell>
          <table:table-cell office:value-type="float" office:value="243.5" calcext:value-type="float">
            <text:p>243.5</text:p>
          </table:table-cell>
        </table:table-row>
        <table:table-row table:style-name="ro1">
          <table:table-cell office:value-type="float" office:value="0.722232" calcext:value-type="float">
            <text:p>0.722232</text:p>
          </table:table-cell>
          <table:table-cell office:value-type="float" office:value="327.955" calcext:value-type="float">
            <text:p>327.955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0.799911" calcext:value-type="float">
            <text:p>0.799911</text:p>
          </table:table-cell>
          <table:table-cell office:value-type="float" office:value="328.451" calcext:value-type="float">
            <text:p>328.451</text:p>
          </table:table-cell>
          <table:table-cell office:value-type="float" office:value="242.5" calcext:value-type="float">
            <text:p>242.5</text:p>
          </table:table-cell>
        </table:table-row>
        <table:table-row table:style-name="ro1">
          <table:table-cell office:value-type="float" office:value="0.875553" calcext:value-type="float">
            <text:p>0.875553</text:p>
          </table:table-cell>
          <table:table-cell office:value-type="float" office:value="328.943" calcext:value-type="float">
            <text:p>328.943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.10713" calcext:value-type="float">
            <text:p>1.10713</text:p>
          </table:table-cell>
          <table:table-cell office:value-type="float" office:value="329.473" calcext:value-type="float">
            <text:p>329.473</text:p>
          </table:table-cell>
          <table:table-cell office:value-type="float" office:value="241.5" calcext:value-type="float">
            <text:p>241.5</text:p>
          </table:table-cell>
        </table:table-row>
        <table:table-row table:style-name="ro1">
          <table:table-cell office:value-type="float" office:value="1.43269" calcext:value-type="float">
            <text:p>1.43269</text:p>
          </table:table-cell>
          <table:table-cell office:value-type="float" office:value="330.039" calcext:value-type="float">
            <text:p>330.039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.61144" calcext:value-type="float">
            <text:p>1.61144</text:p>
          </table:table-cell>
          <table:table-cell office:value-type="float" office:value="330.607" calcext:value-type="float">
            <text:p>330.607</text:p>
          </table:table-cell>
          <table:table-cell office:value-type="float" office:value="240.5" calcext:value-type="float">
            <text:p>240.5</text:p>
          </table:table-cell>
        </table:table-row>
        <table:table-row table:style-name="ro1">
          <table:table-cell office:value-type="float" office:value="1.89549" calcext:value-type="float">
            <text:p>1.89549</text:p>
          </table:table-cell>
          <table:table-cell office:value-type="float" office:value="331.275" calcext:value-type="float">
            <text:p>331.27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.18656" calcext:value-type="float">
            <text:p>2.18656</text:p>
          </table:table-cell>
          <table:table-cell office:value-type="float" office:value="331.956" calcext:value-type="float">
            <text:p>331.956</text:p>
          </table:table-cell>
          <table:table-cell office:value-type="float" office:value="239.5" calcext:value-type="float">
            <text:p>239.5</text:p>
          </table:table-cell>
        </table:table-row>
        <table:table-row table:style-name="ro1">
          <table:table-cell office:value-type="float" office:value="2.50357" calcext:value-type="float">
            <text:p>2.50357</text:p>
          </table:table-cell>
          <table:table-cell office:value-type="float" office:value="332.65" calcext:value-type="float">
            <text:p>332.65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.80861" calcext:value-type="float">
            <text:p>2.80861</text:p>
          </table:table-cell>
          <table:table-cell office:value-type="float" office:value="333.382" calcext:value-type="float">
            <text:p>333.382</text:p>
          </table:table-cell>
          <table:table-cell office:value-type="float" office:value="238.5" calcext:value-type="float">
            <text:p>238.5</text:p>
          </table:table-cell>
        </table:table-row>
        <table:table-row table:style-name="ro1">
          <table:table-cell office:value-type="float" office:value="2.99664" calcext:value-type="float">
            <text:p>2.99664</text:p>
          </table:table-cell>
          <table:table-cell office:value-type="float" office:value="334.156" calcext:value-type="float">
            <text:p>334.15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.34084" calcext:value-type="float">
            <text:p>3.34084</text:p>
          </table:table-cell>
          <table:table-cell office:value-type="float" office:value="334.963" calcext:value-type="float">
            <text:p>334.963</text:p>
          </table:table-cell>
          <table:table-cell office:value-type="float" office:value="237.5" calcext:value-type="float">
            <text:p>237.5</text:p>
          </table:table-cell>
        </table:table-row>
        <table:table-row table:style-name="ro1">
          <table:table-cell office:value-type="float" office:value="3.68814" calcext:value-type="float">
            <text:p>3.68814</text:p>
          </table:table-cell>
          <table:table-cell office:value-type="float" office:value="335.805" calcext:value-type="float">
            <text:p>335.80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4.00029" calcext:value-type="float">
            <text:p>4.00029</text:p>
          </table:table-cell>
          <table:table-cell office:value-type="float" office:value="336.628" calcext:value-type="float">
            <text:p>336.628</text:p>
          </table:table-cell>
          <table:table-cell office:value-type="float" office:value="236.5" calcext:value-type="float">
            <text:p>236.5</text:p>
          </table:table-cell>
        </table:table-row>
        <table:table-row table:style-name="ro1">
          <table:table-cell office:value-type="float" office:value="4.36368" calcext:value-type="float">
            <text:p>4.36368</text:p>
          </table:table-cell>
          <table:table-cell office:value-type="float" office:value="337.524" calcext:value-type="float">
            <text:p>337.524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4.82071" calcext:value-type="float">
            <text:p>4.82071</text:p>
          </table:table-cell>
          <table:table-cell office:value-type="float" office:value="338.443" calcext:value-type="float">
            <text:p>338.443</text:p>
          </table:table-cell>
          <table:table-cell office:value-type="float" office:value="235.5" calcext:value-type="float">
            <text:p>235.5</text:p>
          </table:table-cell>
        </table:table-row>
        <table:table-row table:style-name="ro1">
          <table:table-cell office:value-type="float" office:value="5.34203" calcext:value-type="float">
            <text:p>5.34203</text:p>
          </table:table-cell>
          <table:table-cell office:value-type="float" office:value="339.355" calcext:value-type="float">
            <text:p>339.355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5.87998" calcext:value-type="float">
            <text:p>5.87998</text:p>
          </table:table-cell>
          <table:table-cell office:value-type="float" office:value="340.311" calcext:value-type="float">
            <text:p>340.311</text:p>
          </table:table-cell>
          <table:table-cell office:value-type="float" office:value="234.5" calcext:value-type="float">
            <text:p>234.5</text:p>
          </table:table-cell>
        </table:table-row>
        <table:table-row table:style-name="ro1">
          <table:table-cell office:value-type="float" office:value="6.32165" calcext:value-type="float">
            <text:p>6.32165</text:p>
          </table:table-cell>
          <table:table-cell office:value-type="float" office:value="341.293" calcext:value-type="float">
            <text:p>341.29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6.90325" calcext:value-type="float">
            <text:p>6.90325</text:p>
          </table:table-cell>
          <table:table-cell office:value-type="float" office:value="342.306" calcext:value-type="float">
            <text:p>342.306</text:p>
          </table:table-cell>
          <table:table-cell office:value-type="float" office:value="233.5" calcext:value-type="float">
            <text:p>233.5</text:p>
          </table:table-cell>
        </table:table-row>
        <table:table-row table:style-name="ro1">
          <table:table-cell office:value-type="float" office:value="7.66621" calcext:value-type="float">
            <text:p>7.66621</text:p>
          </table:table-cell>
          <table:table-cell office:value-type="float" office:value="343.284" calcext:value-type="float">
            <text:p>343.284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8.30103" calcext:value-type="float">
            <text:p>8.30103</text:p>
          </table:table-cell>
          <table:table-cell office:value-type="float" office:value="344.309" calcext:value-type="float">
            <text:p>344.309</text:p>
          </table:table-cell>
          <table:table-cell office:value-type="float" office:value="232.5" calcext:value-type="float">
            <text:p>232.5</text:p>
          </table:table-cell>
        </table:table-row>
        <table:table-row table:style-name="ro1">
          <table:table-cell office:value-type="float" office:value="8.8826" calcext:value-type="float">
            <text:p>8.8826</text:p>
          </table:table-cell>
          <table:table-cell office:value-type="float" office:value="345.367" calcext:value-type="float">
            <text:p>345.367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9.54837" calcext:value-type="float">
            <text:p>9.54837</text:p>
          </table:table-cell>
          <table:table-cell office:value-type="float" office:value="346.435" calcext:value-type="float">
            <text:p>346.435</text:p>
          </table:table-cell>
          <table:table-cell office:value-type="float" office:value="231.5" calcext:value-type="float">
            <text:p>231.5</text:p>
          </table:table-cell>
        </table:table-row>
        <table:table-row table:style-name="ro1">
          <table:table-cell office:value-type="float" office:value="10.2901" calcext:value-type="float">
            <text:p>10.2901</text:p>
          </table:table-cell>
          <table:table-cell office:value-type="float" office:value="347.535" calcext:value-type="float">
            <text:p>347.53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0.9303" calcext:value-type="float">
            <text:p>10.9303</text:p>
          </table:table-cell>
          <table:table-cell office:value-type="float" office:value="348.582" calcext:value-type="float">
            <text:p>348.582</text:p>
          </table:table-cell>
          <table:table-cell office:value-type="float" office:value="230.5" calcext:value-type="float">
            <text:p>230.5</text:p>
          </table:table-cell>
        </table:table-row>
        <table:table-row table:style-name="ro1">
          <table:table-cell office:value-type="float" office:value="11.5861" calcext:value-type="float">
            <text:p>11.5861</text:p>
          </table:table-cell>
          <table:table-cell office:value-type="float" office:value="349.681" calcext:value-type="float">
            <text:p>349.68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2.3531" calcext:value-type="float">
            <text:p>12.3531</text:p>
          </table:table-cell>
          <table:table-cell office:value-type="float" office:value="350.809" calcext:value-type="float">
            <text:p>350.809</text:p>
          </table:table-cell>
          <table:table-cell office:value-type="float" office:value="229.5" calcext:value-type="float">
            <text:p>229.5</text:p>
          </table:table-cell>
        </table:table-row>
        <table:table-row table:style-name="ro1">
          <table:table-cell office:value-type="float" office:value="13.1688" calcext:value-type="float">
            <text:p>13.1688</text:p>
          </table:table-cell>
          <table:table-cell office:value-type="float" office:value="351.943" calcext:value-type="float">
            <text:p>351.943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3.909" calcext:value-type="float">
            <text:p>13.909</text:p>
          </table:table-cell>
          <table:table-cell office:value-type="float" office:value="353.087" calcext:value-type="float">
            <text:p>353.087</text:p>
          </table:table-cell>
          <table:table-cell office:value-type="float" office:value="228.5" calcext:value-type="float">
            <text:p>228.5</text:p>
          </table:table-cell>
        </table:table-row>
        <table:table-row table:style-name="ro1">
          <table:table-cell office:value-type="float" office:value="14.7478" calcext:value-type="float">
            <text:p>14.7478</text:p>
          </table:table-cell>
          <table:table-cell office:value-type="float" office:value="354.25" calcext:value-type="float">
            <text:p>354.25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5.5725" calcext:value-type="float">
            <text:p>15.5725</text:p>
          </table:table-cell>
          <table:table-cell office:value-type="float" office:value="355.438" calcext:value-type="float">
            <text:p>355.438</text:p>
          </table:table-cell>
          <table:table-cell office:value-type="float" office:value="227.5" calcext:value-type="float">
            <text:p>227.5</text:p>
          </table:table-cell>
        </table:table-row>
        <table:table-row table:style-name="ro1">
          <table:table-cell office:value-type="float" office:value="16.2836" calcext:value-type="float">
            <text:p>16.2836</text:p>
          </table:table-cell>
          <table:table-cell office:value-type="float" office:value="356.659" calcext:value-type="float">
            <text:p>356.659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6.8698" calcext:value-type="float">
            <text:p>16.8698</text:p>
          </table:table-cell>
          <table:table-cell office:value-type="float" office:value="357.811" calcext:value-type="float">
            <text:p>357.811</text:p>
          </table:table-cell>
          <table:table-cell office:value-type="float" office:value="226.5" calcext:value-type="float">
            <text:p>226.5</text:p>
          </table:table-cell>
        </table:table-row>
        <table:table-row table:style-name="ro1">
          <table:table-cell office:value-type="float" office:value="17.4897" calcext:value-type="float">
            <text:p>17.4897</text:p>
          </table:table-cell>
          <table:table-cell office:value-type="float" office:value="359.001" calcext:value-type="float">
            <text:p>359.001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8.1446" calcext:value-type="float">
            <text:p>18.1446</text:p>
          </table:table-cell>
          <table:table-cell office:value-type="float" office:value="360.139" calcext:value-type="float">
            <text:p>360.139</text:p>
          </table:table-cell>
          <table:table-cell office:value-type="float" office:value="225.5" calcext:value-type="float">
            <text:p>225.5</text:p>
          </table:table-cell>
        </table:table-row>
        <table:table-row table:style-name="ro1">
          <table:table-cell office:value-type="float" office:value="18.8501" calcext:value-type="float">
            <text:p>18.8501</text:p>
          </table:table-cell>
          <table:table-cell office:value-type="float" office:value="361.325" calcext:value-type="float">
            <text:p>361.32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9.5663" calcext:value-type="float">
            <text:p>19.5663</text:p>
          </table:table-cell>
          <table:table-cell office:value-type="float" office:value="362.463" calcext:value-type="float">
            <text:p>362.463</text:p>
          </table:table-cell>
          <table:table-cell office:value-type="float" office:value="224.5" calcext:value-type="float">
            <text:p>224.5</text:p>
          </table:table-cell>
        </table:table-row>
        <table:table-row table:style-name="ro1">
          <table:table-cell office:value-type="float" office:value="20.4631" calcext:value-type="float">
            <text:p>20.4631</text:p>
          </table:table-cell>
          <table:table-cell office:value-type="float" office:value="363.596" calcext:value-type="float">
            <text:p>363.59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1.159" calcext:value-type="float">
            <text:p>21.159</text:p>
          </table:table-cell>
          <table:table-cell office:value-type="float" office:value="364.79" calcext:value-type="float">
            <text:p>364.79</text:p>
          </table:table-cell>
          <table:table-cell office:value-type="float" office:value="223.5" calcext:value-type="float">
            <text:p>223.5</text:p>
          </table:table-cell>
        </table:table-row>
        <table:table-row table:style-name="ro1">
          <table:table-cell office:value-type="float" office:value="21.8908" calcext:value-type="float">
            <text:p>21.8908</text:p>
          </table:table-cell>
          <table:table-cell office:value-type="float" office:value="365.983" calcext:value-type="float">
            <text:p>365.983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.605" calcext:value-type="float">
            <text:p>22.605</text:p>
          </table:table-cell>
          <table:table-cell office:value-type="float" office:value="367.185" calcext:value-type="float">
            <text:p>367.185</text:p>
          </table:table-cell>
          <table:table-cell office:value-type="float" office:value="222.5" calcext:value-type="float">
            <text:p>222.5</text:p>
          </table:table-cell>
        </table:table-row>
        <table:table-row table:style-name="ro1">
          <table:table-cell office:value-type="float" office:value="23.2054" calcext:value-type="float">
            <text:p>23.2054</text:p>
          </table:table-cell>
          <table:table-cell office:value-type="float" office:value="368.345" calcext:value-type="float">
            <text:p>368.34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3.6949" calcext:value-type="float">
            <text:p>23.6949</text:p>
          </table:table-cell>
          <table:table-cell office:value-type="float" office:value="369.517" calcext:value-type="float">
            <text:p>369.517</text:p>
          </table:table-cell>
          <table:table-cell office:value-type="float" office:value="221.5" calcext:value-type="float">
            <text:p>221.5</text:p>
          </table:table-cell>
        </table:table-row>
        <table:table-row table:style-name="ro1">
          <table:table-cell office:value-type="float" office:value="23.8456" calcext:value-type="float">
            <text:p>23.8456</text:p>
          </table:table-cell>
          <table:table-cell office:value-type="float" office:value="370.694" calcext:value-type="float">
            <text:p>370.694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4.1453" calcext:value-type="float">
            <text:p>24.1453</text:p>
          </table:table-cell>
          <table:table-cell office:value-type="float" office:value="371.86" calcext:value-type="float">
            <text:p>371.86</text:p>
          </table:table-cell>
          <table:table-cell office:value-type="float" office:value="220.5" calcext:value-type="float">
            <text:p>220.5</text:p>
          </table:table-cell>
        </table:table-row>
        <table:table-row table:style-name="ro1">
          <table:table-cell office:value-type="float" office:value="24.5402" calcext:value-type="float">
            <text:p>24.5402</text:p>
          </table:table-cell>
          <table:table-cell office:value-type="float" office:value="372.983" calcext:value-type="float">
            <text:p>372.983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4.8647" calcext:value-type="float">
            <text:p>24.8647</text:p>
          </table:table-cell>
          <table:table-cell office:value-type="float" office:value="374.096" calcext:value-type="float">
            <text:p>374.096</text:p>
          </table:table-cell>
          <table:table-cell office:value-type="float" office:value="219.5" calcext:value-type="float">
            <text:p>219.5</text:p>
          </table:table-cell>
        </table:table-row>
        <table:table-row table:style-name="ro1">
          <table:table-cell office:value-type="float" office:value="25.1204" calcext:value-type="float">
            <text:p>25.1204</text:p>
          </table:table-cell>
          <table:table-cell office:value-type="float" office:value="375.188" calcext:value-type="float">
            <text:p>375.18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5.2029" calcext:value-type="float">
            <text:p>25.2029</text:p>
          </table:table-cell>
          <table:table-cell office:value-type="float" office:value="376.254" calcext:value-type="float">
            <text:p>376.254</text:p>
          </table:table-cell>
          <table:table-cell office:value-type="float" office:value="218.5" calcext:value-type="float">
            <text:p>218.5</text:p>
          </table:table-cell>
        </table:table-row>
        <table:table-row table:style-name="ro1">
          <table:table-cell office:value-type="float" office:value="25.4995" calcext:value-type="float">
            <text:p>25.4995</text:p>
          </table:table-cell>
          <table:table-cell office:value-type="float" office:value="377.342" calcext:value-type="float">
            <text:p>377.342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5.7211" calcext:value-type="float">
            <text:p>25.7211</text:p>
          </table:table-cell>
          <table:table-cell office:value-type="float" office:value="378.396" calcext:value-type="float">
            <text:p>378.396</text:p>
          </table:table-cell>
          <table:table-cell office:value-type="float" office:value="217.5" calcext:value-type="float">
            <text:p>217.5</text:p>
          </table:table-cell>
        </table:table-row>
        <table:table-row table:style-name="ro1">
          <table:table-cell office:value-type="float" office:value="25.9343" calcext:value-type="float">
            <text:p>25.9343</text:p>
          </table:table-cell>
          <table:table-cell office:value-type="float" office:value="379.426" calcext:value-type="float">
            <text:p>379.42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5.8661" calcext:value-type="float">
            <text:p>25.8661</text:p>
          </table:table-cell>
          <table:table-cell office:value-type="float" office:value="380.506" calcext:value-type="float">
            <text:p>380.506</text:p>
          </table:table-cell>
          <table:table-cell office:value-type="float" office:value="216.5" calcext:value-type="float">
            <text:p>216.5</text:p>
          </table:table-cell>
        </table:table-row>
        <table:table-row table:style-name="ro1">
          <table:table-cell office:value-type="float" office:value="25.5321" calcext:value-type="float">
            <text:p>25.5321</text:p>
          </table:table-cell>
          <table:table-cell office:value-type="float" office:value="381.541" calcext:value-type="float">
            <text:p>381.541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5.3007" calcext:value-type="float">
            <text:p>25.3007</text:p>
          </table:table-cell>
          <table:table-cell office:value-type="float" office:value="382.607" calcext:value-type="float">
            <text:p>382.607</text:p>
          </table:table-cell>
          <table:table-cell office:value-type="float" office:value="215.5" calcext:value-type="float">
            <text:p>215.5</text:p>
          </table:table-cell>
        </table:table-row>
        <table:table-row table:style-name="ro1">
          <table:table-cell office:value-type="float" office:value="25.1308" calcext:value-type="float">
            <text:p>25.1308</text:p>
          </table:table-cell>
          <table:table-cell office:value-type="float" office:value="383.596" calcext:value-type="float">
            <text:p>383.59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4.6618" calcext:value-type="float">
            <text:p>24.6618</text:p>
          </table:table-cell>
          <table:table-cell office:value-type="float" office:value="384.649" calcext:value-type="float">
            <text:p>384.649</text:p>
          </table:table-cell>
          <table:table-cell office:value-type="float" office:value="214.5" calcext:value-type="float">
            <text:p>214.5</text:p>
          </table:table-cell>
        </table:table-row>
        <table:table-row table:style-name="ro1">
          <table:table-cell office:value-type="float" office:value="24.2466" calcext:value-type="float">
            <text:p>24.2466</text:p>
          </table:table-cell>
          <table:table-cell office:value-type="float" office:value="385.757" calcext:value-type="float">
            <text:p>385.757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3.8123" calcext:value-type="float">
            <text:p>23.8123</text:p>
          </table:table-cell>
          <table:table-cell office:value-type="float" office:value="386.901" calcext:value-type="float">
            <text:p>386.901</text:p>
          </table:table-cell>
          <table:table-cell office:value-type="float" office:value="213.5" calcext:value-type="float">
            <text:p>213.5</text:p>
          </table:table-cell>
        </table:table-row>
        <table:table-row table:style-name="ro1">
          <table:table-cell office:value-type="float" office:value="23.5801" calcext:value-type="float">
            <text:p>23.5801</text:p>
          </table:table-cell>
          <table:table-cell office:value-type="float" office:value="388.048" calcext:value-type="float">
            <text:p>388.048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3.4531" calcext:value-type="float">
            <text:p>23.4531</text:p>
          </table:table-cell>
          <table:table-cell office:value-type="float" office:value="389.293" calcext:value-type="float">
            <text:p>389.293</text:p>
          </table:table-cell>
          <table:table-cell office:value-type="float" office:value="212.5" calcext:value-type="float">
            <text:p>212.5</text:p>
          </table:table-cell>
        </table:table-row>
        <table:table-row table:style-name="ro1">
          <table:table-cell office:value-type="float" office:value="23.0799" calcext:value-type="float">
            <text:p>23.0799</text:p>
          </table:table-cell>
          <table:table-cell office:value-type="float" office:value="390.578" calcext:value-type="float">
            <text:p>390.578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2.7762" calcext:value-type="float">
            <text:p>22.7762</text:p>
          </table:table-cell>
          <table:table-cell office:value-type="float" office:value="391.916" calcext:value-type="float">
            <text:p>391.916</text:p>
          </table:table-cell>
          <table:table-cell office:value-type="float" office:value="211.5" calcext:value-type="float">
            <text:p>211.5</text:p>
          </table:table-cell>
        </table:table-row>
        <table:table-row table:style-name="ro1">
          <table:table-cell office:value-type="float" office:value="22.6207" calcext:value-type="float">
            <text:p>22.6207</text:p>
          </table:table-cell>
          <table:table-cell office:value-type="float" office:value="393.309" calcext:value-type="float">
            <text:p>393.309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2.261" calcext:value-type="float">
            <text:p>22.261</text:p>
          </table:table-cell>
          <table:table-cell office:value-type="float" office:value="394.706" calcext:value-type="float">
            <text:p>394.706</text:p>
          </table:table-cell>
          <table:table-cell office:value-type="float" office:value="210.5" calcext:value-type="float">
            <text:p>210.5</text:p>
          </table:table-cell>
        </table:table-row>
        <table:table-row table:style-name="ro1">
          <table:table-cell office:value-type="float" office:value="22.072" calcext:value-type="float">
            <text:p>22.072</text:p>
          </table:table-cell>
          <table:table-cell office:value-type="float" office:value="396.246" calcext:value-type="float">
            <text:p>396.24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1.8136" calcext:value-type="float">
            <text:p>21.8136</text:p>
          </table:table-cell>
          <table:table-cell office:value-type="float" office:value="397.852" calcext:value-type="float">
            <text:p>397.852</text:p>
          </table:table-cell>
          <table:table-cell office:value-type="float" office:value="209.5" calcext:value-type="float">
            <text:p>209.5</text:p>
          </table:table-cell>
        </table:table-row>
        <table:table-row table:style-name="ro1">
          <table:table-cell office:value-type="float" office:value="21.9545" calcext:value-type="float">
            <text:p>21.9545</text:p>
          </table:table-cell>
          <table:table-cell office:value-type="float" office:value="399.604" calcext:value-type="float">
            <text:p>399.604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2.4292" calcext:value-type="float">
            <text:p>22.4292</text:p>
          </table:table-cell>
          <table:table-cell office:value-type="float" office:value="401.388" calcext:value-type="float">
            <text:p>401.388</text:p>
          </table:table-cell>
          <table:table-cell office:value-type="float" office:value="208.5" calcext:value-type="float">
            <text:p>208.5</text:p>
          </table:table-cell>
        </table:table-row>
        <table:table-row table:style-name="ro1">
          <table:table-cell office:value-type="float" office:value="22.7735" calcext:value-type="float">
            <text:p>22.7735</text:p>
          </table:table-cell>
          <table:table-cell office:value-type="float" office:value="403.408" calcext:value-type="float">
            <text:p>403.40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3.33" calcext:value-type="float">
            <text:p>23.33</text:p>
          </table:table-cell>
          <table:table-cell office:value-type="float" office:value="405.498" calcext:value-type="float">
            <text:p>405.498</text:p>
          </table:table-cell>
          <table:table-cell office:value-type="float" office:value="207.5" calcext:value-type="float">
            <text:p>207.5</text:p>
          </table:table-cell>
        </table:table-row>
        <table:table-row table:style-name="ro1">
          <table:table-cell office:value-type="float" office:value="24.0773" calcext:value-type="float">
            <text:p>24.0773</text:p>
          </table:table-cell>
          <table:table-cell office:value-type="float" office:value="407.774" calcext:value-type="float">
            <text:p>407.77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4.7498" calcext:value-type="float">
            <text:p>24.7498</text:p>
          </table:table-cell>
          <table:table-cell office:value-type="float" office:value="410.138" calcext:value-type="float">
            <text:p>410.138</text:p>
          </table:table-cell>
          <table:table-cell office:value-type="float" office:value="206.5" calcext:value-type="float">
            <text:p>206.5</text:p>
          </table:table-cell>
        </table:table-row>
        <table:table-row table:style-name="ro1">
          <table:table-cell office:value-type="float" office:value="26.0001" calcext:value-type="float">
            <text:p>26.0001</text:p>
          </table:table-cell>
          <table:table-cell office:value-type="float" office:value="412.711" calcext:value-type="float">
            <text:p>412.71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6.838" calcext:value-type="float">
            <text:p>26.838</text:p>
          </table:table-cell>
          <table:table-cell office:value-type="float" office:value="415.375" calcext:value-type="float">
            <text:p>415.375</text:p>
          </table:table-cell>
          <table:table-cell office:value-type="float" office:value="205.5" calcext:value-type="float">
            <text:p>205.5</text:p>
          </table:table-cell>
        </table:table-row>
        <table:table-row table:style-name="ro1">
          <table:table-cell office:value-type="float" office:value="27.7412" calcext:value-type="float">
            <text:p>27.7412</text:p>
          </table:table-cell>
          <table:table-cell office:value-type="float" office:value="418.068" calcext:value-type="float">
            <text:p>418.068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9.1627" calcext:value-type="float">
            <text:p>29.1627</text:p>
          </table:table-cell>
          <table:table-cell office:value-type="float" office:value="420.801" calcext:value-type="float">
            <text:p>420.801</text:p>
          </table:table-cell>
          <table:table-cell office:value-type="float" office:value="204.5" calcext:value-type="float">
            <text:p>204.5</text:p>
          </table:table-cell>
        </table:table-row>
        <table:table-row table:style-name="ro1">
          <table:table-cell office:value-type="float" office:value="30.4791" calcext:value-type="float">
            <text:p>30.4791</text:p>
          </table:table-cell>
          <table:table-cell office:value-type="float" office:value="423.606" calcext:value-type="float">
            <text:p>423.60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1.8575" calcext:value-type="float">
            <text:p>31.8575</text:p>
          </table:table-cell>
          <table:table-cell office:value-type="float" office:value="426.413" calcext:value-type="float">
            <text:p>426.413</text:p>
          </table:table-cell>
          <table:table-cell office:value-type="float" office:value="203.5" calcext:value-type="float">
            <text:p>203.5</text:p>
          </table:table-cell>
        </table:table-row>
        <table:table-row table:style-name="ro1">
          <table:table-cell office:value-type="float" office:value="32.9195" calcext:value-type="float">
            <text:p>32.9195</text:p>
          </table:table-cell>
          <table:table-cell office:value-type="float" office:value="429.245" calcext:value-type="float">
            <text:p>429.245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4.1358" calcext:value-type="float">
            <text:p>34.1358</text:p>
          </table:table-cell>
          <table:table-cell office:value-type="float" office:value="431.991" calcext:value-type="float">
            <text:p>431.991</text:p>
          </table:table-cell>
          <table:table-cell office:value-type="float" office:value="202.5" calcext:value-type="float">
            <text:p>202.5</text:p>
          </table:table-cell>
        </table:table-row>
        <table:table-row table:style-name="ro1">
          <table:table-cell office:value-type="float" office:value="35.2285" calcext:value-type="float">
            <text:p>35.2285</text:p>
          </table:table-cell>
          <table:table-cell office:value-type="float" office:value="434.85" calcext:value-type="float">
            <text:p>434.85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36.2804" calcext:value-type="float">
            <text:p>36.2804</text:p>
          </table:table-cell>
          <table:table-cell office:value-type="float" office:value="437.727" calcext:value-type="float">
            <text:p>437.727</text:p>
          </table:table-cell>
          <table:table-cell office:value-type="float" office:value="201.5" calcext:value-type="float">
            <text:p>201.5</text:p>
          </table:table-cell>
        </table:table-row>
        <table:table-row table:style-name="ro1">
          <table:table-cell office:value-type="float" office:value="37.1969" calcext:value-type="float">
            <text:p>37.1969</text:p>
          </table:table-cell>
          <table:table-cell office:value-type="float" office:value="440.564" calcext:value-type="float">
            <text:p>440.56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8.1626" calcext:value-type="float">
            <text:p>38.1626</text:p>
          </table:table-cell>
          <table:table-cell office:value-type="float" office:value="443.374" calcext:value-type="float">
            <text:p>443.374</text:p>
          </table:table-cell>
          <table:table-cell office:value-type="float" office:value="200.5" calcext:value-type="float">
            <text:p>200.5</text:p>
          </table:table-cell>
        </table:table-row>
        <table:table-row table:style-name="ro1">
          <table:table-cell office:value-type="float" office:value="39.2452" calcext:value-type="float">
            <text:p>39.2452</text:p>
          </table:table-cell>
          <table:table-cell office:value-type="float" office:value="446.096" calcext:value-type="float">
            <text:p>446.09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9.9798" calcext:value-type="float">
            <text:p>39.9798</text:p>
          </table:table-cell>
          <table:table-cell office:value-type="float" office:value="448.729" calcext:value-type="float">
            <text:p>448.729</text:p>
          </table:table-cell>
          <table:table-cell office:value-type="float" office:value="199.5" calcext:value-type="float">
            <text:p>199.5</text:p>
          </table:table-cell>
        </table:table-row>
        <table:table-row table:style-name="ro1">
          <table:table-cell office:value-type="float" office:value="40.6836" calcext:value-type="float">
            <text:p>40.6836</text:p>
          </table:table-cell>
          <table:table-cell office:value-type="float" office:value="451.265" calcext:value-type="float">
            <text:p>451.26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0.9303" calcext:value-type="float">
            <text:p>40.9303</text:p>
          </table:table-cell>
          <table:table-cell office:value-type="float" office:value="453.674" calcext:value-type="float">
            <text:p>453.674</text:p>
          </table:table-cell>
          <table:table-cell office:value-type="float" office:value="198.5" calcext:value-type="float">
            <text:p>198.5</text:p>
          </table:table-cell>
        </table:table-row>
        <table:table-row table:style-name="ro1">
          <table:table-cell office:value-type="float" office:value="40.8783" calcext:value-type="float">
            <text:p>40.8783</text:p>
          </table:table-cell>
          <table:table-cell office:value-type="float" office:value="455.976" calcext:value-type="float">
            <text:p>455.97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0.3885" calcext:value-type="float">
            <text:p>40.3885</text:p>
          </table:table-cell>
          <table:table-cell office:value-type="float" office:value="458.168" calcext:value-type="float">
            <text:p>458.168</text:p>
          </table:table-cell>
          <table:table-cell office:value-type="float" office:value="197.5" calcext:value-type="float">
            <text:p>197.5</text:p>
          </table:table-cell>
        </table:table-row>
        <table:table-row table:style-name="ro1">
          <table:table-cell office:value-type="float" office:value="39.8379" calcext:value-type="float">
            <text:p>39.8379</text:p>
          </table:table-cell>
          <table:table-cell office:value-type="float" office:value="460.246" calcext:value-type="float">
            <text:p>460.24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39.4122" calcext:value-type="float">
            <text:p>39.4122</text:p>
          </table:table-cell>
          <table:table-cell office:value-type="float" office:value="462.237" calcext:value-type="float">
            <text:p>462.237</text:p>
          </table:table-cell>
          <table:table-cell office:value-type="float" office:value="196.5" calcext:value-type="float">
            <text:p>196.5</text:p>
          </table:table-cell>
        </table:table-row>
        <table:table-row table:style-name="ro1">
          <table:table-cell office:value-type="float" office:value="38.4955" calcext:value-type="float">
            <text:p>38.4955</text:p>
          </table:table-cell>
          <table:table-cell office:value-type="float" office:value="464.073" calcext:value-type="float">
            <text:p>464.07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37.5138" calcext:value-type="float">
            <text:p>37.5138</text:p>
          </table:table-cell>
          <table:table-cell office:value-type="float" office:value="465.78" calcext:value-type="float">
            <text:p>465.78</text:p>
          </table:table-cell>
          <table:table-cell office:value-type="float" office:value="195.5" calcext:value-type="float">
            <text:p>195.5</text:p>
          </table:table-cell>
        </table:table-row>
        <table:table-row table:style-name="ro1">
          <table:table-cell office:value-type="float" office:value="36.1537" calcext:value-type="float">
            <text:p>36.1537</text:p>
          </table:table-cell>
          <table:table-cell office:value-type="float" office:value="467.327" calcext:value-type="float">
            <text:p>467.327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4.2852" calcext:value-type="float">
            <text:p>34.2852</text:p>
          </table:table-cell>
          <table:table-cell office:value-type="float" office:value="468.784" calcext:value-type="float">
            <text:p>468.784</text:p>
          </table:table-cell>
          <table:table-cell office:value-type="float" office:value="194.5" calcext:value-type="float">
            <text:p>194.5</text:p>
          </table:table-cell>
        </table:table-row>
        <table:table-row table:style-name="ro1">
          <table:table-cell office:value-type="float" office:value="32.7959" calcext:value-type="float">
            <text:p>32.7959</text:p>
          </table:table-cell>
          <table:table-cell office:value-type="float" office:value="470.132" calcext:value-type="float">
            <text:p>470.132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0.8008" calcext:value-type="float">
            <text:p>30.8008</text:p>
          </table:table-cell>
          <table:table-cell office:value-type="float" office:value="471.327" calcext:value-type="float">
            <text:p>471.327</text:p>
          </table:table-cell>
          <table:table-cell office:value-type="float" office:value="193.5" calcext:value-type="float">
            <text:p>193.5</text:p>
          </table:table-cell>
        </table:table-row>
        <table:table-row table:style-name="ro1">
          <table:table-cell office:value-type="float" office:value="28.439" calcext:value-type="float">
            <text:p>28.439</text:p>
          </table:table-cell>
          <table:table-cell office:value-type="float" office:value="472.461" calcext:value-type="float">
            <text:p>472.46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25.6547" calcext:value-type="float">
            <text:p>25.6547</text:p>
          </table:table-cell>
          <table:table-cell office:value-type="float" office:value="473.514" calcext:value-type="float">
            <text:p>473.514</text:p>
          </table:table-cell>
          <table:table-cell office:value-type="float" office:value="192.5" calcext:value-type="float">
            <text:p>192.5</text:p>
          </table:table-cell>
        </table:table-row>
        <table:table-row table:style-name="ro1">
          <table:table-cell office:value-type="float" office:value="23.0019" calcext:value-type="float">
            <text:p>23.0019</text:p>
          </table:table-cell>
          <table:table-cell office:value-type="float" office:value="474.562" calcext:value-type="float">
            <text:p>474.56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20.3088" calcext:value-type="float">
            <text:p>20.3088</text:p>
          </table:table-cell>
          <table:table-cell office:value-type="float" office:value="475.56" calcext:value-type="float">
            <text:p>475.56</text:p>
          </table:table-cell>
          <table:table-cell office:value-type="float" office:value="191.5" calcext:value-type="float">
            <text:p>191.5</text:p>
          </table:table-cell>
        </table:table-row>
        <table:table-row table:style-name="ro1">
          <table:table-cell office:value-type="float" office:value="17.4651" calcext:value-type="float">
            <text:p>17.4651</text:p>
          </table:table-cell>
          <table:table-cell office:value-type="float" office:value="476.535" calcext:value-type="float">
            <text:p>476.53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4.3909" calcext:value-type="float">
            <text:p>14.3909</text:p>
          </table:table-cell>
          <table:table-cell office:value-type="float" office:value="477.622" calcext:value-type="float">
            <text:p>477.622</text:p>
          </table:table-cell>
          <table:table-cell office:value-type="float" office:value="190.5" calcext:value-type="float">
            <text:p>190.5</text:p>
          </table:table-cell>
        </table:table-row>
        <table:table-row table:style-name="ro1">
          <table:table-cell office:value-type="float" office:value="10.991" calcext:value-type="float">
            <text:p>10.991</text:p>
          </table:table-cell>
          <table:table-cell office:value-type="float" office:value="478.928" calcext:value-type="float">
            <text:p>478.92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8.39545" calcext:value-type="float">
            <text:p>8.39545</text:p>
          </table:table-cell>
          <table:table-cell office:value-type="float" office:value="480.468" calcext:value-type="float">
            <text:p>480.468</text:p>
          </table:table-cell>
          <table:table-cell office:value-type="float" office:value="189.5" calcext:value-type="float">
            <text:p>189.5</text:p>
          </table:table-cell>
        </table:table-row>
        <table:table-row table:style-name="ro1">
          <table:table-cell office:value-type="float" office:value="5.72879" calcext:value-type="float">
            <text:p>5.72879</text:p>
          </table:table-cell>
          <table:table-cell office:value-type="float" office:value="482.317" calcext:value-type="float">
            <text:p>482.317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3.03389" calcext:value-type="float">
            <text:p>3.03389</text:p>
          </table:table-cell>
          <table:table-cell office:value-type="float" office:value="484.712" calcext:value-type="float">
            <text:p>484.712</text:p>
          </table:table-cell>
          <table:table-cell office:value-type="float" office:value="188.5" calcext:value-type="float">
            <text:p>188.5</text:p>
          </table:table-cell>
        </table:table-row>
        <table:table-row table:style-name="ro1">
          <table:table-cell office:value-type="float" office:value="0.279257" calcext:value-type="float">
            <text:p>0.279257</text:p>
          </table:table-cell>
          <table:table-cell office:value-type="float" office:value="487.908" calcext:value-type="float">
            <text:p>487.90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-2.34075" calcext:value-type="float">
            <text:p>-2.34075</text:p>
          </table:table-cell>
          <table:table-cell office:value-type="float" office:value="492.021" calcext:value-type="float">
            <text:p>492.021</text:p>
          </table:table-cell>
          <table:table-cell office:value-type="float" office:value="187.5" calcext:value-type="float">
            <text:p>187.5</text:p>
          </table:table-cell>
        </table:table-row>
        <table:table-row table:style-name="ro1">
          <table:table-cell office:value-type="float" office:value="-4.48385" calcext:value-type="float">
            <text:p>-4.48385</text:p>
          </table:table-cell>
          <table:table-cell office:value-type="float" office:value="497.182" calcext:value-type="float">
            <text:p>497.18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-6.57069" calcext:value-type="float">
            <text:p>-6.57069</text:p>
          </table:table-cell>
          <table:table-cell office:value-type="float" office:value="503.989" calcext:value-type="float">
            <text:p>503.989</text:p>
          </table:table-cell>
          <table:table-cell office:value-type="float" office:value="186.5" calcext:value-type="float">
            <text:p>186.5</text:p>
          </table:table-cell>
        </table:table-row>
        <table:table-row table:style-name="ro1">
          <table:table-cell office:value-type="float" office:value="-9.17151" calcext:value-type="float">
            <text:p>-9.17151</text:p>
          </table:table-cell>
          <table:table-cell office:value-type="float" office:value="512.834" calcext:value-type="float">
            <text:p>512.83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-10.7573" calcext:value-type="float">
            <text:p>-10.7573</text:p>
          </table:table-cell>
          <table:table-cell office:value-type="float" office:value="523.984" calcext:value-type="float">
            <text:p>523.984</text:p>
          </table:table-cell>
          <table:table-cell office:value-type="float" office:value="185.5" calcext:value-type="float">
            <text:p>185.5</text:p>
          </table:table-cell>
        </table:table-row>
        <table:table-row table:style-name="ro1">
          <table:table-cell office:value-type="float" office:value="-12.6484" calcext:value-type="float">
            <text:p>-12.6484</text:p>
          </table:table-cell>
          <table:table-cell office:value-type="float" office:value="538.263" calcext:value-type="float">
            <text:p>538.26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-13.9335" calcext:value-type="float">
            <text:p>-13.9335</text:p>
          </table:table-cell>
          <table:table-cell office:value-type="float" office:value="556.501" calcext:value-type="float">
            <text:p>556.501</text:p>
          </table:table-cell>
          <table:table-cell office:value-type="float" office:value="184.5" calcext:value-type="float">
            <text:p>184.5</text:p>
          </table:table-cell>
        </table:table-row>
        <table:table-row table:style-name="ro1">
          <table:table-cell office:value-type="float" office:value="-15.1832" calcext:value-type="float">
            <text:p>-15.1832</text:p>
          </table:table-cell>
          <table:table-cell office:value-type="float" office:value="579.417" calcext:value-type="float">
            <text:p>579.41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-15.9929" calcext:value-type="float">
            <text:p>-15.9929</text:p>
          </table:table-cell>
          <table:table-cell office:value-type="float" office:value="608.576" calcext:value-type="float">
            <text:p>608.576</text:p>
          </table:table-cell>
          <table:table-cell office:value-type="float" office:value="183.5" calcext:value-type="float">
            <text:p>183.5</text:p>
          </table:table-cell>
        </table:table-row>
        <table:table-row table:style-name="ro1">
          <table:table-cell office:value-type="float" office:value="-13.9213" calcext:value-type="float">
            <text:p>-13.9213</text:p>
          </table:table-cell>
          <table:table-cell office:value-type="float" office:value="645.014" calcext:value-type="float">
            <text:p>645.01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-15.8302" calcext:value-type="float">
            <text:p>-15.8302</text:p>
          </table:table-cell>
          <table:table-cell office:value-type="float" office:value="689.244" calcext:value-type="float">
            <text:p>689.244</text:p>
          </table:table-cell>
          <table:table-cell office:value-type="float" office:value="182.5" calcext:value-type="float">
            <text:p>182.5</text:p>
          </table:table-cell>
        </table:table-row>
        <table:table-row table:style-name="ro1">
          <table:table-cell office:value-type="float" office:value="-12.8681" calcext:value-type="float">
            <text:p>-12.8681</text:p>
          </table:table-cell>
          <table:table-cell office:value-type="float" office:value="741.117" calcext:value-type="float">
            <text:p>741.11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-8.69236" calcext:value-type="float">
            <text:p>-8.69236</text:p>
          </table:table-cell>
          <table:table-cell office:value-type="float" office:value="793.207" calcext:value-type="float">
            <text:p>793.207</text:p>
          </table:table-cell>
          <table:table-cell office:value-type="float" office:value="181.5" calcext:value-type="float">
            <text:p>181.5</text:p>
          </table:table-cell>
        </table:table-row>
        <table:table-row table:style-name="ro1">
          <table:table-cell office:value-type="float" office:value="-4.6813" calcext:value-type="float">
            <text:p>-4.6813</text:p>
          </table:table-cell>
          <table:table-cell office:value-type="float" office:value="826.972" calcext:value-type="float">
            <text:p>826.97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-7.91557" calcext:value-type="float">
            <text:p>-7.91557</text:p>
          </table:table-cell>
          <table:table-cell office:value-type="float" office:value="850.71" calcext:value-type="float">
            <text:p>850.71</text:p>
          </table:table-cell>
          <table:table-cell office:value-type="float" office:value="180.5" calcext:value-type="float">
            <text:p>180.5</text:p>
          </table:table-cell>
        </table:table-row>
        <table:table-row table:style-name="ro1">
          <table:table-cell office:value-type="float" office:value="-16.0596" calcext:value-type="float">
            <text:p>-16.0596</text:p>
          </table:table-cell>
          <table:table-cell office:value-type="float" office:value="856.332" calcext:value-type="float">
            <text:p>856.33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3" office:value-type="string" calcext:value-type="string">
            <text:p>None</text:p>
          </table:table-cell>
        </table:table-row>
      </table:table>
      <table:table table:name="L_C16_pH7to8_0pt5m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wavelength</text:p>
          </table:table-cell>
        </table:table-row>
        <table:table-row table:style-name="ro1">
          <table:table-cell office:value-type="float" office:value="-0.0461136" calcext:value-type="float">
            <text:p>-0.0461136</text:p>
          </table:table-cell>
          <table:table-cell office:value-type="float" office:value="303.999" calcext:value-type="float">
            <text:p>303.99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-0.109693" calcext:value-type="float">
            <text:p>-0.109693</text:p>
          </table:table-cell>
          <table:table-cell office:value-type="float" office:value="304.059" calcext:value-type="float">
            <text:p>304.059</text:p>
          </table:table-cell>
          <table:table-cell office:value-type="float" office:value="299.5" calcext:value-type="float">
            <text:p>299.5</text:p>
          </table:table-cell>
        </table:table-row>
        <table:table-row table:style-name="ro1">
          <table:table-cell office:value-type="float" office:value="0.0114985" calcext:value-type="float">
            <text:p>0.0114985</text:p>
          </table:table-cell>
          <table:table-cell office:value-type="float" office:value="304.123" calcext:value-type="float">
            <text:p>304.12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0.00530752" calcext:value-type="float">
            <text:p>0.00530752</text:p>
          </table:table-cell>
          <table:table-cell office:value-type="float" office:value="304.191" calcext:value-type="float">
            <text:p>304.191</text:p>
          </table:table-cell>
          <table:table-cell office:value-type="float" office:value="298.5" calcext:value-type="float">
            <text:p>298.5</text:p>
          </table:table-cell>
        </table:table-row>
        <table:table-row table:style-name="ro1">
          <table:table-cell office:value-type="float" office:value="-0.0803772" calcext:value-type="float">
            <text:p>-0.0803772</text:p>
          </table:table-cell>
          <table:table-cell office:value-type="float" office:value="304.218" calcext:value-type="float">
            <text:p>304.218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-0.0895498" calcext:value-type="float">
            <text:p>-0.0895498</text:p>
          </table:table-cell>
          <table:table-cell office:value-type="float" office:value="304.302" calcext:value-type="float">
            <text:p>304.302</text:p>
          </table:table-cell>
          <table:table-cell office:value-type="float" office:value="297.5" calcext:value-type="float">
            <text:p>297.5</text:p>
          </table:table-cell>
        </table:table-row>
        <table:table-row table:style-name="ro1">
          <table:table-cell office:value-type="float" office:value="-0.0661056" calcext:value-type="float">
            <text:p>-0.0661056</text:p>
          </table:table-cell>
          <table:table-cell office:value-type="float" office:value="304.342" calcext:value-type="float">
            <text:p>304.34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-0.00652669" calcext:value-type="float">
            <text:p>-0.00652669</text:p>
          </table:table-cell>
          <table:table-cell office:value-type="float" office:value="304.393" calcext:value-type="float">
            <text:p>304.393</text:p>
          </table:table-cell>
          <table:table-cell office:value-type="float" office:value="296.5" calcext:value-type="float">
            <text:p>296.5</text:p>
          </table:table-cell>
        </table:table-row>
        <table:table-row table:style-name="ro1">
          <table:table-cell office:value-type="float" office:value="-0.0682765" calcext:value-type="float">
            <text:p>-0.0682765</text:p>
          </table:table-cell>
          <table:table-cell office:value-type="float" office:value="304.429" calcext:value-type="float">
            <text:p>304.42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-0.202812" calcext:value-type="float">
            <text:p>-0.202812</text:p>
          </table:table-cell>
          <table:table-cell office:value-type="float" office:value="304.465" calcext:value-type="float">
            <text:p>304.465</text:p>
          </table:table-cell>
          <table:table-cell office:value-type="float" office:value="295.5" calcext:value-type="float">
            <text:p>295.5</text:p>
          </table:table-cell>
        </table:table-row>
        <table:table-row table:style-name="ro1">
          <table:table-cell office:value-type="float" office:value="-0.17606" calcext:value-type="float">
            <text:p>-0.17606</text:p>
          </table:table-cell>
          <table:table-cell office:value-type="float" office:value="304.537" calcext:value-type="float">
            <text:p>304.53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-0.171553" calcext:value-type="float">
            <text:p>-0.171553</text:p>
          </table:table-cell>
          <table:table-cell office:value-type="float" office:value="304.581" calcext:value-type="float">
            <text:p>304.581</text:p>
          </table:table-cell>
          <table:table-cell office:value-type="float" office:value="294.5" calcext:value-type="float">
            <text:p>294.5</text:p>
          </table:table-cell>
        </table:table-row>
        <table:table-row table:style-name="ro1">
          <table:table-cell office:value-type="float" office:value="-0.220927" calcext:value-type="float">
            <text:p>-0.220927</text:p>
          </table:table-cell>
          <table:table-cell office:value-type="float" office:value="304.617" calcext:value-type="float">
            <text:p>304.61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-0.251189" calcext:value-type="float">
            <text:p>-0.251189</text:p>
          </table:table-cell>
          <table:table-cell office:value-type="float" office:value="304.611" calcext:value-type="float">
            <text:p>304.611</text:p>
          </table:table-cell>
          <table:table-cell office:value-type="float" office:value="293.5" calcext:value-type="float">
            <text:p>293.5</text:p>
          </table:table-cell>
        </table:table-row>
        <table:table-row table:style-name="ro1">
          <table:table-cell office:value-type="float" office:value="-0.17578" calcext:value-type="float">
            <text:p>-0.17578</text:p>
          </table:table-cell>
          <table:table-cell office:value-type="float" office:value="304.634" calcext:value-type="float">
            <text:p>304.634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-0.10006" calcext:value-type="float">
            <text:p>-0.10006</text:p>
          </table:table-cell>
          <table:table-cell office:value-type="float" office:value="304.645" calcext:value-type="float">
            <text:p>304.645</text:p>
          </table:table-cell>
          <table:table-cell office:value-type="float" office:value="292.5" calcext:value-type="float">
            <text:p>292.5</text:p>
          </table:table-cell>
        </table:table-row>
        <table:table-row table:style-name="ro1">
          <table:table-cell office:value-type="float" office:value="-0.0477793" calcext:value-type="float">
            <text:p>-0.0477793</text:p>
          </table:table-cell>
          <table:table-cell office:value-type="float" office:value="304.588" calcext:value-type="float">
            <text:p>304.58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-0.0996557" calcext:value-type="float">
            <text:p>-0.0996557</text:p>
          </table:table-cell>
          <table:table-cell office:value-type="float" office:value="304.44" calcext:value-type="float">
            <text:p>304.44</text:p>
          </table:table-cell>
          <table:table-cell office:value-type="float" office:value="291.5" calcext:value-type="float">
            <text:p>291.5</text:p>
          </table:table-cell>
        </table:table-row>
        <table:table-row table:style-name="ro1">
          <table:table-cell office:value-type="float" office:value="-0.0996043" calcext:value-type="float">
            <text:p>-0.0996043</text:p>
          </table:table-cell>
          <table:table-cell office:value-type="float" office:value="304.371" calcext:value-type="float">
            <text:p>304.371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-0.108263" calcext:value-type="float">
            <text:p>-0.108263</text:p>
          </table:table-cell>
          <table:table-cell office:value-type="float" office:value="304.424" calcext:value-type="float">
            <text:p>304.424</text:p>
          </table:table-cell>
          <table:table-cell office:value-type="float" office:value="290.5" calcext:value-type="float">
            <text:p>290.5</text:p>
          </table:table-cell>
        </table:table-row>
        <table:table-row table:style-name="ro1">
          <table:table-cell office:value-type="float" office:value="-0.167783" calcext:value-type="float">
            <text:p>-0.167783</text:p>
          </table:table-cell>
          <table:table-cell office:value-type="float" office:value="304.485" calcext:value-type="float">
            <text:p>304.48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-0.25069" calcext:value-type="float">
            <text:p>-0.25069</text:p>
          </table:table-cell>
          <table:table-cell office:value-type="float" office:value="304.587" calcext:value-type="float">
            <text:p>304.587</text:p>
          </table:table-cell>
          <table:table-cell office:value-type="float" office:value="289.5" calcext:value-type="float">
            <text:p>289.5</text:p>
          </table:table-cell>
        </table:table-row>
        <table:table-row table:style-name="ro1">
          <table:table-cell office:value-type="float" office:value="-0.265588" calcext:value-type="float">
            <text:p>-0.265588</text:p>
          </table:table-cell>
          <table:table-cell office:value-type="float" office:value="304.699" calcext:value-type="float">
            <text:p>304.699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-0.252266" calcext:value-type="float">
            <text:p>-0.252266</text:p>
          </table:table-cell>
          <table:table-cell office:value-type="float" office:value="304.905" calcext:value-type="float">
            <text:p>304.905</text:p>
          </table:table-cell>
          <table:table-cell office:value-type="float" office:value="288.5" calcext:value-type="float">
            <text:p>288.5</text:p>
          </table:table-cell>
        </table:table-row>
        <table:table-row table:style-name="ro1">
          <table:table-cell office:value-type="float" office:value="-0.176038" calcext:value-type="float">
            <text:p>-0.176038</text:p>
          </table:table-cell>
          <table:table-cell office:value-type="float" office:value="305.131" calcext:value-type="float">
            <text:p>305.131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-0.221034" calcext:value-type="float">
            <text:p>-0.221034</text:p>
          </table:table-cell>
          <table:table-cell office:value-type="float" office:value="305.285" calcext:value-type="float">
            <text:p>305.285</text:p>
          </table:table-cell>
          <table:table-cell office:value-type="float" office:value="287.5" calcext:value-type="float">
            <text:p>287.5</text:p>
          </table:table-cell>
        </table:table-row>
        <table:table-row table:style-name="ro1">
          <table:table-cell office:value-type="float" office:value="-0.127355" calcext:value-type="float">
            <text:p>-0.127355</text:p>
          </table:table-cell>
          <table:table-cell office:value-type="float" office:value="305.408" calcext:value-type="float">
            <text:p>305.408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-0.126513" calcext:value-type="float">
            <text:p>-0.126513</text:p>
          </table:table-cell>
          <table:table-cell office:value-type="float" office:value="305.487" calcext:value-type="float">
            <text:p>305.487</text:p>
          </table:table-cell>
          <table:table-cell office:value-type="float" office:value="286.5" calcext:value-type="float">
            <text:p>286.5</text:p>
          </table:table-cell>
        </table:table-row>
        <table:table-row table:style-name="ro1">
          <table:table-cell office:value-type="float" office:value="-0.243819" calcext:value-type="float">
            <text:p>-0.243819</text:p>
          </table:table-cell>
          <table:table-cell office:value-type="float" office:value="305.564" calcext:value-type="float">
            <text:p>305.564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-0.248303" calcext:value-type="float">
            <text:p>-0.248303</text:p>
          </table:table-cell>
          <table:table-cell office:value-type="float" office:value="305.649" calcext:value-type="float">
            <text:p>305.649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float" office:value="-0.304909" calcext:value-type="float">
            <text:p>-0.304909</text:p>
          </table:table-cell>
          <table:table-cell office:value-type="float" office:value="305.742" calcext:value-type="float">
            <text:p>305.742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-0.351141" calcext:value-type="float">
            <text:p>-0.351141</text:p>
          </table:table-cell>
          <table:table-cell office:value-type="float" office:value="305.827" calcext:value-type="float">
            <text:p>305.827</text:p>
          </table:table-cell>
          <table:table-cell office:value-type="float" office:value="284.5" calcext:value-type="float">
            <text:p>284.5</text:p>
          </table:table-cell>
        </table:table-row>
        <table:table-row table:style-name="ro1">
          <table:table-cell office:value-type="float" office:value="-0.243509" calcext:value-type="float">
            <text:p>-0.243509</text:p>
          </table:table-cell>
          <table:table-cell office:value-type="float" office:value="305.854" calcext:value-type="float">
            <text:p>305.854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-0.280249" calcext:value-type="float">
            <text:p>-0.280249</text:p>
          </table:table-cell>
          <table:table-cell office:value-type="float" office:value="305.917" calcext:value-type="float">
            <text:p>305.917</text:p>
          </table:table-cell>
          <table:table-cell office:value-type="float" office:value="283.5" calcext:value-type="float">
            <text:p>283.5</text:p>
          </table:table-cell>
        </table:table-row>
        <table:table-row table:style-name="ro1">
          <table:table-cell office:value-type="float" office:value="-0.159661" calcext:value-type="float">
            <text:p>-0.159661</text:p>
          </table:table-cell>
          <table:table-cell office:value-type="float" office:value="306.009" calcext:value-type="float">
            <text:p>306.009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-0.12782" calcext:value-type="float">
            <text:p>-0.12782</text:p>
          </table:table-cell>
          <table:table-cell office:value-type="float" office:value="306.112" calcext:value-type="float">
            <text:p>306.112</text:p>
          </table:table-cell>
          <table:table-cell office:value-type="float" office:value="282.5" calcext:value-type="float">
            <text:p>282.5</text:p>
          </table:table-cell>
        </table:table-row>
        <table:table-row table:style-name="ro1">
          <table:table-cell office:value-type="float" office:value="-0.149637" calcext:value-type="float">
            <text:p>-0.149637</text:p>
          </table:table-cell>
          <table:table-cell office:value-type="float" office:value="306.21" calcext:value-type="float">
            <text:p>306.2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-0.200652" calcext:value-type="float">
            <text:p>-0.200652</text:p>
          </table:table-cell>
          <table:table-cell office:value-type="float" office:value="306.284" calcext:value-type="float">
            <text:p>306.284</text:p>
          </table:table-cell>
          <table:table-cell office:value-type="float" office:value="281.5" calcext:value-type="float">
            <text:p>281.5</text:p>
          </table:table-cell>
        </table:table-row>
        <table:table-row table:style-name="ro1">
          <table:table-cell office:value-type="float" office:value="-0.206507" calcext:value-type="float">
            <text:p>-0.206507</text:p>
          </table:table-cell>
          <table:table-cell office:value-type="float" office:value="306.362" calcext:value-type="float">
            <text:p>306.362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-0.291475" calcext:value-type="float">
            <text:p>-0.291475</text:p>
          </table:table-cell>
          <table:table-cell office:value-type="float" office:value="306.459" calcext:value-type="float">
            <text:p>306.459</text:p>
          </table:table-cell>
          <table:table-cell office:value-type="float" office:value="280.5" calcext:value-type="float">
            <text:p>280.5</text:p>
          </table:table-cell>
        </table:table-row>
        <table:table-row table:style-name="ro1">
          <table:table-cell office:value-type="float" office:value="-0.308852" calcext:value-type="float">
            <text:p>-0.308852</text:p>
          </table:table-cell>
          <table:table-cell office:value-type="float" office:value="306.546" calcext:value-type="float">
            <text:p>306.54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-0.3386" calcext:value-type="float">
            <text:p>-0.3386</text:p>
          </table:table-cell>
          <table:table-cell office:value-type="float" office:value="306.621" calcext:value-type="float">
            <text:p>306.621</text:p>
          </table:table-cell>
          <table:table-cell office:value-type="float" office:value="279.5" calcext:value-type="float">
            <text:p>279.5</text:p>
          </table:table-cell>
        </table:table-row>
        <table:table-row table:style-name="ro1">
          <table:table-cell office:value-type="float" office:value="-0.384977" calcext:value-type="float">
            <text:p>-0.384977</text:p>
          </table:table-cell>
          <table:table-cell office:value-type="float" office:value="306.683" calcext:value-type="float">
            <text:p>306.683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-0.320952" calcext:value-type="float">
            <text:p>-0.320952</text:p>
          </table:table-cell>
          <table:table-cell office:value-type="float" office:value="306.763" calcext:value-type="float">
            <text:p>306.763</text:p>
          </table:table-cell>
          <table:table-cell office:value-type="float" office:value="278.5" calcext:value-type="float">
            <text:p>278.5</text:p>
          </table:table-cell>
        </table:table-row>
        <table:table-row table:style-name="ro1">
          <table:table-cell office:value-type="float" office:value="-0.259803" calcext:value-type="float">
            <text:p>-0.259803</text:p>
          </table:table-cell>
          <table:table-cell office:value-type="float" office:value="306.857" calcext:value-type="float">
            <text:p>306.857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-0.291879" calcext:value-type="float">
            <text:p>-0.291879</text:p>
          </table:table-cell>
          <table:table-cell office:value-type="float" office:value="306.984" calcext:value-type="float">
            <text:p>306.984</text:p>
          </table:table-cell>
          <table:table-cell office:value-type="float" office:value="277.5" calcext:value-type="float">
            <text:p>277.5</text:p>
          </table:table-cell>
        </table:table-row>
        <table:table-row table:style-name="ro1">
          <table:table-cell office:value-type="float" office:value="-0.447113" calcext:value-type="float">
            <text:p>-0.447113</text:p>
          </table:table-cell>
          <table:table-cell office:value-type="float" office:value="307.076" calcext:value-type="float">
            <text:p>307.07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-0.538898" calcext:value-type="float">
            <text:p>-0.538898</text:p>
          </table:table-cell>
          <table:table-cell office:value-type="float" office:value="307.197" calcext:value-type="float">
            <text:p>307.197</text:p>
          </table:table-cell>
          <table:table-cell office:value-type="float" office:value="276.5" calcext:value-type="float">
            <text:p>276.5</text:p>
          </table:table-cell>
        </table:table-row>
        <table:table-row table:style-name="ro1">
          <table:table-cell office:value-type="float" office:value="-0.586329" calcext:value-type="float">
            <text:p>-0.586329</text:p>
          </table:table-cell>
          <table:table-cell office:value-type="float" office:value="307.305" calcext:value-type="float">
            <text:p>307.30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-0.664707" calcext:value-type="float">
            <text:p>-0.664707</text:p>
          </table:table-cell>
          <table:table-cell office:value-type="float" office:value="307.468" calcext:value-type="float">
            <text:p>307.468</text:p>
          </table:table-cell>
          <table:table-cell office:value-type="float" office:value="275.5" calcext:value-type="float">
            <text:p>275.5</text:p>
          </table:table-cell>
        </table:table-row>
        <table:table-row table:style-name="ro1">
          <table:table-cell office:value-type="float" office:value="-0.678926" calcext:value-type="float">
            <text:p>-0.678926</text:p>
          </table:table-cell>
          <table:table-cell office:value-type="float" office:value="307.55" calcext:value-type="float">
            <text:p>307.55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-0.723927" calcext:value-type="float">
            <text:p>-0.723927</text:p>
          </table:table-cell>
          <table:table-cell office:value-type="float" office:value="307.655" calcext:value-type="float">
            <text:p>307.655</text:p>
          </table:table-cell>
          <table:table-cell office:value-type="float" office:value="274.5" calcext:value-type="float">
            <text:p>274.5</text:p>
          </table:table-cell>
        </table:table-row>
        <table:table-row table:style-name="ro1">
          <table:table-cell office:value-type="float" office:value="-0.648675" calcext:value-type="float">
            <text:p>-0.648675</text:p>
          </table:table-cell>
          <table:table-cell office:value-type="float" office:value="307.769" calcext:value-type="float">
            <text:p>307.769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-0.369234" calcext:value-type="float">
            <text:p>-0.369234</text:p>
          </table:table-cell>
          <table:table-cell office:value-type="float" office:value="307.864" calcext:value-type="float">
            <text:p>307.864</text:p>
          </table:table-cell>
          <table:table-cell office:value-type="float" office:value="273.5" calcext:value-type="float">
            <text:p>273.5</text:p>
          </table:table-cell>
        </table:table-row>
        <table:table-row table:style-name="ro1">
          <table:table-cell office:value-type="float" office:value="-0.202247" calcext:value-type="float">
            <text:p>-0.202247</text:p>
          </table:table-cell>
          <table:table-cell office:value-type="float" office:value="307.95" calcext:value-type="float">
            <text:p>307.95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-0.0925201" calcext:value-type="float">
            <text:p>-0.0925201</text:p>
          </table:table-cell>
          <table:table-cell office:value-type="float" office:value="308.006" calcext:value-type="float">
            <text:p>308.006</text:p>
          </table:table-cell>
          <table:table-cell office:value-type="float" office:value="272.5" calcext:value-type="float">
            <text:p>272.5</text:p>
          </table:table-cell>
        </table:table-row>
        <table:table-row table:style-name="ro1">
          <table:table-cell office:value-type="float" office:value="-0.131312" calcext:value-type="float">
            <text:p>-0.131312</text:p>
          </table:table-cell>
          <table:table-cell office:value-type="float" office:value="308.131" calcext:value-type="float">
            <text:p>308.131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-0.203961" calcext:value-type="float">
            <text:p>-0.203961</text:p>
          </table:table-cell>
          <table:table-cell office:value-type="float" office:value="308.259" calcext:value-type="float">
            <text:p>308.259</text:p>
          </table:table-cell>
          <table:table-cell office:value-type="float" office:value="271.5" calcext:value-type="float">
            <text:p>271.5</text:p>
          </table:table-cell>
        </table:table-row>
        <table:table-row table:style-name="ro1">
          <table:table-cell office:value-type="float" office:value="-0.25855" calcext:value-type="float">
            <text:p>-0.25855</text:p>
          </table:table-cell>
          <table:table-cell office:value-type="float" office:value="308.416" calcext:value-type="float">
            <text:p>308.41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-0.337608" calcext:value-type="float">
            <text:p>-0.337608</text:p>
          </table:table-cell>
          <table:table-cell office:value-type="float" office:value="308.556" calcext:value-type="float">
            <text:p>308.556</text:p>
          </table:table-cell>
          <table:table-cell office:value-type="float" office:value="270.5" calcext:value-type="float">
            <text:p>270.5</text:p>
          </table:table-cell>
        </table:table-row>
        <table:table-row table:style-name="ro1">
          <table:table-cell office:value-type="float" office:value="-0.357015" calcext:value-type="float">
            <text:p>-0.357015</text:p>
          </table:table-cell>
          <table:table-cell office:value-type="float" office:value="308.741" calcext:value-type="float">
            <text:p>308.741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-0.472511" calcext:value-type="float">
            <text:p>-0.472511</text:p>
          </table:table-cell>
          <table:table-cell office:value-type="float" office:value="308.969" calcext:value-type="float">
            <text:p>308.969</text:p>
          </table:table-cell>
          <table:table-cell office:value-type="float" office:value="269.5" calcext:value-type="float">
            <text:p>269.5</text:p>
          </table:table-cell>
        </table:table-row>
        <table:table-row table:style-name="ro1">
          <table:table-cell office:value-type="float" office:value="-0.453928" calcext:value-type="float">
            <text:p>-0.453928</text:p>
          </table:table-cell>
          <table:table-cell office:value-type="float" office:value="309.203" calcext:value-type="float">
            <text:p>309.203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-0.423149" calcext:value-type="float">
            <text:p>-0.423149</text:p>
          </table:table-cell>
          <table:table-cell office:value-type="float" office:value="309.448" calcext:value-type="float">
            <text:p>309.448</text:p>
          </table:table-cell>
          <table:table-cell office:value-type="float" office:value="268.5" calcext:value-type="float">
            <text:p>268.5</text:p>
          </table:table-cell>
        </table:table-row>
        <table:table-row table:style-name="ro1">
          <table:table-cell office:value-type="float" office:value="-0.287745" calcext:value-type="float">
            <text:p>-0.287745</text:p>
          </table:table-cell>
          <table:table-cell office:value-type="float" office:value="309.683" calcext:value-type="float">
            <text:p>309.683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-0.192451" calcext:value-type="float">
            <text:p>-0.192451</text:p>
          </table:table-cell>
          <table:table-cell office:value-type="float" office:value="309.91" calcext:value-type="float">
            <text:p>309.91</text:p>
          </table:table-cell>
          <table:table-cell office:value-type="float" office:value="267.5" calcext:value-type="float">
            <text:p>267.5</text:p>
          </table:table-cell>
        </table:table-row>
        <table:table-row table:style-name="ro1">
          <table:table-cell office:value-type="float" office:value="-0.152586" calcext:value-type="float">
            <text:p>-0.152586</text:p>
          </table:table-cell>
          <table:table-cell office:value-type="float" office:value="310.194" calcext:value-type="float">
            <text:p>310.194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-0.216253" calcext:value-type="float">
            <text:p>-0.216253</text:p>
          </table:table-cell>
          <table:table-cell office:value-type="float" office:value="310.482" calcext:value-type="float">
            <text:p>310.482</text:p>
          </table:table-cell>
          <table:table-cell office:value-type="float" office:value="266.5" calcext:value-type="float">
            <text:p>266.5</text:p>
          </table:table-cell>
        </table:table-row>
        <table:table-row table:style-name="ro1">
          <table:table-cell office:value-type="float" office:value="-0.198509" calcext:value-type="float">
            <text:p>-0.198509</text:p>
          </table:table-cell>
          <table:table-cell office:value-type="float" office:value="310.73" calcext:value-type="float">
            <text:p>310.73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-0.0877721" calcext:value-type="float">
            <text:p>-0.0877721</text:p>
          </table:table-cell>
          <table:table-cell office:value-type="float" office:value="311.027" calcext:value-type="float">
            <text:p>311.027</text:p>
          </table:table-cell>
          <table:table-cell office:value-type="float" office:value="265.5" calcext:value-type="float">
            <text:p>265.5</text:p>
          </table:table-cell>
        </table:table-row>
        <table:table-row table:style-name="ro1">
          <table:table-cell office:value-type="float" office:value="-0.0545563" calcext:value-type="float">
            <text:p>-0.0545563</text:p>
          </table:table-cell>
          <table:table-cell office:value-type="float" office:value="311.324" calcext:value-type="float">
            <text:p>311.324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-0.119088" calcext:value-type="float">
            <text:p>-0.119088</text:p>
          </table:table-cell>
          <table:table-cell office:value-type="float" office:value="311.635" calcext:value-type="float">
            <text:p>311.635</text:p>
          </table:table-cell>
          <table:table-cell office:value-type="float" office:value="264.5" calcext:value-type="float">
            <text:p>264.5</text:p>
          </table:table-cell>
        </table:table-row>
        <table:table-row table:style-name="ro1">
          <table:table-cell office:value-type="float" office:value="-0.243265" calcext:value-type="float">
            <text:p>-0.243265</text:p>
          </table:table-cell>
          <table:table-cell office:value-type="float" office:value="312" calcext:value-type="float">
            <text:p>312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-0.342257" calcext:value-type="float">
            <text:p>-0.342257</text:p>
          </table:table-cell>
          <table:table-cell office:value-type="float" office:value="312.369" calcext:value-type="float">
            <text:p>312.369</text:p>
          </table:table-cell>
          <table:table-cell office:value-type="float" office:value="263.5" calcext:value-type="float">
            <text:p>263.5</text:p>
          </table:table-cell>
        </table:table-row>
        <table:table-row table:style-name="ro1">
          <table:table-cell office:value-type="float" office:value="-0.300547" calcext:value-type="float">
            <text:p>-0.300547</text:p>
          </table:table-cell>
          <table:table-cell office:value-type="float" office:value="312.718" calcext:value-type="float">
            <text:p>312.718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-0.270207" calcext:value-type="float">
            <text:p>-0.270207</text:p>
          </table:table-cell>
          <table:table-cell office:value-type="float" office:value="313.063" calcext:value-type="float">
            <text:p>313.063</text:p>
          </table:table-cell>
          <table:table-cell office:value-type="float" office:value="262.5" calcext:value-type="float">
            <text:p>262.5</text:p>
          </table:table-cell>
        </table:table-row>
        <table:table-row table:style-name="ro1">
          <table:table-cell office:value-type="float" office:value="-0.317496" calcext:value-type="float">
            <text:p>-0.317496</text:p>
          </table:table-cell>
          <table:table-cell office:value-type="float" office:value="313.419" calcext:value-type="float">
            <text:p>313.419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-0.290467" calcext:value-type="float">
            <text:p>-0.290467</text:p>
          </table:table-cell>
          <table:table-cell office:value-type="float" office:value="313.756" calcext:value-type="float">
            <text:p>313.756</text:p>
          </table:table-cell>
          <table:table-cell office:value-type="float" office:value="261.5" calcext:value-type="float">
            <text:p>261.5</text:p>
          </table:table-cell>
        </table:table-row>
        <table:table-row table:style-name="ro1">
          <table:table-cell office:value-type="float" office:value="-0.293679" calcext:value-type="float">
            <text:p>-0.293679</text:p>
          </table:table-cell>
          <table:table-cell office:value-type="float" office:value="314.14" calcext:value-type="float">
            <text:p>314.14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-0.277553" calcext:value-type="float">
            <text:p>-0.277553</text:p>
          </table:table-cell>
          <table:table-cell office:value-type="float" office:value="314.525" calcext:value-type="float">
            <text:p>314.525</text:p>
          </table:table-cell>
          <table:table-cell office:value-type="float" office:value="260.5" calcext:value-type="float">
            <text:p>260.5</text:p>
          </table:table-cell>
        </table:table-row>
        <table:table-row table:style-name="ro1">
          <table:table-cell office:value-type="float" office:value="-0.261197" calcext:value-type="float">
            <text:p>-0.261197</text:p>
          </table:table-cell>
          <table:table-cell office:value-type="float" office:value="314.917" calcext:value-type="float">
            <text:p>314.917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-0.292783" calcext:value-type="float">
            <text:p>-0.292783</text:p>
          </table:table-cell>
          <table:table-cell office:value-type="float" office:value="315.304" calcext:value-type="float">
            <text:p>315.304</text:p>
          </table:table-cell>
          <table:table-cell office:value-type="float" office:value="259.5" calcext:value-type="float">
            <text:p>259.5</text:p>
          </table:table-cell>
        </table:table-row>
        <table:table-row table:style-name="ro1">
          <table:table-cell office:value-type="float" office:value="-0.30753" calcext:value-type="float">
            <text:p>-0.30753</text:p>
          </table:table-cell>
          <table:table-cell office:value-type="float" office:value="315.737" calcext:value-type="float">
            <text:p>315.737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-0.302852" calcext:value-type="float">
            <text:p>-0.302852</text:p>
          </table:table-cell>
          <table:table-cell office:value-type="float" office:value="316.148" calcext:value-type="float">
            <text:p>316.148</text:p>
          </table:table-cell>
          <table:table-cell office:value-type="float" office:value="258.5" calcext:value-type="float">
            <text:p>258.5</text:p>
          </table:table-cell>
        </table:table-row>
        <table:table-row table:style-name="ro1">
          <table:table-cell office:value-type="float" office:value="-0.302603" calcext:value-type="float">
            <text:p>-0.302603</text:p>
          </table:table-cell>
          <table:table-cell office:value-type="float" office:value="316.544" calcext:value-type="float">
            <text:p>316.544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-0.208464" calcext:value-type="float">
            <text:p>-0.208464</text:p>
          </table:table-cell>
          <table:table-cell office:value-type="float" office:value="316.945" calcext:value-type="float">
            <text:p>316.945</text:p>
          </table:table-cell>
          <table:table-cell office:value-type="float" office:value="257.5" calcext:value-type="float">
            <text:p>257.5</text:p>
          </table:table-cell>
        </table:table-row>
        <table:table-row table:style-name="ro1">
          <table:table-cell office:value-type="float" office:value="-0.169585" calcext:value-type="float">
            <text:p>-0.169585</text:p>
          </table:table-cell>
          <table:table-cell office:value-type="float" office:value="317.31" calcext:value-type="float">
            <text:p>317.31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-0.124883" calcext:value-type="float">
            <text:p>-0.124883</text:p>
          </table:table-cell>
          <table:table-cell office:value-type="float" office:value="317.707" calcext:value-type="float">
            <text:p>317.707</text:p>
          </table:table-cell>
          <table:table-cell office:value-type="float" office:value="256.5" calcext:value-type="float">
            <text:p>256.5</text:p>
          </table:table-cell>
        </table:table-row>
        <table:table-row table:style-name="ro1">
          <table:table-cell office:value-type="float" office:value="-0.110151" calcext:value-type="float">
            <text:p>-0.110151</text:p>
          </table:table-cell>
          <table:table-cell office:value-type="float" office:value="318.126" calcext:value-type="float">
            <text:p>318.12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-0.0732702" calcext:value-type="float">
            <text:p>-0.0732702</text:p>
          </table:table-cell>
          <table:table-cell office:value-type="float" office:value="318.46" calcext:value-type="float">
            <text:p>318.46</text:p>
          </table:table-cell>
          <table:table-cell office:value-type="float" office:value="255.5" calcext:value-type="float">
            <text:p>255.5</text:p>
          </table:table-cell>
        </table:table-row>
        <table:table-row table:style-name="ro1">
          <table:table-cell office:value-type="float" office:value="-0.0763697" calcext:value-type="float">
            <text:p>-0.0763697</text:p>
          </table:table-cell>
          <table:table-cell office:value-type="float" office:value="318.832" calcext:value-type="float">
            <text:p>318.83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-0.0674291" calcext:value-type="float">
            <text:p>-0.0674291</text:p>
          </table:table-cell>
          <table:table-cell office:value-type="float" office:value="319.202" calcext:value-type="float">
            <text:p>319.202</text:p>
          </table:table-cell>
          <table:table-cell office:value-type="float" office:value="254.5" calcext:value-type="float">
            <text:p>254.5</text:p>
          </table:table-cell>
        </table:table-row>
        <table:table-row table:style-name="ro1">
          <table:table-cell office:value-type="float" office:value="-0.188914" calcext:value-type="float">
            <text:p>-0.188914</text:p>
          </table:table-cell>
          <table:table-cell office:value-type="float" office:value="319.588" calcext:value-type="float">
            <text:p>319.588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-0.151092" calcext:value-type="float">
            <text:p>-0.151092</text:p>
          </table:table-cell>
          <table:table-cell office:value-type="float" office:value="319.949" calcext:value-type="float">
            <text:p>319.949</text:p>
          </table:table-cell>
          <table:table-cell office:value-type="float" office:value="253.5" calcext:value-type="float">
            <text:p>253.5</text:p>
          </table:table-cell>
        </table:table-row>
        <table:table-row table:style-name="ro1">
          <table:table-cell office:value-type="float" office:value="-0.174923" calcext:value-type="float">
            <text:p>-0.174923</text:p>
          </table:table-cell>
          <table:table-cell office:value-type="float" office:value="320.269" calcext:value-type="float">
            <text:p>320.269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-0.248045" calcext:value-type="float">
            <text:p>-0.248045</text:p>
          </table:table-cell>
          <table:table-cell office:value-type="float" office:value="320.634" calcext:value-type="float">
            <text:p>320.634</text:p>
          </table:table-cell>
          <table:table-cell office:value-type="float" office:value="252.5" calcext:value-type="float">
            <text:p>252.5</text:p>
          </table:table-cell>
        </table:table-row>
        <table:table-row table:style-name="ro1">
          <table:table-cell office:value-type="float" office:value="-0.331084" calcext:value-type="float">
            <text:p>-0.331084</text:p>
          </table:table-cell>
          <table:table-cell office:value-type="float" office:value="320.989" calcext:value-type="float">
            <text:p>320.989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-0.41069" calcext:value-type="float">
            <text:p>-0.41069</text:p>
          </table:table-cell>
          <table:table-cell office:value-type="float" office:value="321.365" calcext:value-type="float">
            <text:p>321.365</text:p>
          </table:table-cell>
          <table:table-cell office:value-type="float" office:value="251.5" calcext:value-type="float">
            <text:p>251.5</text:p>
          </table:table-cell>
        </table:table-row>
        <table:table-row table:style-name="ro1">
          <table:table-cell office:value-type="float" office:value="-0.33003" calcext:value-type="float">
            <text:p>-0.33003</text:p>
          </table:table-cell>
          <table:table-cell office:value-type="float" office:value="321.74" calcext:value-type="float">
            <text:p>321.74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-0.274295" calcext:value-type="float">
            <text:p>-0.274295</text:p>
          </table:table-cell>
          <table:table-cell office:value-type="float" office:value="322.074" calcext:value-type="float">
            <text:p>322.074</text:p>
          </table:table-cell>
          <table:table-cell office:value-type="float" office:value="250.5" calcext:value-type="float">
            <text:p>250.5</text:p>
          </table:table-cell>
        </table:table-row>
        <table:table-row table:style-name="ro1">
          <table:table-cell office:value-type="float" office:value="-0.284242" calcext:value-type="float">
            <text:p>-0.284242</text:p>
          </table:table-cell>
          <table:table-cell office:value-type="float" office:value="322.404" calcext:value-type="float">
            <text:p>322.40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-0.217938" calcext:value-type="float">
            <text:p>-0.217938</text:p>
          </table:table-cell>
          <table:table-cell office:value-type="float" office:value="322.777" calcext:value-type="float">
            <text:p>322.777</text:p>
          </table:table-cell>
          <table:table-cell office:value-type="float" office:value="249.5" calcext:value-type="float">
            <text:p>249.5</text:p>
          </table:table-cell>
        </table:table-row>
        <table:table-row table:style-name="ro1">
          <table:table-cell office:value-type="float" office:value="-0.17933" calcext:value-type="float">
            <text:p>-0.17933</text:p>
          </table:table-cell>
          <table:table-cell office:value-type="float" office:value="323.167" calcext:value-type="float">
            <text:p>323.167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-0.116684" calcext:value-type="float">
            <text:p>-0.116684</text:p>
          </table:table-cell>
          <table:table-cell office:value-type="float" office:value="323.515" calcext:value-type="float">
            <text:p>323.515</text:p>
          </table:table-cell>
          <table:table-cell office:value-type="float" office:value="248.5" calcext:value-type="float">
            <text:p>248.5</text:p>
          </table:table-cell>
        </table:table-row>
        <table:table-row table:style-name="ro1">
          <table:table-cell office:value-type="float" office:value="-0.116921" calcext:value-type="float">
            <text:p>-0.116921</text:p>
          </table:table-cell>
          <table:table-cell office:value-type="float" office:value="323.884" calcext:value-type="float">
            <text:p>323.884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-0.0612661" calcext:value-type="float">
            <text:p>-0.0612661</text:p>
          </table:table-cell>
          <table:table-cell office:value-type="float" office:value="324.245" calcext:value-type="float">
            <text:p>324.245</text:p>
          </table:table-cell>
          <table:table-cell office:value-type="float" office:value="247.5" calcext:value-type="float">
            <text:p>247.5</text:p>
          </table:table-cell>
        </table:table-row>
        <table:table-row table:style-name="ro1">
          <table:table-cell office:value-type="float" office:value="-0.0588389" calcext:value-type="float">
            <text:p>-0.0588389</text:p>
          </table:table-cell>
          <table:table-cell office:value-type="float" office:value="324.635" calcext:value-type="float">
            <text:p>324.6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0.00451711" calcext:value-type="float">
            <text:p>0.00451711</text:p>
          </table:table-cell>
          <table:table-cell office:value-type="float" office:value="325.023" calcext:value-type="float">
            <text:p>325.023</text:p>
          </table:table-cell>
          <table:table-cell office:value-type="float" office:value="246.5" calcext:value-type="float">
            <text:p>246.5</text:p>
          </table:table-cell>
        </table:table-row>
        <table:table-row table:style-name="ro1">
          <table:table-cell office:value-type="float" office:value="0.0601379" calcext:value-type="float">
            <text:p>0.0601379</text:p>
          </table:table-cell>
          <table:table-cell office:value-type="float" office:value="325.416" calcext:value-type="float">
            <text:p>325.416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0.199444" calcext:value-type="float">
            <text:p>0.199444</text:p>
          </table:table-cell>
          <table:table-cell office:value-type="float" office:value="325.828" calcext:value-type="float">
            <text:p>325.828</text:p>
          </table:table-cell>
          <table:table-cell office:value-type="float" office:value="245.5" calcext:value-type="float">
            <text:p>245.5</text:p>
          </table:table-cell>
        </table:table-row>
        <table:table-row table:style-name="ro1">
          <table:table-cell office:value-type="float" office:value="0.362377" calcext:value-type="float">
            <text:p>0.362377</text:p>
          </table:table-cell>
          <table:table-cell office:value-type="float" office:value="326.267" calcext:value-type="float">
            <text:p>326.267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0.37346" calcext:value-type="float">
            <text:p>0.37346</text:p>
          </table:table-cell>
          <table:table-cell office:value-type="float" office:value="326.65" calcext:value-type="float">
            <text:p>326.65</text:p>
          </table:table-cell>
          <table:table-cell office:value-type="float" office:value="244.5" calcext:value-type="float">
            <text:p>244.5</text:p>
          </table:table-cell>
        </table:table-row>
        <table:table-row table:style-name="ro1">
          <table:table-cell office:value-type="float" office:value="0.54687" calcext:value-type="float">
            <text:p>0.54687</text:p>
          </table:table-cell>
          <table:table-cell office:value-type="float" office:value="327.088" calcext:value-type="float">
            <text:p>327.088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0.727663" calcext:value-type="float">
            <text:p>0.727663</text:p>
          </table:table-cell>
          <table:table-cell office:value-type="float" office:value="327.527" calcext:value-type="float">
            <text:p>327.527</text:p>
          </table:table-cell>
          <table:table-cell office:value-type="float" office:value="243.5" calcext:value-type="float">
            <text:p>243.5</text:p>
          </table:table-cell>
        </table:table-row>
        <table:table-row table:style-name="ro1">
          <table:table-cell office:value-type="float" office:value="0.722232" calcext:value-type="float">
            <text:p>0.722232</text:p>
          </table:table-cell>
          <table:table-cell office:value-type="float" office:value="327.955" calcext:value-type="float">
            <text:p>327.955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0.799911" calcext:value-type="float">
            <text:p>0.799911</text:p>
          </table:table-cell>
          <table:table-cell office:value-type="float" office:value="328.451" calcext:value-type="float">
            <text:p>328.451</text:p>
          </table:table-cell>
          <table:table-cell office:value-type="float" office:value="242.5" calcext:value-type="float">
            <text:p>242.5</text:p>
          </table:table-cell>
        </table:table-row>
        <table:table-row table:style-name="ro1">
          <table:table-cell office:value-type="float" office:value="0.875553" calcext:value-type="float">
            <text:p>0.875553</text:p>
          </table:table-cell>
          <table:table-cell office:value-type="float" office:value="328.943" calcext:value-type="float">
            <text:p>328.943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.10713" calcext:value-type="float">
            <text:p>1.10713</text:p>
          </table:table-cell>
          <table:table-cell office:value-type="float" office:value="329.473" calcext:value-type="float">
            <text:p>329.473</text:p>
          </table:table-cell>
          <table:table-cell office:value-type="float" office:value="241.5" calcext:value-type="float">
            <text:p>241.5</text:p>
          </table:table-cell>
        </table:table-row>
        <table:table-row table:style-name="ro1">
          <table:table-cell office:value-type="float" office:value="1.43269" calcext:value-type="float">
            <text:p>1.43269</text:p>
          </table:table-cell>
          <table:table-cell office:value-type="float" office:value="330.039" calcext:value-type="float">
            <text:p>330.039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.61144" calcext:value-type="float">
            <text:p>1.61144</text:p>
          </table:table-cell>
          <table:table-cell office:value-type="float" office:value="330.607" calcext:value-type="float">
            <text:p>330.607</text:p>
          </table:table-cell>
          <table:table-cell office:value-type="float" office:value="240.5" calcext:value-type="float">
            <text:p>240.5</text:p>
          </table:table-cell>
        </table:table-row>
        <table:table-row table:style-name="ro1">
          <table:table-cell office:value-type="float" office:value="1.89549" calcext:value-type="float">
            <text:p>1.89549</text:p>
          </table:table-cell>
          <table:table-cell office:value-type="float" office:value="331.275" calcext:value-type="float">
            <text:p>331.27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.18656" calcext:value-type="float">
            <text:p>2.18656</text:p>
          </table:table-cell>
          <table:table-cell office:value-type="float" office:value="331.956" calcext:value-type="float">
            <text:p>331.956</text:p>
          </table:table-cell>
          <table:table-cell office:value-type="float" office:value="239.5" calcext:value-type="float">
            <text:p>239.5</text:p>
          </table:table-cell>
        </table:table-row>
        <table:table-row table:style-name="ro1">
          <table:table-cell office:value-type="float" office:value="2.50357" calcext:value-type="float">
            <text:p>2.50357</text:p>
          </table:table-cell>
          <table:table-cell office:value-type="float" office:value="332.65" calcext:value-type="float">
            <text:p>332.65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.80861" calcext:value-type="float">
            <text:p>2.80861</text:p>
          </table:table-cell>
          <table:table-cell office:value-type="float" office:value="333.382" calcext:value-type="float">
            <text:p>333.382</text:p>
          </table:table-cell>
          <table:table-cell office:value-type="float" office:value="238.5" calcext:value-type="float">
            <text:p>238.5</text:p>
          </table:table-cell>
        </table:table-row>
        <table:table-row table:style-name="ro1">
          <table:table-cell office:value-type="float" office:value="2.99664" calcext:value-type="float">
            <text:p>2.99664</text:p>
          </table:table-cell>
          <table:table-cell office:value-type="float" office:value="334.156" calcext:value-type="float">
            <text:p>334.15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.34084" calcext:value-type="float">
            <text:p>3.34084</text:p>
          </table:table-cell>
          <table:table-cell office:value-type="float" office:value="334.963" calcext:value-type="float">
            <text:p>334.963</text:p>
          </table:table-cell>
          <table:table-cell office:value-type="float" office:value="237.5" calcext:value-type="float">
            <text:p>237.5</text:p>
          </table:table-cell>
        </table:table-row>
        <table:table-row table:style-name="ro1">
          <table:table-cell office:value-type="float" office:value="3.68814" calcext:value-type="float">
            <text:p>3.68814</text:p>
          </table:table-cell>
          <table:table-cell office:value-type="float" office:value="335.805" calcext:value-type="float">
            <text:p>335.80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4.00029" calcext:value-type="float">
            <text:p>4.00029</text:p>
          </table:table-cell>
          <table:table-cell office:value-type="float" office:value="336.628" calcext:value-type="float">
            <text:p>336.628</text:p>
          </table:table-cell>
          <table:table-cell office:value-type="float" office:value="236.5" calcext:value-type="float">
            <text:p>236.5</text:p>
          </table:table-cell>
        </table:table-row>
        <table:table-row table:style-name="ro1">
          <table:table-cell office:value-type="float" office:value="4.36368" calcext:value-type="float">
            <text:p>4.36368</text:p>
          </table:table-cell>
          <table:table-cell office:value-type="float" office:value="337.524" calcext:value-type="float">
            <text:p>337.524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4.82071" calcext:value-type="float">
            <text:p>4.82071</text:p>
          </table:table-cell>
          <table:table-cell office:value-type="float" office:value="338.443" calcext:value-type="float">
            <text:p>338.443</text:p>
          </table:table-cell>
          <table:table-cell office:value-type="float" office:value="235.5" calcext:value-type="float">
            <text:p>235.5</text:p>
          </table:table-cell>
        </table:table-row>
        <table:table-row table:style-name="ro1">
          <table:table-cell office:value-type="float" office:value="5.34203" calcext:value-type="float">
            <text:p>5.34203</text:p>
          </table:table-cell>
          <table:table-cell office:value-type="float" office:value="339.355" calcext:value-type="float">
            <text:p>339.355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5.87998" calcext:value-type="float">
            <text:p>5.87998</text:p>
          </table:table-cell>
          <table:table-cell office:value-type="float" office:value="340.311" calcext:value-type="float">
            <text:p>340.311</text:p>
          </table:table-cell>
          <table:table-cell office:value-type="float" office:value="234.5" calcext:value-type="float">
            <text:p>234.5</text:p>
          </table:table-cell>
        </table:table-row>
        <table:table-row table:style-name="ro1">
          <table:table-cell office:value-type="float" office:value="6.32165" calcext:value-type="float">
            <text:p>6.32165</text:p>
          </table:table-cell>
          <table:table-cell office:value-type="float" office:value="341.293" calcext:value-type="float">
            <text:p>341.29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6.90325" calcext:value-type="float">
            <text:p>6.90325</text:p>
          </table:table-cell>
          <table:table-cell office:value-type="float" office:value="342.306" calcext:value-type="float">
            <text:p>342.306</text:p>
          </table:table-cell>
          <table:table-cell office:value-type="float" office:value="233.5" calcext:value-type="float">
            <text:p>233.5</text:p>
          </table:table-cell>
        </table:table-row>
        <table:table-row table:style-name="ro1">
          <table:table-cell office:value-type="float" office:value="7.66621" calcext:value-type="float">
            <text:p>7.66621</text:p>
          </table:table-cell>
          <table:table-cell office:value-type="float" office:value="343.284" calcext:value-type="float">
            <text:p>343.284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8.30103" calcext:value-type="float">
            <text:p>8.30103</text:p>
          </table:table-cell>
          <table:table-cell office:value-type="float" office:value="344.309" calcext:value-type="float">
            <text:p>344.309</text:p>
          </table:table-cell>
          <table:table-cell office:value-type="float" office:value="232.5" calcext:value-type="float">
            <text:p>232.5</text:p>
          </table:table-cell>
        </table:table-row>
        <table:table-row table:style-name="ro1">
          <table:table-cell office:value-type="float" office:value="8.8826" calcext:value-type="float">
            <text:p>8.8826</text:p>
          </table:table-cell>
          <table:table-cell office:value-type="float" office:value="345.367" calcext:value-type="float">
            <text:p>345.367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9.54837" calcext:value-type="float">
            <text:p>9.54837</text:p>
          </table:table-cell>
          <table:table-cell office:value-type="float" office:value="346.435" calcext:value-type="float">
            <text:p>346.435</text:p>
          </table:table-cell>
          <table:table-cell office:value-type="float" office:value="231.5" calcext:value-type="float">
            <text:p>231.5</text:p>
          </table:table-cell>
        </table:table-row>
        <table:table-row table:style-name="ro1">
          <table:table-cell office:value-type="float" office:value="10.2901" calcext:value-type="float">
            <text:p>10.2901</text:p>
          </table:table-cell>
          <table:table-cell office:value-type="float" office:value="347.535" calcext:value-type="float">
            <text:p>347.53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0.9303" calcext:value-type="float">
            <text:p>10.9303</text:p>
          </table:table-cell>
          <table:table-cell office:value-type="float" office:value="348.582" calcext:value-type="float">
            <text:p>348.582</text:p>
          </table:table-cell>
          <table:table-cell office:value-type="float" office:value="230.5" calcext:value-type="float">
            <text:p>230.5</text:p>
          </table:table-cell>
        </table:table-row>
        <table:table-row table:style-name="ro1">
          <table:table-cell office:value-type="float" office:value="11.5861" calcext:value-type="float">
            <text:p>11.5861</text:p>
          </table:table-cell>
          <table:table-cell office:value-type="float" office:value="349.681" calcext:value-type="float">
            <text:p>349.68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2.3531" calcext:value-type="float">
            <text:p>12.3531</text:p>
          </table:table-cell>
          <table:table-cell office:value-type="float" office:value="350.809" calcext:value-type="float">
            <text:p>350.809</text:p>
          </table:table-cell>
          <table:table-cell office:value-type="float" office:value="229.5" calcext:value-type="float">
            <text:p>229.5</text:p>
          </table:table-cell>
        </table:table-row>
        <table:table-row table:style-name="ro1">
          <table:table-cell office:value-type="float" office:value="13.1688" calcext:value-type="float">
            <text:p>13.1688</text:p>
          </table:table-cell>
          <table:table-cell office:value-type="float" office:value="351.943" calcext:value-type="float">
            <text:p>351.943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3.909" calcext:value-type="float">
            <text:p>13.909</text:p>
          </table:table-cell>
          <table:table-cell office:value-type="float" office:value="353.087" calcext:value-type="float">
            <text:p>353.087</text:p>
          </table:table-cell>
          <table:table-cell office:value-type="float" office:value="228.5" calcext:value-type="float">
            <text:p>228.5</text:p>
          </table:table-cell>
        </table:table-row>
        <table:table-row table:style-name="ro1">
          <table:table-cell office:value-type="float" office:value="14.7478" calcext:value-type="float">
            <text:p>14.7478</text:p>
          </table:table-cell>
          <table:table-cell office:value-type="float" office:value="354.25" calcext:value-type="float">
            <text:p>354.25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5.5725" calcext:value-type="float">
            <text:p>15.5725</text:p>
          </table:table-cell>
          <table:table-cell office:value-type="float" office:value="355.438" calcext:value-type="float">
            <text:p>355.438</text:p>
          </table:table-cell>
          <table:table-cell office:value-type="float" office:value="227.5" calcext:value-type="float">
            <text:p>227.5</text:p>
          </table:table-cell>
        </table:table-row>
        <table:table-row table:style-name="ro1">
          <table:table-cell office:value-type="float" office:value="16.2836" calcext:value-type="float">
            <text:p>16.2836</text:p>
          </table:table-cell>
          <table:table-cell office:value-type="float" office:value="356.659" calcext:value-type="float">
            <text:p>356.659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6.8698" calcext:value-type="float">
            <text:p>16.8698</text:p>
          </table:table-cell>
          <table:table-cell office:value-type="float" office:value="357.811" calcext:value-type="float">
            <text:p>357.811</text:p>
          </table:table-cell>
          <table:table-cell office:value-type="float" office:value="226.5" calcext:value-type="float">
            <text:p>226.5</text:p>
          </table:table-cell>
        </table:table-row>
        <table:table-row table:style-name="ro1">
          <table:table-cell office:value-type="float" office:value="17.4897" calcext:value-type="float">
            <text:p>17.4897</text:p>
          </table:table-cell>
          <table:table-cell office:value-type="float" office:value="359.001" calcext:value-type="float">
            <text:p>359.001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8.1446" calcext:value-type="float">
            <text:p>18.1446</text:p>
          </table:table-cell>
          <table:table-cell office:value-type="float" office:value="360.139" calcext:value-type="float">
            <text:p>360.139</text:p>
          </table:table-cell>
          <table:table-cell office:value-type="float" office:value="225.5" calcext:value-type="float">
            <text:p>225.5</text:p>
          </table:table-cell>
        </table:table-row>
        <table:table-row table:style-name="ro1">
          <table:table-cell office:value-type="float" office:value="18.8501" calcext:value-type="float">
            <text:p>18.8501</text:p>
          </table:table-cell>
          <table:table-cell office:value-type="float" office:value="361.325" calcext:value-type="float">
            <text:p>361.32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9.5663" calcext:value-type="float">
            <text:p>19.5663</text:p>
          </table:table-cell>
          <table:table-cell office:value-type="float" office:value="362.463" calcext:value-type="float">
            <text:p>362.463</text:p>
          </table:table-cell>
          <table:table-cell office:value-type="float" office:value="224.5" calcext:value-type="float">
            <text:p>224.5</text:p>
          </table:table-cell>
        </table:table-row>
        <table:table-row table:style-name="ro1">
          <table:table-cell office:value-type="float" office:value="20.4631" calcext:value-type="float">
            <text:p>20.4631</text:p>
          </table:table-cell>
          <table:table-cell office:value-type="float" office:value="363.596" calcext:value-type="float">
            <text:p>363.59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1.159" calcext:value-type="float">
            <text:p>21.159</text:p>
          </table:table-cell>
          <table:table-cell office:value-type="float" office:value="364.79" calcext:value-type="float">
            <text:p>364.79</text:p>
          </table:table-cell>
          <table:table-cell office:value-type="float" office:value="223.5" calcext:value-type="float">
            <text:p>223.5</text:p>
          </table:table-cell>
        </table:table-row>
        <table:table-row table:style-name="ro1">
          <table:table-cell office:value-type="float" office:value="21.8908" calcext:value-type="float">
            <text:p>21.8908</text:p>
          </table:table-cell>
          <table:table-cell office:value-type="float" office:value="365.983" calcext:value-type="float">
            <text:p>365.983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.605" calcext:value-type="float">
            <text:p>22.605</text:p>
          </table:table-cell>
          <table:table-cell office:value-type="float" office:value="367.185" calcext:value-type="float">
            <text:p>367.185</text:p>
          </table:table-cell>
          <table:table-cell office:value-type="float" office:value="222.5" calcext:value-type="float">
            <text:p>222.5</text:p>
          </table:table-cell>
        </table:table-row>
        <table:table-row table:style-name="ro1">
          <table:table-cell office:value-type="float" office:value="23.2054" calcext:value-type="float">
            <text:p>23.2054</text:p>
          </table:table-cell>
          <table:table-cell office:value-type="float" office:value="368.345" calcext:value-type="float">
            <text:p>368.34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3.6949" calcext:value-type="float">
            <text:p>23.6949</text:p>
          </table:table-cell>
          <table:table-cell office:value-type="float" office:value="369.517" calcext:value-type="float">
            <text:p>369.517</text:p>
          </table:table-cell>
          <table:table-cell office:value-type="float" office:value="221.5" calcext:value-type="float">
            <text:p>221.5</text:p>
          </table:table-cell>
        </table:table-row>
        <table:table-row table:style-name="ro1">
          <table:table-cell office:value-type="float" office:value="23.8456" calcext:value-type="float">
            <text:p>23.8456</text:p>
          </table:table-cell>
          <table:table-cell office:value-type="float" office:value="370.694" calcext:value-type="float">
            <text:p>370.694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4.1453" calcext:value-type="float">
            <text:p>24.1453</text:p>
          </table:table-cell>
          <table:table-cell office:value-type="float" office:value="371.86" calcext:value-type="float">
            <text:p>371.86</text:p>
          </table:table-cell>
          <table:table-cell office:value-type="float" office:value="220.5" calcext:value-type="float">
            <text:p>220.5</text:p>
          </table:table-cell>
        </table:table-row>
        <table:table-row table:style-name="ro1">
          <table:table-cell office:value-type="float" office:value="24.5402" calcext:value-type="float">
            <text:p>24.5402</text:p>
          </table:table-cell>
          <table:table-cell office:value-type="float" office:value="372.983" calcext:value-type="float">
            <text:p>372.983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4.8647" calcext:value-type="float">
            <text:p>24.8647</text:p>
          </table:table-cell>
          <table:table-cell office:value-type="float" office:value="374.096" calcext:value-type="float">
            <text:p>374.096</text:p>
          </table:table-cell>
          <table:table-cell office:value-type="float" office:value="219.5" calcext:value-type="float">
            <text:p>219.5</text:p>
          </table:table-cell>
        </table:table-row>
        <table:table-row table:style-name="ro1">
          <table:table-cell office:value-type="float" office:value="25.1204" calcext:value-type="float">
            <text:p>25.1204</text:p>
          </table:table-cell>
          <table:table-cell office:value-type="float" office:value="375.188" calcext:value-type="float">
            <text:p>375.18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5.2029" calcext:value-type="float">
            <text:p>25.2029</text:p>
          </table:table-cell>
          <table:table-cell office:value-type="float" office:value="376.254" calcext:value-type="float">
            <text:p>376.254</text:p>
          </table:table-cell>
          <table:table-cell office:value-type="float" office:value="218.5" calcext:value-type="float">
            <text:p>218.5</text:p>
          </table:table-cell>
        </table:table-row>
        <table:table-row table:style-name="ro1">
          <table:table-cell office:value-type="float" office:value="25.4995" calcext:value-type="float">
            <text:p>25.4995</text:p>
          </table:table-cell>
          <table:table-cell office:value-type="float" office:value="377.342" calcext:value-type="float">
            <text:p>377.342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5.7211" calcext:value-type="float">
            <text:p>25.7211</text:p>
          </table:table-cell>
          <table:table-cell office:value-type="float" office:value="378.396" calcext:value-type="float">
            <text:p>378.396</text:p>
          </table:table-cell>
          <table:table-cell office:value-type="float" office:value="217.5" calcext:value-type="float">
            <text:p>217.5</text:p>
          </table:table-cell>
        </table:table-row>
        <table:table-row table:style-name="ro1">
          <table:table-cell office:value-type="float" office:value="25.9343" calcext:value-type="float">
            <text:p>25.9343</text:p>
          </table:table-cell>
          <table:table-cell office:value-type="float" office:value="379.426" calcext:value-type="float">
            <text:p>379.42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5.8661" calcext:value-type="float">
            <text:p>25.8661</text:p>
          </table:table-cell>
          <table:table-cell office:value-type="float" office:value="380.506" calcext:value-type="float">
            <text:p>380.506</text:p>
          </table:table-cell>
          <table:table-cell office:value-type="float" office:value="216.5" calcext:value-type="float">
            <text:p>216.5</text:p>
          </table:table-cell>
        </table:table-row>
        <table:table-row table:style-name="ro1">
          <table:table-cell office:value-type="float" office:value="25.5321" calcext:value-type="float">
            <text:p>25.5321</text:p>
          </table:table-cell>
          <table:table-cell office:value-type="float" office:value="381.541" calcext:value-type="float">
            <text:p>381.541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5.3007" calcext:value-type="float">
            <text:p>25.3007</text:p>
          </table:table-cell>
          <table:table-cell office:value-type="float" office:value="382.607" calcext:value-type="float">
            <text:p>382.607</text:p>
          </table:table-cell>
          <table:table-cell office:value-type="float" office:value="215.5" calcext:value-type="float">
            <text:p>215.5</text:p>
          </table:table-cell>
        </table:table-row>
        <table:table-row table:style-name="ro1">
          <table:table-cell office:value-type="float" office:value="25.1308" calcext:value-type="float">
            <text:p>25.1308</text:p>
          </table:table-cell>
          <table:table-cell office:value-type="float" office:value="383.596" calcext:value-type="float">
            <text:p>383.59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4.6618" calcext:value-type="float">
            <text:p>24.6618</text:p>
          </table:table-cell>
          <table:table-cell office:value-type="float" office:value="384.649" calcext:value-type="float">
            <text:p>384.649</text:p>
          </table:table-cell>
          <table:table-cell office:value-type="float" office:value="214.5" calcext:value-type="float">
            <text:p>214.5</text:p>
          </table:table-cell>
        </table:table-row>
        <table:table-row table:style-name="ro1">
          <table:table-cell office:value-type="float" office:value="24.2466" calcext:value-type="float">
            <text:p>24.2466</text:p>
          </table:table-cell>
          <table:table-cell office:value-type="float" office:value="385.757" calcext:value-type="float">
            <text:p>385.757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3.8123" calcext:value-type="float">
            <text:p>23.8123</text:p>
          </table:table-cell>
          <table:table-cell office:value-type="float" office:value="386.901" calcext:value-type="float">
            <text:p>386.901</text:p>
          </table:table-cell>
          <table:table-cell office:value-type="float" office:value="213.5" calcext:value-type="float">
            <text:p>213.5</text:p>
          </table:table-cell>
        </table:table-row>
        <table:table-row table:style-name="ro1">
          <table:table-cell office:value-type="float" office:value="23.5801" calcext:value-type="float">
            <text:p>23.5801</text:p>
          </table:table-cell>
          <table:table-cell office:value-type="float" office:value="388.048" calcext:value-type="float">
            <text:p>388.048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3.4531" calcext:value-type="float">
            <text:p>23.4531</text:p>
          </table:table-cell>
          <table:table-cell office:value-type="float" office:value="389.293" calcext:value-type="float">
            <text:p>389.293</text:p>
          </table:table-cell>
          <table:table-cell office:value-type="float" office:value="212.5" calcext:value-type="float">
            <text:p>212.5</text:p>
          </table:table-cell>
        </table:table-row>
        <table:table-row table:style-name="ro1">
          <table:table-cell office:value-type="float" office:value="23.0799" calcext:value-type="float">
            <text:p>23.0799</text:p>
          </table:table-cell>
          <table:table-cell office:value-type="float" office:value="390.578" calcext:value-type="float">
            <text:p>390.578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2.7762" calcext:value-type="float">
            <text:p>22.7762</text:p>
          </table:table-cell>
          <table:table-cell office:value-type="float" office:value="391.916" calcext:value-type="float">
            <text:p>391.916</text:p>
          </table:table-cell>
          <table:table-cell office:value-type="float" office:value="211.5" calcext:value-type="float">
            <text:p>211.5</text:p>
          </table:table-cell>
        </table:table-row>
        <table:table-row table:style-name="ro1">
          <table:table-cell office:value-type="float" office:value="22.6207" calcext:value-type="float">
            <text:p>22.6207</text:p>
          </table:table-cell>
          <table:table-cell office:value-type="float" office:value="393.309" calcext:value-type="float">
            <text:p>393.309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2.261" calcext:value-type="float">
            <text:p>22.261</text:p>
          </table:table-cell>
          <table:table-cell office:value-type="float" office:value="394.706" calcext:value-type="float">
            <text:p>394.706</text:p>
          </table:table-cell>
          <table:table-cell office:value-type="float" office:value="210.5" calcext:value-type="float">
            <text:p>210.5</text:p>
          </table:table-cell>
        </table:table-row>
        <table:table-row table:style-name="ro1">
          <table:table-cell office:value-type="float" office:value="22.072" calcext:value-type="float">
            <text:p>22.072</text:p>
          </table:table-cell>
          <table:table-cell office:value-type="float" office:value="396.246" calcext:value-type="float">
            <text:p>396.24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1.8136" calcext:value-type="float">
            <text:p>21.8136</text:p>
          </table:table-cell>
          <table:table-cell office:value-type="float" office:value="397.852" calcext:value-type="float">
            <text:p>397.852</text:p>
          </table:table-cell>
          <table:table-cell office:value-type="float" office:value="209.5" calcext:value-type="float">
            <text:p>209.5</text:p>
          </table:table-cell>
        </table:table-row>
        <table:table-row table:style-name="ro1">
          <table:table-cell office:value-type="float" office:value="21.9545" calcext:value-type="float">
            <text:p>21.9545</text:p>
          </table:table-cell>
          <table:table-cell office:value-type="float" office:value="399.604" calcext:value-type="float">
            <text:p>399.604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2.4292" calcext:value-type="float">
            <text:p>22.4292</text:p>
          </table:table-cell>
          <table:table-cell office:value-type="float" office:value="401.388" calcext:value-type="float">
            <text:p>401.388</text:p>
          </table:table-cell>
          <table:table-cell office:value-type="float" office:value="208.5" calcext:value-type="float">
            <text:p>208.5</text:p>
          </table:table-cell>
        </table:table-row>
        <table:table-row table:style-name="ro1">
          <table:table-cell office:value-type="float" office:value="22.7735" calcext:value-type="float">
            <text:p>22.7735</text:p>
          </table:table-cell>
          <table:table-cell office:value-type="float" office:value="403.408" calcext:value-type="float">
            <text:p>403.40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3.33" calcext:value-type="float">
            <text:p>23.33</text:p>
          </table:table-cell>
          <table:table-cell office:value-type="float" office:value="405.498" calcext:value-type="float">
            <text:p>405.498</text:p>
          </table:table-cell>
          <table:table-cell office:value-type="float" office:value="207.5" calcext:value-type="float">
            <text:p>207.5</text:p>
          </table:table-cell>
        </table:table-row>
        <table:table-row table:style-name="ro1">
          <table:table-cell office:value-type="float" office:value="24.0773" calcext:value-type="float">
            <text:p>24.0773</text:p>
          </table:table-cell>
          <table:table-cell office:value-type="float" office:value="407.774" calcext:value-type="float">
            <text:p>407.77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4.7498" calcext:value-type="float">
            <text:p>24.7498</text:p>
          </table:table-cell>
          <table:table-cell office:value-type="float" office:value="410.138" calcext:value-type="float">
            <text:p>410.138</text:p>
          </table:table-cell>
          <table:table-cell office:value-type="float" office:value="206.5" calcext:value-type="float">
            <text:p>206.5</text:p>
          </table:table-cell>
        </table:table-row>
        <table:table-row table:style-name="ro1">
          <table:table-cell office:value-type="float" office:value="26.0001" calcext:value-type="float">
            <text:p>26.0001</text:p>
          </table:table-cell>
          <table:table-cell office:value-type="float" office:value="412.711" calcext:value-type="float">
            <text:p>412.71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6.838" calcext:value-type="float">
            <text:p>26.838</text:p>
          </table:table-cell>
          <table:table-cell office:value-type="float" office:value="415.375" calcext:value-type="float">
            <text:p>415.375</text:p>
          </table:table-cell>
          <table:table-cell office:value-type="float" office:value="205.5" calcext:value-type="float">
            <text:p>205.5</text:p>
          </table:table-cell>
        </table:table-row>
        <table:table-row table:style-name="ro1">
          <table:table-cell office:value-type="float" office:value="27.7412" calcext:value-type="float">
            <text:p>27.7412</text:p>
          </table:table-cell>
          <table:table-cell office:value-type="float" office:value="418.068" calcext:value-type="float">
            <text:p>418.068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9.1627" calcext:value-type="float">
            <text:p>29.1627</text:p>
          </table:table-cell>
          <table:table-cell office:value-type="float" office:value="420.801" calcext:value-type="float">
            <text:p>420.801</text:p>
          </table:table-cell>
          <table:table-cell office:value-type="float" office:value="204.5" calcext:value-type="float">
            <text:p>204.5</text:p>
          </table:table-cell>
        </table:table-row>
        <table:table-row table:style-name="ro1">
          <table:table-cell office:value-type="float" office:value="30.4791" calcext:value-type="float">
            <text:p>30.4791</text:p>
          </table:table-cell>
          <table:table-cell office:value-type="float" office:value="423.606" calcext:value-type="float">
            <text:p>423.60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1.8575" calcext:value-type="float">
            <text:p>31.8575</text:p>
          </table:table-cell>
          <table:table-cell office:value-type="float" office:value="426.413" calcext:value-type="float">
            <text:p>426.413</text:p>
          </table:table-cell>
          <table:table-cell office:value-type="float" office:value="203.5" calcext:value-type="float">
            <text:p>203.5</text:p>
          </table:table-cell>
        </table:table-row>
        <table:table-row table:style-name="ro1">
          <table:table-cell office:value-type="float" office:value="32.9195" calcext:value-type="float">
            <text:p>32.9195</text:p>
          </table:table-cell>
          <table:table-cell office:value-type="float" office:value="429.245" calcext:value-type="float">
            <text:p>429.245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4.1358" calcext:value-type="float">
            <text:p>34.1358</text:p>
          </table:table-cell>
          <table:table-cell office:value-type="float" office:value="431.991" calcext:value-type="float">
            <text:p>431.991</text:p>
          </table:table-cell>
          <table:table-cell office:value-type="float" office:value="202.5" calcext:value-type="float">
            <text:p>202.5</text:p>
          </table:table-cell>
        </table:table-row>
        <table:table-row table:style-name="ro1">
          <table:table-cell office:value-type="float" office:value="35.2285" calcext:value-type="float">
            <text:p>35.2285</text:p>
          </table:table-cell>
          <table:table-cell office:value-type="float" office:value="434.85" calcext:value-type="float">
            <text:p>434.85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36.2804" calcext:value-type="float">
            <text:p>36.2804</text:p>
          </table:table-cell>
          <table:table-cell office:value-type="float" office:value="437.727" calcext:value-type="float">
            <text:p>437.727</text:p>
          </table:table-cell>
          <table:table-cell office:value-type="float" office:value="201.5" calcext:value-type="float">
            <text:p>201.5</text:p>
          </table:table-cell>
        </table:table-row>
        <table:table-row table:style-name="ro1">
          <table:table-cell office:value-type="float" office:value="37.1969" calcext:value-type="float">
            <text:p>37.1969</text:p>
          </table:table-cell>
          <table:table-cell office:value-type="float" office:value="440.564" calcext:value-type="float">
            <text:p>440.56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8.1626" calcext:value-type="float">
            <text:p>38.1626</text:p>
          </table:table-cell>
          <table:table-cell office:value-type="float" office:value="443.374" calcext:value-type="float">
            <text:p>443.374</text:p>
          </table:table-cell>
          <table:table-cell office:value-type="float" office:value="200.5" calcext:value-type="float">
            <text:p>200.5</text:p>
          </table:table-cell>
        </table:table-row>
        <table:table-row table:style-name="ro1">
          <table:table-cell office:value-type="float" office:value="39.2452" calcext:value-type="float">
            <text:p>39.2452</text:p>
          </table:table-cell>
          <table:table-cell office:value-type="float" office:value="446.096" calcext:value-type="float">
            <text:p>446.09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9.9798" calcext:value-type="float">
            <text:p>39.9798</text:p>
          </table:table-cell>
          <table:table-cell office:value-type="float" office:value="448.729" calcext:value-type="float">
            <text:p>448.729</text:p>
          </table:table-cell>
          <table:table-cell office:value-type="float" office:value="199.5" calcext:value-type="float">
            <text:p>199.5</text:p>
          </table:table-cell>
        </table:table-row>
        <table:table-row table:style-name="ro1">
          <table:table-cell office:value-type="float" office:value="40.6836" calcext:value-type="float">
            <text:p>40.6836</text:p>
          </table:table-cell>
          <table:table-cell office:value-type="float" office:value="451.265" calcext:value-type="float">
            <text:p>451.26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0.9303" calcext:value-type="float">
            <text:p>40.9303</text:p>
          </table:table-cell>
          <table:table-cell office:value-type="float" office:value="453.674" calcext:value-type="float">
            <text:p>453.674</text:p>
          </table:table-cell>
          <table:table-cell office:value-type="float" office:value="198.5" calcext:value-type="float">
            <text:p>198.5</text:p>
          </table:table-cell>
        </table:table-row>
        <table:table-row table:style-name="ro1">
          <table:table-cell office:value-type="float" office:value="40.8783" calcext:value-type="float">
            <text:p>40.8783</text:p>
          </table:table-cell>
          <table:table-cell office:value-type="float" office:value="455.976" calcext:value-type="float">
            <text:p>455.97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0.3885" calcext:value-type="float">
            <text:p>40.3885</text:p>
          </table:table-cell>
          <table:table-cell office:value-type="float" office:value="458.168" calcext:value-type="float">
            <text:p>458.168</text:p>
          </table:table-cell>
          <table:table-cell office:value-type="float" office:value="197.5" calcext:value-type="float">
            <text:p>197.5</text:p>
          </table:table-cell>
        </table:table-row>
        <table:table-row table:style-name="ro1">
          <table:table-cell office:value-type="float" office:value="39.8379" calcext:value-type="float">
            <text:p>39.8379</text:p>
          </table:table-cell>
          <table:table-cell office:value-type="float" office:value="460.246" calcext:value-type="float">
            <text:p>460.24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39.4122" calcext:value-type="float">
            <text:p>39.4122</text:p>
          </table:table-cell>
          <table:table-cell office:value-type="float" office:value="462.237" calcext:value-type="float">
            <text:p>462.237</text:p>
          </table:table-cell>
          <table:table-cell office:value-type="float" office:value="196.5" calcext:value-type="float">
            <text:p>196.5</text:p>
          </table:table-cell>
        </table:table-row>
        <table:table-row table:style-name="ro1">
          <table:table-cell office:value-type="float" office:value="38.4955" calcext:value-type="float">
            <text:p>38.4955</text:p>
          </table:table-cell>
          <table:table-cell office:value-type="float" office:value="464.073" calcext:value-type="float">
            <text:p>464.07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37.5138" calcext:value-type="float">
            <text:p>37.5138</text:p>
          </table:table-cell>
          <table:table-cell office:value-type="float" office:value="465.78" calcext:value-type="float">
            <text:p>465.78</text:p>
          </table:table-cell>
          <table:table-cell office:value-type="float" office:value="195.5" calcext:value-type="float">
            <text:p>195.5</text:p>
          </table:table-cell>
        </table:table-row>
        <table:table-row table:style-name="ro1">
          <table:table-cell office:value-type="float" office:value="36.1537" calcext:value-type="float">
            <text:p>36.1537</text:p>
          </table:table-cell>
          <table:table-cell office:value-type="float" office:value="467.327" calcext:value-type="float">
            <text:p>467.327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4.2852" calcext:value-type="float">
            <text:p>34.2852</text:p>
          </table:table-cell>
          <table:table-cell office:value-type="float" office:value="468.784" calcext:value-type="float">
            <text:p>468.784</text:p>
          </table:table-cell>
          <table:table-cell office:value-type="float" office:value="194.5" calcext:value-type="float">
            <text:p>194.5</text:p>
          </table:table-cell>
        </table:table-row>
        <table:table-row table:style-name="ro1">
          <table:table-cell office:value-type="float" office:value="32.7959" calcext:value-type="float">
            <text:p>32.7959</text:p>
          </table:table-cell>
          <table:table-cell office:value-type="float" office:value="470.132" calcext:value-type="float">
            <text:p>470.132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0.8008" calcext:value-type="float">
            <text:p>30.8008</text:p>
          </table:table-cell>
          <table:table-cell office:value-type="float" office:value="471.327" calcext:value-type="float">
            <text:p>471.327</text:p>
          </table:table-cell>
          <table:table-cell office:value-type="float" office:value="193.5" calcext:value-type="float">
            <text:p>193.5</text:p>
          </table:table-cell>
        </table:table-row>
        <table:table-row table:style-name="ro1">
          <table:table-cell office:value-type="float" office:value="28.439" calcext:value-type="float">
            <text:p>28.439</text:p>
          </table:table-cell>
          <table:table-cell office:value-type="float" office:value="472.461" calcext:value-type="float">
            <text:p>472.46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25.6547" calcext:value-type="float">
            <text:p>25.6547</text:p>
          </table:table-cell>
          <table:table-cell office:value-type="float" office:value="473.514" calcext:value-type="float">
            <text:p>473.514</text:p>
          </table:table-cell>
          <table:table-cell office:value-type="float" office:value="192.5" calcext:value-type="float">
            <text:p>192.5</text:p>
          </table:table-cell>
        </table:table-row>
        <table:table-row table:style-name="ro1">
          <table:table-cell office:value-type="float" office:value="23.0019" calcext:value-type="float">
            <text:p>23.0019</text:p>
          </table:table-cell>
          <table:table-cell office:value-type="float" office:value="474.562" calcext:value-type="float">
            <text:p>474.56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20.3088" calcext:value-type="float">
            <text:p>20.3088</text:p>
          </table:table-cell>
          <table:table-cell office:value-type="float" office:value="475.56" calcext:value-type="float">
            <text:p>475.56</text:p>
          </table:table-cell>
          <table:table-cell office:value-type="float" office:value="191.5" calcext:value-type="float">
            <text:p>191.5</text:p>
          </table:table-cell>
        </table:table-row>
        <table:table-row table:style-name="ro1">
          <table:table-cell office:value-type="float" office:value="17.4651" calcext:value-type="float">
            <text:p>17.4651</text:p>
          </table:table-cell>
          <table:table-cell office:value-type="float" office:value="476.535" calcext:value-type="float">
            <text:p>476.53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4.3909" calcext:value-type="float">
            <text:p>14.3909</text:p>
          </table:table-cell>
          <table:table-cell office:value-type="float" office:value="477.622" calcext:value-type="float">
            <text:p>477.622</text:p>
          </table:table-cell>
          <table:table-cell office:value-type="float" office:value="190.5" calcext:value-type="float">
            <text:p>190.5</text:p>
          </table:table-cell>
        </table:table-row>
        <table:table-row table:style-name="ro1">
          <table:table-cell office:value-type="float" office:value="10.991" calcext:value-type="float">
            <text:p>10.991</text:p>
          </table:table-cell>
          <table:table-cell office:value-type="float" office:value="478.928" calcext:value-type="float">
            <text:p>478.92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8.39545" calcext:value-type="float">
            <text:p>8.39545</text:p>
          </table:table-cell>
          <table:table-cell office:value-type="float" office:value="480.468" calcext:value-type="float">
            <text:p>480.468</text:p>
          </table:table-cell>
          <table:table-cell office:value-type="float" office:value="189.5" calcext:value-type="float">
            <text:p>189.5</text:p>
          </table:table-cell>
        </table:table-row>
        <table:table-row table:style-name="ro1">
          <table:table-cell office:value-type="float" office:value="5.72879" calcext:value-type="float">
            <text:p>5.72879</text:p>
          </table:table-cell>
          <table:table-cell office:value-type="float" office:value="482.317" calcext:value-type="float">
            <text:p>482.317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3.03389" calcext:value-type="float">
            <text:p>3.03389</text:p>
          </table:table-cell>
          <table:table-cell office:value-type="float" office:value="484.712" calcext:value-type="float">
            <text:p>484.712</text:p>
          </table:table-cell>
          <table:table-cell office:value-type="float" office:value="188.5" calcext:value-type="float">
            <text:p>188.5</text:p>
          </table:table-cell>
        </table:table-row>
        <table:table-row table:style-name="ro1">
          <table:table-cell office:value-type="float" office:value="0.279257" calcext:value-type="float">
            <text:p>0.279257</text:p>
          </table:table-cell>
          <table:table-cell office:value-type="float" office:value="487.908" calcext:value-type="float">
            <text:p>487.90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-2.34075" calcext:value-type="float">
            <text:p>-2.34075</text:p>
          </table:table-cell>
          <table:table-cell office:value-type="float" office:value="492.021" calcext:value-type="float">
            <text:p>492.021</text:p>
          </table:table-cell>
          <table:table-cell office:value-type="float" office:value="187.5" calcext:value-type="float">
            <text:p>187.5</text:p>
          </table:table-cell>
        </table:table-row>
        <table:table-row table:style-name="ro1">
          <table:table-cell office:value-type="float" office:value="-4.48385" calcext:value-type="float">
            <text:p>-4.48385</text:p>
          </table:table-cell>
          <table:table-cell office:value-type="float" office:value="497.182" calcext:value-type="float">
            <text:p>497.18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-6.57069" calcext:value-type="float">
            <text:p>-6.57069</text:p>
          </table:table-cell>
          <table:table-cell office:value-type="float" office:value="503.989" calcext:value-type="float">
            <text:p>503.989</text:p>
          </table:table-cell>
          <table:table-cell office:value-type="float" office:value="186.5" calcext:value-type="float">
            <text:p>186.5</text:p>
          </table:table-cell>
        </table:table-row>
        <table:table-row table:style-name="ro1">
          <table:table-cell office:value-type="float" office:value="-9.17151" calcext:value-type="float">
            <text:p>-9.17151</text:p>
          </table:table-cell>
          <table:table-cell office:value-type="float" office:value="512.834" calcext:value-type="float">
            <text:p>512.83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-10.7573" calcext:value-type="float">
            <text:p>-10.7573</text:p>
          </table:table-cell>
          <table:table-cell office:value-type="float" office:value="523.984" calcext:value-type="float">
            <text:p>523.984</text:p>
          </table:table-cell>
          <table:table-cell office:value-type="float" office:value="185.5" calcext:value-type="float">
            <text:p>185.5</text:p>
          </table:table-cell>
        </table:table-row>
        <table:table-row table:style-name="ro1">
          <table:table-cell office:value-type="float" office:value="-12.6484" calcext:value-type="float">
            <text:p>-12.6484</text:p>
          </table:table-cell>
          <table:table-cell office:value-type="float" office:value="538.263" calcext:value-type="float">
            <text:p>538.26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-13.9335" calcext:value-type="float">
            <text:p>-13.9335</text:p>
          </table:table-cell>
          <table:table-cell office:value-type="float" office:value="556.501" calcext:value-type="float">
            <text:p>556.501</text:p>
          </table:table-cell>
          <table:table-cell office:value-type="float" office:value="184.5" calcext:value-type="float">
            <text:p>184.5</text:p>
          </table:table-cell>
        </table:table-row>
        <table:table-row table:style-name="ro1">
          <table:table-cell office:value-type="float" office:value="-15.1832" calcext:value-type="float">
            <text:p>-15.1832</text:p>
          </table:table-cell>
          <table:table-cell office:value-type="float" office:value="579.417" calcext:value-type="float">
            <text:p>579.41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-15.9929" calcext:value-type="float">
            <text:p>-15.9929</text:p>
          </table:table-cell>
          <table:table-cell office:value-type="float" office:value="608.576" calcext:value-type="float">
            <text:p>608.576</text:p>
          </table:table-cell>
          <table:table-cell office:value-type="float" office:value="183.5" calcext:value-type="float">
            <text:p>183.5</text:p>
          </table:table-cell>
        </table:table-row>
        <table:table-row table:style-name="ro1">
          <table:table-cell office:value-type="float" office:value="-13.9213" calcext:value-type="float">
            <text:p>-13.9213</text:p>
          </table:table-cell>
          <table:table-cell office:value-type="float" office:value="645.014" calcext:value-type="float">
            <text:p>645.01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-15.8302" calcext:value-type="float">
            <text:p>-15.8302</text:p>
          </table:table-cell>
          <table:table-cell office:value-type="float" office:value="689.244" calcext:value-type="float">
            <text:p>689.244</text:p>
          </table:table-cell>
          <table:table-cell office:value-type="float" office:value="182.5" calcext:value-type="float">
            <text:p>182.5</text:p>
          </table:table-cell>
        </table:table-row>
        <table:table-row table:style-name="ro1">
          <table:table-cell office:value-type="float" office:value="-12.8681" calcext:value-type="float">
            <text:p>-12.8681</text:p>
          </table:table-cell>
          <table:table-cell office:value-type="float" office:value="741.117" calcext:value-type="float">
            <text:p>741.11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-8.69236" calcext:value-type="float">
            <text:p>-8.69236</text:p>
          </table:table-cell>
          <table:table-cell office:value-type="float" office:value="793.207" calcext:value-type="float">
            <text:p>793.207</text:p>
          </table:table-cell>
          <table:table-cell office:value-type="float" office:value="181.5" calcext:value-type="float">
            <text:p>181.5</text:p>
          </table:table-cell>
        </table:table-row>
        <table:table-row table:style-name="ro1">
          <table:table-cell office:value-type="float" office:value="-4.6813" calcext:value-type="float">
            <text:p>-4.6813</text:p>
          </table:table-cell>
          <table:table-cell office:value-type="float" office:value="826.972" calcext:value-type="float">
            <text:p>826.97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-7.91557" calcext:value-type="float">
            <text:p>-7.91557</text:p>
          </table:table-cell>
          <table:table-cell office:value-type="float" office:value="850.71" calcext:value-type="float">
            <text:p>850.71</text:p>
          </table:table-cell>
          <table:table-cell office:value-type="float" office:value="180.5" calcext:value-type="float">
            <text:p>180.5</text:p>
          </table:table-cell>
        </table:table-row>
        <table:table-row table:style-name="ro1">
          <table:table-cell office:value-type="float" office:value="-16.0596" calcext:value-type="float">
            <text:p>-16.0596</text:p>
          </table:table-cell>
          <table:table-cell office:value-type="float" office:value="856.332" calcext:value-type="float">
            <text:p>856.33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3" office:value-type="string" calcext:value-type="string">
            <text:p>None</text:p>
          </table:table-cell>
        </table:table-row>
      </table:table>
      <table:table table:name="racemic_C16_pH7to8_0pt5m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wavelength</text:p>
          </table:table-cell>
        </table:table-row>
        <table:table-row table:style-name="ro1">
          <table:table-cell office:value-type="float" office:value="0.154048" calcext:value-type="float">
            <text:p>0.154048</text:p>
          </table:table-cell>
          <table:table-cell office:value-type="float" office:value="302.749" calcext:value-type="float">
            <text:p>302.74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0.0575562" calcext:value-type="float">
            <text:p>0.0575562</text:p>
          </table:table-cell>
          <table:table-cell office:value-type="float" office:value="302.812" calcext:value-type="float">
            <text:p>302.812</text:p>
          </table:table-cell>
          <table:table-cell office:value-type="float" office:value="299.5" calcext:value-type="float">
            <text:p>299.5</text:p>
          </table:table-cell>
        </table:table-row>
        <table:table-row table:style-name="ro1">
          <table:table-cell office:value-type="float" office:value="0.103136" calcext:value-type="float">
            <text:p>0.103136</text:p>
          </table:table-cell>
          <table:table-cell office:value-type="float" office:value="302.882" calcext:value-type="float">
            <text:p>302.88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0.0987086" calcext:value-type="float">
            <text:p>0.0987086</text:p>
          </table:table-cell>
          <table:table-cell office:value-type="float" office:value="302.959" calcext:value-type="float">
            <text:p>302.959</text:p>
          </table:table-cell>
          <table:table-cell office:value-type="float" office:value="298.5" calcext:value-type="float">
            <text:p>298.5</text:p>
          </table:table-cell>
        </table:table-row>
        <table:table-row table:style-name="ro1">
          <table:table-cell office:value-type="float" office:value="0.0368062" calcext:value-type="float">
            <text:p>0.0368062</text:p>
          </table:table-cell>
          <table:table-cell office:value-type="float" office:value="303.006" calcext:value-type="float">
            <text:p>303.00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0.0861104" calcext:value-type="float">
            <text:p>0.0861104</text:p>
          </table:table-cell>
          <table:table-cell office:value-type="float" office:value="303.06" calcext:value-type="float">
            <text:p>303.06</text:p>
          </table:table-cell>
          <table:table-cell office:value-type="float" office:value="297.5" calcext:value-type="float">
            <text:p>297.5</text:p>
          </table:table-cell>
        </table:table-row>
        <table:table-row table:style-name="ro1">
          <table:table-cell office:value-type="float" office:value="0.0983429" calcext:value-type="float">
            <text:p>0.0983429</text:p>
          </table:table-cell>
          <table:table-cell office:value-type="float" office:value="303.117" calcext:value-type="float">
            <text:p>303.117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0.128422" calcext:value-type="float">
            <text:p>0.128422</text:p>
          </table:table-cell>
          <table:table-cell office:value-type="float" office:value="303.144" calcext:value-type="float">
            <text:p>303.144</text:p>
          </table:table-cell>
          <table:table-cell office:value-type="float" office:value="296.5" calcext:value-type="float">
            <text:p>296.5</text:p>
          </table:table-cell>
        </table:table-row>
        <table:table-row table:style-name="ro1">
          <table:table-cell office:value-type="float" office:value="0.091745" calcext:value-type="float">
            <text:p>0.091745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0.0260234" calcext:value-type="float">
            <text:p>0.0260234</text:p>
          </table:table-cell>
          <table:table-cell office:value-type="float" office:value="303.249" calcext:value-type="float">
            <text:p>303.249</text:p>
          </table:table-cell>
          <table:table-cell office:value-type="float" office:value="295.5" calcext:value-type="float">
            <text:p>295.5</text:p>
          </table:table-cell>
        </table:table-row>
        <table:table-row table:style-name="ro1">
          <table:table-cell office:value-type="float" office:value="0.0723134" calcext:value-type="float">
            <text:p>0.0723134</text:p>
          </table:table-cell>
          <table:table-cell office:value-type="float" office:value="303.289" calcext:value-type="float">
            <text:p>303.28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0.11044" calcext:value-type="float">
            <text:p>0.11044</text:p>
          </table:table-cell>
          <table:table-cell office:value-type="float" office:value="303.33" calcext:value-type="float">
            <text:p>303.33</text:p>
          </table:table-cell>
          <table:table-cell office:value-type="float" office:value="294.5" calcext:value-type="float">
            <text:p>294.5</text:p>
          </table:table-cell>
        </table:table-row>
        <table:table-row table:style-name="ro1">
          <table:table-cell office:value-type="float" office:value="0.0533249" calcext:value-type="float">
            <text:p>0.0533249</text:p>
          </table:table-cell>
          <table:table-cell office:value-type="float" office:value="303.358" calcext:value-type="float">
            <text:p>303.35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0.108964" calcext:value-type="float">
            <text:p>0.108964</text:p>
          </table:table-cell>
          <table:table-cell office:value-type="float" office:value="303.394" calcext:value-type="float">
            <text:p>303.394</text:p>
          </table:table-cell>
          <table:table-cell office:value-type="float" office:value="293.5" calcext:value-type="float">
            <text:p>293.5</text:p>
          </table:table-cell>
        </table:table-row>
        <table:table-row table:style-name="ro1">
          <table:table-cell office:value-type="float" office:value="0.201579" calcext:value-type="float">
            <text:p>0.201579</text:p>
          </table:table-cell>
          <table:table-cell office:value-type="float" office:value="303.421" calcext:value-type="float">
            <text:p>303.42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0.30802" calcext:value-type="float">
            <text:p>0.30802</text:p>
          </table:table-cell>
          <table:table-cell office:value-type="float" office:value="303.413" calcext:value-type="float">
            <text:p>303.413</text:p>
          </table:table-cell>
          <table:table-cell office:value-type="float" office:value="292.5" calcext:value-type="float">
            <text:p>292.5</text:p>
          </table:table-cell>
        </table:table-row>
        <table:table-row table:style-name="ro1">
          <table:table-cell office:value-type="float" office:value="0.400766" calcext:value-type="float">
            <text:p>0.400766</text:p>
          </table:table-cell>
          <table:table-cell office:value-type="float" office:value="303.298" calcext:value-type="float">
            <text:p>303.29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0.488537" calcext:value-type="float">
            <text:p>0.488537</text:p>
          </table:table-cell>
          <table:table-cell office:value-type="float" office:value="303.217" calcext:value-type="float">
            <text:p>303.217</text:p>
          </table:table-cell>
          <table:table-cell office:value-type="float" office:value="291.5" calcext:value-type="float">
            <text:p>291.5</text:p>
          </table:table-cell>
        </table:table-row>
        <table:table-row table:style-name="ro1">
          <table:table-cell office:value-type="float" office:value="0.433024" calcext:value-type="float">
            <text:p>0.433024</text:p>
          </table:table-cell>
          <table:table-cell office:value-type="float" office:value="303.142" calcext:value-type="float">
            <text:p>303.142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0.337325" calcext:value-type="float">
            <text:p>0.337325</text:p>
          </table:table-cell>
          <table:table-cell office:value-type="float" office:value="303.189" calcext:value-type="float">
            <text:p>303.189</text:p>
          </table:table-cell>
          <table:table-cell office:value-type="float" office:value="290.5" calcext:value-type="float">
            <text:p>290.5</text:p>
          </table:table-cell>
        </table:table-row>
        <table:table-row table:style-name="ro1">
          <table:table-cell office:value-type="float" office:value="0.236171" calcext:value-type="float">
            <text:p>0.236171</text:p>
          </table:table-cell>
          <table:table-cell office:value-type="float" office:value="303.272" calcext:value-type="float">
            <text:p>303.272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0.102319" calcext:value-type="float">
            <text:p>0.102319</text:p>
          </table:table-cell>
          <table:table-cell office:value-type="float" office:value="303.358" calcext:value-type="float">
            <text:p>303.358</text:p>
          </table:table-cell>
          <table:table-cell office:value-type="float" office:value="289.5" calcext:value-type="float">
            <text:p>289.5</text:p>
          </table:table-cell>
        </table:table-row>
        <table:table-row table:style-name="ro1">
          <table:table-cell office:value-type="float" office:value="-0.0184474" calcext:value-type="float">
            <text:p>-0.0184474</text:p>
          </table:table-cell>
          <table:table-cell office:value-type="float" office:value="303.464" calcext:value-type="float">
            <text:p>303.464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-0.11177" calcext:value-type="float">
            <text:p>-0.11177</text:p>
          </table:table-cell>
          <table:table-cell office:value-type="float" office:value="303.659" calcext:value-type="float">
            <text:p>303.659</text:p>
          </table:table-cell>
          <table:table-cell office:value-type="float" office:value="288.5" calcext:value-type="float">
            <text:p>288.5</text:p>
          </table:table-cell>
        </table:table-row>
        <table:table-row table:style-name="ro1">
          <table:table-cell office:value-type="float" office:value="-0.168904" calcext:value-type="float">
            <text:p>-0.168904</text:p>
          </table:table-cell>
          <table:table-cell office:value-type="float" office:value="303.826" calcext:value-type="float">
            <text:p>303.82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-0.0772629" calcext:value-type="float">
            <text:p>-0.0772629</text:p>
          </table:table-cell>
          <table:table-cell office:value-type="float" office:value="303.968" calcext:value-type="float">
            <text:p>303.968</text:p>
          </table:table-cell>
          <table:table-cell office:value-type="float" office:value="287.5" calcext:value-type="float">
            <text:p>287.5</text:p>
          </table:table-cell>
        </table:table-row>
        <table:table-row table:style-name="ro1">
          <table:table-cell office:value-type="float" office:value="0.0455678" calcext:value-type="float">
            <text:p>0.0455678</text:p>
          </table:table-cell>
          <table:table-cell office:value-type="float" office:value="304.053" calcext:value-type="float">
            <text:p>304.053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0.101247" calcext:value-type="float">
            <text:p>0.101247</text:p>
          </table:table-cell>
          <table:table-cell office:value-type="float" office:value="304.095" calcext:value-type="float">
            <text:p>304.095</text:p>
          </table:table-cell>
          <table:table-cell office:value-type="float" office:value="286.5" calcext:value-type="float">
            <text:p>286.5</text:p>
          </table:table-cell>
        </table:table-row>
        <table:table-row table:style-name="ro1">
          <table:table-cell office:value-type="float" office:value="0.150041" calcext:value-type="float">
            <text:p>0.150041</text:p>
          </table:table-cell>
          <table:table-cell office:value-type="float" office:value="304.166" calcext:value-type="float">
            <text:p>304.1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0.189436" calcext:value-type="float">
            <text:p>0.189436</text:p>
          </table:table-cell>
          <table:table-cell office:value-type="float" office:value="304.259" calcext:value-type="float">
            <text:p>304.259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float" office:value="0.240962" calcext:value-type="float">
            <text:p>0.240962</text:p>
          </table:table-cell>
          <table:table-cell office:value-type="float" office:value="304.316" calcext:value-type="float">
            <text:p>304.31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0.192358" calcext:value-type="float">
            <text:p>0.192358</text:p>
          </table:table-cell>
          <table:table-cell office:value-type="float" office:value="304.422" calcext:value-type="float">
            <text:p>304.422</text:p>
          </table:table-cell>
          <table:table-cell office:value-type="float" office:value="284.5" calcext:value-type="float">
            <text:p>284.5</text:p>
          </table:table-cell>
        </table:table-row>
        <table:table-row table:style-name="ro1">
          <table:table-cell office:value-type="float" office:value="0.194803" calcext:value-type="float">
            <text:p>0.194803</text:p>
          </table:table-cell>
          <table:table-cell office:value-type="float" office:value="304.517" calcext:value-type="float">
            <text:p>304.517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0.143735" calcext:value-type="float">
            <text:p>0.143735</text:p>
          </table:table-cell>
          <table:table-cell office:value-type="float" office:value="304.588" calcext:value-type="float">
            <text:p>304.588</text:p>
          </table:table-cell>
          <table:table-cell office:value-type="float" office:value="283.5" calcext:value-type="float">
            <text:p>283.5</text:p>
          </table:table-cell>
        </table:table-row>
        <table:table-row table:style-name="ro1">
          <table:table-cell office:value-type="float" office:value="0.151913" calcext:value-type="float">
            <text:p>0.151913</text:p>
          </table:table-cell>
          <table:table-cell office:value-type="float" office:value="304.672" calcext:value-type="float">
            <text:p>304.672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0.199445" calcext:value-type="float">
            <text:p>0.199445</text:p>
          </table:table-cell>
          <table:table-cell office:value-type="float" office:value="304.776" calcext:value-type="float">
            <text:p>304.776</text:p>
          </table:table-cell>
          <table:table-cell office:value-type="float" office:value="282.5" calcext:value-type="float">
            <text:p>282.5</text:p>
          </table:table-cell>
        </table:table-row>
        <table:table-row table:style-name="ro1">
          <table:table-cell office:value-type="float" office:value="0.181803" calcext:value-type="float">
            <text:p>0.181803</text:p>
          </table:table-cell>
          <table:table-cell office:value-type="float" office:value="304.822" calcext:value-type="float">
            <text:p>304.822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0.0717875" calcext:value-type="float">
            <text:p>0.0717875</text:p>
          </table:table-cell>
          <table:table-cell office:value-type="float" office:value="304.882" calcext:value-type="float">
            <text:p>304.882</text:p>
          </table:table-cell>
          <table:table-cell office:value-type="float" office:value="281.5" calcext:value-type="float">
            <text:p>281.5</text:p>
          </table:table-cell>
        </table:table-row>
        <table:table-row table:style-name="ro1">
          <table:table-cell office:value-type="float" office:value="0.079745" calcext:value-type="float">
            <text:p>0.079745</text:p>
          </table:table-cell>
          <table:table-cell office:value-type="float" office:value="304.942" calcext:value-type="float">
            <text:p>304.942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0.0644328" calcext:value-type="float">
            <text:p>0.0644328</text:p>
          </table:table-cell>
          <table:table-cell office:value-type="float" office:value="304.998" calcext:value-type="float">
            <text:p>304.998</text:p>
          </table:table-cell>
          <table:table-cell office:value-type="float" office:value="280.5" calcext:value-type="float">
            <text:p>280.5</text:p>
          </table:table-cell>
        </table:table-row>
        <table:table-row table:style-name="ro1">
          <table:table-cell office:value-type="float" office:value="0.00680542" calcext:value-type="float">
            <text:p>0.00680542</text:p>
          </table:table-cell>
          <table:table-cell office:value-type="float" office:value="305.086" calcext:value-type="float">
            <text:p>305.08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0.0207153" calcext:value-type="float">
            <text:p>0.0207153</text:p>
          </table:table-cell>
          <table:table-cell office:value-type="float" office:value="305.151" calcext:value-type="float">
            <text:p>305.151</text:p>
          </table:table-cell>
          <table:table-cell office:value-type="float" office:value="279.5" calcext:value-type="float">
            <text:p>279.5</text:p>
          </table:table-cell>
        </table:table-row>
        <table:table-row table:style-name="ro1">
          <table:table-cell office:value-type="float" office:value="-0.0664785" calcext:value-type="float">
            <text:p>-0.0664785</text:p>
          </table:table-cell>
          <table:table-cell office:value-type="float" office:value="305.219" calcext:value-type="float">
            <text:p>305.219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-0.111541" calcext:value-type="float">
            <text:p>-0.111541</text:p>
          </table:table-cell>
          <table:table-cell office:value-type="float" office:value="305.276" calcext:value-type="float">
            <text:p>305.276</text:p>
          </table:table-cell>
          <table:table-cell office:value-type="float" office:value="278.5" calcext:value-type="float">
            <text:p>278.5</text:p>
          </table:table-cell>
        </table:table-row>
        <table:table-row table:style-name="ro1">
          <table:table-cell office:value-type="float" office:value="-0.059168" calcext:value-type="float">
            <text:p>-0.059168</text:p>
          </table:table-cell>
          <table:table-cell office:value-type="float" office:value="305.404" calcext:value-type="float">
            <text:p>305.404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-0.0307251" calcext:value-type="float">
            <text:p>-0.0307251</text:p>
          </table:table-cell>
          <table:table-cell office:value-type="float" office:value="305.494" calcext:value-type="float">
            <text:p>305.494</text:p>
          </table:table-cell>
          <table:table-cell office:value-type="float" office:value="277.5" calcext:value-type="float">
            <text:p>277.5</text:p>
          </table:table-cell>
        </table:table-row>
        <table:table-row table:style-name="ro1">
          <table:table-cell office:value-type="float" office:value="-0.0977931" calcext:value-type="float">
            <text:p>-0.0977931</text:p>
          </table:table-cell>
          <table:table-cell office:value-type="float" office:value="305.633" calcext:value-type="float">
            <text:p>305.633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-0.0500763" calcext:value-type="float">
            <text:p>-0.0500763</text:p>
          </table:table-cell>
          <table:table-cell office:value-type="float" office:value="305.712" calcext:value-type="float">
            <text:p>305.712</text:p>
          </table:table-cell>
          <table:table-cell office:value-type="float" office:value="276.5" calcext:value-type="float">
            <text:p>276.5</text:p>
          </table:table-cell>
        </table:table-row>
        <table:table-row table:style-name="ro1">
          <table:table-cell office:value-type="float" office:value="-0.0975042" calcext:value-type="float">
            <text:p>-0.0975042</text:p>
          </table:table-cell>
          <table:table-cell office:value-type="float" office:value="305.822" calcext:value-type="float">
            <text:p>305.82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-0.0397247" calcext:value-type="float">
            <text:p>-0.0397247</text:p>
          </table:table-cell>
          <table:table-cell office:value-type="float" office:value="305.925" calcext:value-type="float">
            <text:p>305.925</text:p>
          </table:table-cell>
          <table:table-cell office:value-type="float" office:value="275.5" calcext:value-type="float">
            <text:p>275.5</text:p>
          </table:table-cell>
        </table:table-row>
        <table:table-row table:style-name="ro1">
          <table:table-cell office:value-type="float" office:value="0.0284785" calcext:value-type="float">
            <text:p>0.0284785</text:p>
          </table:table-cell>
          <table:table-cell office:value-type="float" office:value="306.011" calcext:value-type="float">
            <text:p>306.011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-0.0604019" calcext:value-type="float">
            <text:p>-0.0604019</text:p>
          </table:table-cell>
          <table:table-cell office:value-type="float" office:value="306.105" calcext:value-type="float">
            <text:p>306.105</text:p>
          </table:table-cell>
          <table:table-cell office:value-type="float" office:value="274.5" calcext:value-type="float">
            <text:p>274.5</text:p>
          </table:table-cell>
        </table:table-row>
        <table:table-row table:style-name="ro1">
          <table:table-cell office:value-type="float" office:value="-0.00623118" calcext:value-type="float">
            <text:p>-0.00623118</text:p>
          </table:table-cell>
          <table:table-cell office:value-type="float" office:value="306.199" calcext:value-type="float">
            <text:p>306.199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0.140148" calcext:value-type="float">
            <text:p>0.140148</text:p>
          </table:table-cell>
          <table:table-cell office:value-type="float" office:value="306.254" calcext:value-type="float">
            <text:p>306.254</text:p>
          </table:table-cell>
          <table:table-cell office:value-type="float" office:value="273.5" calcext:value-type="float">
            <text:p>273.5</text:p>
          </table:table-cell>
        </table:table-row>
        <table:table-row table:style-name="ro1">
          <table:table-cell office:value-type="float" office:value="0.243089" calcext:value-type="float">
            <text:p>0.243089</text:p>
          </table:table-cell>
          <table:table-cell office:value-type="float" office:value="306.369" calcext:value-type="float">
            <text:p>306.369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0.319501" calcext:value-type="float">
            <text:p>0.319501</text:p>
          </table:table-cell>
          <table:table-cell office:value-type="float" office:value="306.49" calcext:value-type="float">
            <text:p>306.49</text:p>
          </table:table-cell>
          <table:table-cell office:value-type="float" office:value="272.5" calcext:value-type="float">
            <text:p>272.5</text:p>
          </table:table-cell>
        </table:table-row>
        <table:table-row table:style-name="ro1">
          <table:table-cell office:value-type="float" office:value="0.29719" calcext:value-type="float">
            <text:p>0.29719</text:p>
          </table:table-cell>
          <table:table-cell office:value-type="float" office:value="306.581" calcext:value-type="float">
            <text:p>306.581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0.24762" calcext:value-type="float">
            <text:p>0.24762</text:p>
          </table:table-cell>
          <table:table-cell office:value-type="float" office:value="306.7" calcext:value-type="float">
            <text:p>306.7</text:p>
          </table:table-cell>
          <table:table-cell office:value-type="float" office:value="271.5" calcext:value-type="float">
            <text:p>271.5</text:p>
          </table:table-cell>
        </table:table-row>
        <table:table-row table:style-name="ro1">
          <table:table-cell office:value-type="float" office:value="0.26857" calcext:value-type="float">
            <text:p>0.26857</text:p>
          </table:table-cell>
          <table:table-cell office:value-type="float" office:value="306.835" calcext:value-type="float">
            <text:p>306.835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0.216111" calcext:value-type="float">
            <text:p>0.216111</text:p>
          </table:table-cell>
          <table:table-cell office:value-type="float" office:value="307.031" calcext:value-type="float">
            <text:p>307.031</text:p>
          </table:table-cell>
          <table:table-cell office:value-type="float" office:value="270.5" calcext:value-type="float">
            <text:p>270.5</text:p>
          </table:table-cell>
        </table:table-row>
        <table:table-row table:style-name="ro1">
          <table:table-cell office:value-type="float" office:value="0.14806" calcext:value-type="float">
            <text:p>0.14806</text:p>
          </table:table-cell>
          <table:table-cell office:value-type="float" office:value="307.216" calcext:value-type="float">
            <text:p>307.21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0.0803874" calcext:value-type="float">
            <text:p>0.0803874</text:p>
          </table:table-cell>
          <table:table-cell office:value-type="float" office:value="307.42" calcext:value-type="float">
            <text:p>307.42</text:p>
          </table:table-cell>
          <table:table-cell office:value-type="float" office:value="269.5" calcext:value-type="float">
            <text:p>269.5</text:p>
          </table:table-cell>
        </table:table-row>
        <table:table-row table:style-name="ro1">
          <table:table-cell office:value-type="float" office:value="0.131367" calcext:value-type="float">
            <text:p>0.131367</text:p>
          </table:table-cell>
          <table:table-cell office:value-type="float" office:value="307.632" calcext:value-type="float">
            <text:p>307.632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0.0954442" calcext:value-type="float">
            <text:p>0.0954442</text:p>
          </table:table-cell>
          <table:table-cell office:value-type="float" office:value="307.839" calcext:value-type="float">
            <text:p>307.839</text:p>
          </table:table-cell>
          <table:table-cell office:value-type="float" office:value="268.5" calcext:value-type="float">
            <text:p>268.5</text:p>
          </table:table-cell>
        </table:table-row>
        <table:table-row table:style-name="ro1">
          <table:table-cell office:value-type="float" office:value="0.121845" calcext:value-type="float">
            <text:p>0.121845</text:p>
          </table:table-cell>
          <table:table-cell office:value-type="float" office:value="308.063" calcext:value-type="float">
            <text:p>308.063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0.0236521" calcext:value-type="float">
            <text:p>0.0236521</text:p>
          </table:table-cell>
          <table:table-cell office:value-type="float" office:value="308.297" calcext:value-type="float">
            <text:p>308.297</text:p>
          </table:table-cell>
          <table:table-cell office:value-type="float" office:value="267.5" calcext:value-type="float">
            <text:p>267.5</text:p>
          </table:table-cell>
        </table:table-row>
        <table:table-row table:style-name="ro1">
          <table:table-cell office:value-type="float" office:value="-0.0392827" calcext:value-type="float">
            <text:p>-0.0392827</text:p>
          </table:table-cell>
          <table:table-cell office:value-type="float" office:value="308.561" calcext:value-type="float">
            <text:p>308.561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-0.125399" calcext:value-type="float">
            <text:p>-0.125399</text:p>
          </table:table-cell>
          <table:table-cell office:value-type="float" office:value="308.786" calcext:value-type="float">
            <text:p>308.786</text:p>
          </table:table-cell>
          <table:table-cell office:value-type="float" office:value="266.5" calcext:value-type="float">
            <text:p>266.5</text:p>
          </table:table-cell>
        </table:table-row>
        <table:table-row table:style-name="ro1">
          <table:table-cell office:value-type="float" office:value="-0.142426" calcext:value-type="float">
            <text:p>-0.142426</text:p>
          </table:table-cell>
          <table:table-cell office:value-type="float" office:value="309.045" calcext:value-type="float">
            <text:p>309.045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-0.107846" calcext:value-type="float">
            <text:p>-0.107846</text:p>
          </table:table-cell>
          <table:table-cell office:value-type="float" office:value="309.323" calcext:value-type="float">
            <text:p>309.323</text:p>
          </table:table-cell>
          <table:table-cell office:value-type="float" office:value="265.5" calcext:value-type="float">
            <text:p>265.5</text:p>
          </table:table-cell>
        </table:table-row>
        <table:table-row table:style-name="ro1">
          <table:table-cell office:value-type="float" office:value="-0.0463496" calcext:value-type="float">
            <text:p>-0.0463496</text:p>
          </table:table-cell>
          <table:table-cell office:value-type="float" office:value="309.609" calcext:value-type="float">
            <text:p>309.609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0.0347244" calcext:value-type="float">
            <text:p>0.0347244</text:p>
          </table:table-cell>
          <table:table-cell office:value-type="float" office:value="309.901" calcext:value-type="float">
            <text:p>309.901</text:p>
          </table:table-cell>
          <table:table-cell office:value-type="float" office:value="264.5" calcext:value-type="float">
            <text:p>264.5</text:p>
          </table:table-cell>
        </table:table-row>
        <table:table-row table:style-name="ro1">
          <table:table-cell office:value-type="float" office:value="0.251814" calcext:value-type="float">
            <text:p>0.251814</text:p>
          </table:table-cell>
          <table:table-cell office:value-type="float" office:value="310.239" calcext:value-type="float">
            <text:p>310.239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0.298503" calcext:value-type="float">
            <text:p>0.298503</text:p>
          </table:table-cell>
          <table:table-cell office:value-type="float" office:value="310.587" calcext:value-type="float">
            <text:p>310.587</text:p>
          </table:table-cell>
          <table:table-cell office:value-type="float" office:value="263.5" calcext:value-type="float">
            <text:p>263.5</text:p>
          </table:table-cell>
        </table:table-row>
        <table:table-row table:style-name="ro1">
          <table:table-cell office:value-type="float" office:value="0.259795" calcext:value-type="float">
            <text:p>0.259795</text:p>
          </table:table-cell>
          <table:table-cell office:value-type="float" office:value="310.936" calcext:value-type="float">
            <text:p>310.93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0.282462" calcext:value-type="float">
            <text:p>0.282462</text:p>
          </table:table-cell>
          <table:table-cell office:value-type="float" office:value="311.304" calcext:value-type="float">
            <text:p>311.304</text:p>
          </table:table-cell>
          <table:table-cell office:value-type="float" office:value="262.5" calcext:value-type="float">
            <text:p>262.5</text:p>
          </table:table-cell>
        </table:table-row>
        <table:table-row table:style-name="ro1">
          <table:table-cell office:value-type="float" office:value="0.249879" calcext:value-type="float">
            <text:p>0.249879</text:p>
          </table:table-cell>
          <table:table-cell office:value-type="float" office:value="311.667" calcext:value-type="float">
            <text:p>311.667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0.225544" calcext:value-type="float">
            <text:p>0.225544</text:p>
          </table:table-cell>
          <table:table-cell office:value-type="float" office:value="312.034" calcext:value-type="float">
            <text:p>312.034</text:p>
          </table:table-cell>
          <table:table-cell office:value-type="float" office:value="261.5" calcext:value-type="float">
            <text:p>261.5</text:p>
          </table:table-cell>
        </table:table-row>
        <table:table-row table:style-name="ro1">
          <table:table-cell office:value-type="float" office:value="0.117802" calcext:value-type="float">
            <text:p>0.117802</text:p>
          </table:table-cell>
          <table:table-cell office:value-type="float" office:value="312.403" calcext:value-type="float">
            <text:p>312.403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0.0370468" calcext:value-type="float">
            <text:p>0.0370468</text:p>
          </table:table-cell>
          <table:table-cell office:value-type="float" office:value="312.774" calcext:value-type="float">
            <text:p>312.774</text:p>
          </table:table-cell>
          <table:table-cell office:value-type="float" office:value="260.5" calcext:value-type="float">
            <text:p>260.5</text:p>
          </table:table-cell>
        </table:table-row>
        <table:table-row table:style-name="ro1">
          <table:table-cell office:value-type="float" office:value="0.115716" calcext:value-type="float">
            <text:p>0.115716</text:p>
          </table:table-cell>
          <table:table-cell office:value-type="float" office:value="313.154" calcext:value-type="float">
            <text:p>313.154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0.178761" calcext:value-type="float">
            <text:p>0.178761</text:p>
          </table:table-cell>
          <table:table-cell office:value-type="float" office:value="313.567" calcext:value-type="float">
            <text:p>313.567</text:p>
          </table:table-cell>
          <table:table-cell office:value-type="float" office:value="259.5" calcext:value-type="float">
            <text:p>259.5</text:p>
          </table:table-cell>
        </table:table-row>
        <table:table-row table:style-name="ro1">
          <table:table-cell office:value-type="float" office:value="0.216542" calcext:value-type="float">
            <text:p>0.216542</text:p>
          </table:table-cell>
          <table:table-cell office:value-type="float" office:value="313.915" calcext:value-type="float">
            <text:p>313.915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0.257646" calcext:value-type="float">
            <text:p>0.257646</text:p>
          </table:table-cell>
          <table:table-cell office:value-type="float" office:value="314.28" calcext:value-type="float">
            <text:p>314.28</text:p>
          </table:table-cell>
          <table:table-cell office:value-type="float" office:value="258.5" calcext:value-type="float">
            <text:p>258.5</text:p>
          </table:table-cell>
        </table:table-row>
        <table:table-row table:style-name="ro1">
          <table:table-cell office:value-type="float" office:value="0.292218" calcext:value-type="float">
            <text:p>0.292218</text:p>
          </table:table-cell>
          <table:table-cell office:value-type="float" office:value="314.721" calcext:value-type="float">
            <text:p>314.721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0.41505" calcext:value-type="float">
            <text:p>0.41505</text:p>
          </table:table-cell>
          <table:table-cell office:value-type="float" office:value="315.09" calcext:value-type="float">
            <text:p>315.09</text:p>
          </table:table-cell>
          <table:table-cell office:value-type="float" office:value="257.5" calcext:value-type="float">
            <text:p>257.5</text:p>
          </table:table-cell>
        </table:table-row>
        <table:table-row table:style-name="ro1">
          <table:table-cell office:value-type="float" office:value="0.548117" calcext:value-type="float">
            <text:p>0.548117</text:p>
          </table:table-cell>
          <table:table-cell office:value-type="float" office:value="315.479" calcext:value-type="float">
            <text:p>315.479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0.583746" calcext:value-type="float">
            <text:p>0.583746</text:p>
          </table:table-cell>
          <table:table-cell office:value-type="float" office:value="315.87" calcext:value-type="float">
            <text:p>315.87</text:p>
          </table:table-cell>
          <table:table-cell office:value-type="float" office:value="256.5" calcext:value-type="float">
            <text:p>256.5</text:p>
          </table:table-cell>
        </table:table-row>
        <table:table-row table:style-name="ro1">
          <table:table-cell office:value-type="float" office:value="0.542705" calcext:value-type="float">
            <text:p>0.542705</text:p>
          </table:table-cell>
          <table:table-cell office:value-type="float" office:value="316.181" calcext:value-type="float">
            <text:p>316.181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0.495167" calcext:value-type="float">
            <text:p>0.495167</text:p>
          </table:table-cell>
          <table:table-cell office:value-type="float" office:value="316.55" calcext:value-type="float">
            <text:p>316.55</text:p>
          </table:table-cell>
          <table:table-cell office:value-type="float" office:value="255.5" calcext:value-type="float">
            <text:p>255.5</text:p>
          </table:table-cell>
        </table:table-row>
        <table:table-row table:style-name="ro1">
          <table:table-cell office:value-type="float" office:value="0.427026" calcext:value-type="float">
            <text:p>0.427026</text:p>
          </table:table-cell>
          <table:table-cell office:value-type="float" office:value="316.9" calcext:value-type="float">
            <text:p>316.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0.488582" calcext:value-type="float">
            <text:p>0.488582</text:p>
          </table:table-cell>
          <table:table-cell office:value-type="float" office:value="317.198" calcext:value-type="float">
            <text:p>317.198</text:p>
          </table:table-cell>
          <table:table-cell office:value-type="float" office:value="254.5" calcext:value-type="float">
            <text:p>254.5</text:p>
          </table:table-cell>
        </table:table-row>
        <table:table-row table:style-name="ro1">
          <table:table-cell office:value-type="float" office:value="0.336884" calcext:value-type="float">
            <text:p>0.336884</text:p>
          </table:table-cell>
          <table:table-cell office:value-type="float" office:value="317.521" calcext:value-type="float">
            <text:p>317.521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0.235189" calcext:value-type="float">
            <text:p>0.235189</text:p>
          </table:table-cell>
          <table:table-cell office:value-type="float" office:value="317.859" calcext:value-type="float">
            <text:p>317.859</text:p>
          </table:table-cell>
          <table:table-cell office:value-type="float" office:value="253.5" calcext:value-type="float">
            <text:p>253.5</text:p>
          </table:table-cell>
        </table:table-row>
        <table:table-row table:style-name="ro1">
          <table:table-cell office:value-type="float" office:value="0.192059" calcext:value-type="float">
            <text:p>0.192059</text:p>
          </table:table-cell>
          <table:table-cell office:value-type="float" office:value="318.193" calcext:value-type="float">
            <text:p>318.193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0.141561" calcext:value-type="float">
            <text:p>0.141561</text:p>
          </table:table-cell>
          <table:table-cell office:value-type="float" office:value="318.535" calcext:value-type="float">
            <text:p>318.535</text:p>
          </table:table-cell>
          <table:table-cell office:value-type="float" office:value="252.5" calcext:value-type="float">
            <text:p>252.5</text:p>
          </table:table-cell>
        </table:table-row>
        <table:table-row table:style-name="ro1">
          <table:table-cell office:value-type="float" office:value="0.0774928" calcext:value-type="float">
            <text:p>0.0774928</text:p>
          </table:table-cell>
          <table:table-cell office:value-type="float" office:value="318.885" calcext:value-type="float">
            <text:p>318.88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-0.0432251" calcext:value-type="float">
            <text:p>-0.0432251</text:p>
          </table:table-cell>
          <table:table-cell office:value-type="float" office:value="319.254" calcext:value-type="float">
            <text:p>319.254</text:p>
          </table:table-cell>
          <table:table-cell office:value-type="float" office:value="251.5" calcext:value-type="float">
            <text:p>251.5</text:p>
          </table:table-cell>
        </table:table-row>
        <table:table-row table:style-name="ro1">
          <table:table-cell office:value-type="float" office:value="-0.183818" calcext:value-type="float">
            <text:p>-0.183818</text:p>
          </table:table-cell>
          <table:table-cell office:value-type="float" office:value="319.596" calcext:value-type="float">
            <text:p>319.59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-0.154484" calcext:value-type="float">
            <text:p>-0.154484</text:p>
          </table:table-cell>
          <table:table-cell office:value-type="float" office:value="319.984" calcext:value-type="float">
            <text:p>319.984</text:p>
          </table:table-cell>
          <table:table-cell office:value-type="float" office:value="250.5" calcext:value-type="float">
            <text:p>250.5</text:p>
          </table:table-cell>
        </table:table-row>
        <table:table-row table:style-name="ro1">
          <table:table-cell office:value-type="float" office:value="-0.0822042" calcext:value-type="float">
            <text:p>-0.0822042</text:p>
          </table:table-cell>
          <table:table-cell office:value-type="float" office:value="320.32" calcext:value-type="float">
            <text:p>320.3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-0.0673787" calcext:value-type="float">
            <text:p>-0.0673787</text:p>
          </table:table-cell>
          <table:table-cell office:value-type="float" office:value="320.669" calcext:value-type="float">
            <text:p>320.669</text:p>
          </table:table-cell>
          <table:table-cell office:value-type="float" office:value="249.5" calcext:value-type="float">
            <text:p>249.5</text:p>
          </table:table-cell>
        </table:table-row>
        <table:table-row table:style-name="ro1">
          <table:table-cell office:value-type="float" office:value="-0.00554454" calcext:value-type="float">
            <text:p>-0.00554454</text:p>
          </table:table-cell>
          <table:table-cell office:value-type="float" office:value="321.024" calcext:value-type="float">
            <text:p>321.024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0.0192464" calcext:value-type="float">
            <text:p>0.0192464</text:p>
          </table:table-cell>
          <table:table-cell office:value-type="float" office:value="321.338" calcext:value-type="float">
            <text:p>321.338</text:p>
          </table:table-cell>
          <table:table-cell office:value-type="float" office:value="248.5" calcext:value-type="float">
            <text:p>248.5</text:p>
          </table:table-cell>
        </table:table-row>
        <table:table-row table:style-name="ro1">
          <table:table-cell office:value-type="float" office:value="0.12743" calcext:value-type="float">
            <text:p>0.12743</text:p>
          </table:table-cell>
          <table:table-cell office:value-type="float" office:value="321.678" calcext:value-type="float">
            <text:p>321.678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0.276444" calcext:value-type="float">
            <text:p>0.276444</text:p>
          </table:table-cell>
          <table:table-cell office:value-type="float" office:value="322.02" calcext:value-type="float">
            <text:p>322.02</text:p>
          </table:table-cell>
          <table:table-cell office:value-type="float" office:value="247.5" calcext:value-type="float">
            <text:p>247.5</text:p>
          </table:table-cell>
        </table:table-row>
        <table:table-row table:style-name="ro1">
          <table:table-cell office:value-type="float" office:value="0.249461" calcext:value-type="float">
            <text:p>0.249461</text:p>
          </table:table-cell>
          <table:table-cell office:value-type="float" office:value="322.347" calcext:value-type="float">
            <text:p>322.347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0.294703" calcext:value-type="float">
            <text:p>0.294703</text:p>
          </table:table-cell>
          <table:table-cell office:value-type="float" office:value="322.686" calcext:value-type="float">
            <text:p>322.686</text:p>
          </table:table-cell>
          <table:table-cell office:value-type="float" office:value="246.5" calcext:value-type="float">
            <text:p>246.5</text:p>
          </table:table-cell>
        </table:table-row>
        <table:table-row table:style-name="ro1">
          <table:table-cell office:value-type="float" office:value="0.245432" calcext:value-type="float">
            <text:p>0.245432</text:p>
          </table:table-cell>
          <table:table-cell office:value-type="float" office:value="323.057" calcext:value-type="float">
            <text:p>323.057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0.323219" calcext:value-type="float">
            <text:p>0.323219</text:p>
          </table:table-cell>
          <table:table-cell office:value-type="float" office:value="323.462" calcext:value-type="float">
            <text:p>323.462</text:p>
          </table:table-cell>
          <table:table-cell office:value-type="float" office:value="245.5" calcext:value-type="float">
            <text:p>245.5</text:p>
          </table:table-cell>
        </table:table-row>
        <table:table-row table:style-name="ro1">
          <table:table-cell office:value-type="float" office:value="0.417374" calcext:value-type="float">
            <text:p>0.417374</text:p>
          </table:table-cell>
          <table:table-cell office:value-type="float" office:value="323.811" calcext:value-type="float">
            <text:p>323.811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0.338593" calcext:value-type="float">
            <text:p>0.338593</text:p>
          </table:table-cell>
          <table:table-cell office:value-type="float" office:value="324.2" calcext:value-type="float">
            <text:p>324.2</text:p>
          </table:table-cell>
          <table:table-cell office:value-type="float" office:value="244.5" calcext:value-type="float">
            <text:p>244.5</text:p>
          </table:table-cell>
        </table:table-row>
        <table:table-row table:style-name="ro1">
          <table:table-cell office:value-type="float" office:value="0.153546" calcext:value-type="float">
            <text:p>0.153546</text:p>
          </table:table-cell>
          <table:table-cell office:value-type="float" office:value="324.62" calcext:value-type="float">
            <text:p>324.62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0.0723094" calcext:value-type="float">
            <text:p>0.0723094</text:p>
          </table:table-cell>
          <table:table-cell office:value-type="float" office:value="325.004" calcext:value-type="float">
            <text:p>325.004</text:p>
          </table:table-cell>
          <table:table-cell office:value-type="float" office:value="243.5" calcext:value-type="float">
            <text:p>243.5</text:p>
          </table:table-cell>
        </table:table-row>
        <table:table-row table:style-name="ro1">
          <table:table-cell office:value-type="float" office:value="-0.0439611" calcext:value-type="float">
            <text:p>-0.0439611</text:p>
          </table:table-cell>
          <table:table-cell office:value-type="float" office:value="325.411" calcext:value-type="float">
            <text:p>325.41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-0.0976868" calcext:value-type="float">
            <text:p>-0.0976868</text:p>
          </table:table-cell>
          <table:table-cell office:value-type="float" office:value="325.83" calcext:value-type="float">
            <text:p>325.83</text:p>
          </table:table-cell>
          <table:table-cell office:value-type="float" office:value="242.5" calcext:value-type="float">
            <text:p>242.5</text:p>
          </table:table-cell>
        </table:table-row>
        <table:table-row table:style-name="ro1">
          <table:table-cell office:value-type="float" office:value="-0.0753779" calcext:value-type="float">
            <text:p>-0.0753779</text:p>
          </table:table-cell>
          <table:table-cell office:value-type="float" office:value="326.261" calcext:value-type="float">
            <text:p>326.26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-0.00572103" calcext:value-type="float">
            <text:p>-0.00572103</text:p>
          </table:table-cell>
          <table:table-cell office:value-type="float" office:value="326.729" calcext:value-type="float">
            <text:p>326.729</text:p>
          </table:table-cell>
          <table:table-cell office:value-type="float" office:value="241.5" calcext:value-type="float">
            <text:p>241.5</text:p>
          </table:table-cell>
        </table:table-row>
        <table:table-row table:style-name="ro1">
          <table:table-cell office:value-type="float" office:value="0.197143" calcext:value-type="float">
            <text:p>0.197143</text:p>
          </table:table-cell>
          <table:table-cell office:value-type="float" office:value="327.213" calcext:value-type="float">
            <text:p>327.213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0.300041" calcext:value-type="float">
            <text:p>0.300041</text:p>
          </table:table-cell>
          <table:table-cell office:value-type="float" office:value="327.771" calcext:value-type="float">
            <text:p>327.771</text:p>
          </table:table-cell>
          <table:table-cell office:value-type="float" office:value="240.5" calcext:value-type="float">
            <text:p>240.5</text:p>
          </table:table-cell>
        </table:table-row>
        <table:table-row table:style-name="ro1">
          <table:table-cell office:value-type="float" office:value="0.338938" calcext:value-type="float">
            <text:p>0.338938</text:p>
          </table:table-cell>
          <table:table-cell office:value-type="float" office:value="328.344" calcext:value-type="float">
            <text:p>328.34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0.422693" calcext:value-type="float">
            <text:p>0.422693</text:p>
          </table:table-cell>
          <table:table-cell office:value-type="float" office:value="328.961" calcext:value-type="float">
            <text:p>328.961</text:p>
          </table:table-cell>
          <table:table-cell office:value-type="float" office:value="239.5" calcext:value-type="float">
            <text:p>239.5</text:p>
          </table:table-cell>
        </table:table-row>
        <table:table-row table:style-name="ro1">
          <table:table-cell office:value-type="float" office:value="0.452293" calcext:value-type="float">
            <text:p>0.452293</text:p>
          </table:table-cell>
          <table:table-cell office:value-type="float" office:value="329.592" calcext:value-type="float">
            <text:p>329.592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0.346508" calcext:value-type="float">
            <text:p>0.346508</text:p>
          </table:table-cell>
          <table:table-cell office:value-type="float" office:value="330.315" calcext:value-type="float">
            <text:p>330.315</text:p>
          </table:table-cell>
          <table:table-cell office:value-type="float" office:value="238.5" calcext:value-type="float">
            <text:p>238.5</text:p>
          </table:table-cell>
        </table:table-row>
        <table:table-row table:style-name="ro1">
          <table:table-cell office:value-type="float" office:value="0.163483" calcext:value-type="float">
            <text:p>0.163483</text:p>
          </table:table-cell>
          <table:table-cell office:value-type="float" office:value="331.038" calcext:value-type="float">
            <text:p>331.038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0.17079" calcext:value-type="float">
            <text:p>0.17079</text:p>
          </table:table-cell>
          <table:table-cell office:value-type="float" office:value="331.743" calcext:value-type="float">
            <text:p>331.743</text:p>
          </table:table-cell>
          <table:table-cell office:value-type="float" office:value="237.5" calcext:value-type="float">
            <text:p>237.5</text:p>
          </table:table-cell>
        </table:table-row>
        <table:table-row table:style-name="ro1">
          <table:table-cell office:value-type="float" office:value="0.127567" calcext:value-type="float">
            <text:p>0.127567</text:p>
          </table:table-cell>
          <table:table-cell office:value-type="float" office:value="332.477" calcext:value-type="float">
            <text:p>332.47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-0.0010732" calcext:value-type="float">
            <text:p>-0.0010732</text:p>
          </table:table-cell>
          <table:table-cell office:value-type="float" office:value="333.229" calcext:value-type="float">
            <text:p>333.229</text:p>
          </table:table-cell>
          <table:table-cell office:value-type="float" office:value="236.5" calcext:value-type="float">
            <text:p>236.5</text:p>
          </table:table-cell>
        </table:table-row>
        <table:table-row table:style-name="ro1">
          <table:table-cell office:value-type="float" office:value="-0.244791" calcext:value-type="float">
            <text:p>-0.244791</text:p>
          </table:table-cell>
          <table:table-cell office:value-type="float" office:value="333.992" calcext:value-type="float">
            <text:p>333.992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-0.311676" calcext:value-type="float">
            <text:p>-0.311676</text:p>
          </table:table-cell>
          <table:table-cell office:value-type="float" office:value="334.773" calcext:value-type="float">
            <text:p>334.773</text:p>
          </table:table-cell>
          <table:table-cell office:value-type="float" office:value="235.5" calcext:value-type="float">
            <text:p>235.5</text:p>
          </table:table-cell>
        </table:table-row>
        <table:table-row table:style-name="ro1">
          <table:table-cell office:value-type="float" office:value="-0.276816" calcext:value-type="float">
            <text:p>-0.276816</text:p>
          </table:table-cell>
          <table:table-cell office:value-type="float" office:value="335.551" calcext:value-type="float">
            <text:p>335.551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-0.353245" calcext:value-type="float">
            <text:p>-0.353245</text:p>
          </table:table-cell>
          <table:table-cell office:value-type="float" office:value="336.371" calcext:value-type="float">
            <text:p>336.371</text:p>
          </table:table-cell>
          <table:table-cell office:value-type="float" office:value="234.5" calcext:value-type="float">
            <text:p>234.5</text:p>
          </table:table-cell>
        </table:table-row>
        <table:table-row table:style-name="ro1">
          <table:table-cell office:value-type="float" office:value="-0.382258" calcext:value-type="float">
            <text:p>-0.382258</text:p>
          </table:table-cell>
          <table:table-cell office:value-type="float" office:value="337.247" calcext:value-type="float">
            <text:p>337.247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-0.422734" calcext:value-type="float">
            <text:p>-0.422734</text:p>
          </table:table-cell>
          <table:table-cell office:value-type="float" office:value="338.125" calcext:value-type="float">
            <text:p>338.125</text:p>
          </table:table-cell>
          <table:table-cell office:value-type="float" office:value="233.5" calcext:value-type="float">
            <text:p>233.5</text:p>
          </table:table-cell>
        </table:table-row>
        <table:table-row table:style-name="ro1">
          <table:table-cell office:value-type="float" office:value="-0.207162" calcext:value-type="float">
            <text:p>-0.207162</text:p>
          </table:table-cell>
          <table:table-cell office:value-type="float" office:value="339.037" calcext:value-type="float">
            <text:p>339.037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-0.0866664" calcext:value-type="float">
            <text:p>-0.0866664</text:p>
          </table:table-cell>
          <table:table-cell office:value-type="float" office:value="339.972" calcext:value-type="float">
            <text:p>339.972</text:p>
          </table:table-cell>
          <table:table-cell office:value-type="float" office:value="232.5" calcext:value-type="float">
            <text:p>232.5</text:p>
          </table:table-cell>
        </table:table-row>
        <table:table-row table:style-name="ro1">
          <table:table-cell office:value-type="float" office:value="-0.158169" calcext:value-type="float">
            <text:p>-0.158169</text:p>
          </table:table-cell>
          <table:table-cell office:value-type="float" office:value="340.909" calcext:value-type="float">
            <text:p>340.909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-0.206055" calcext:value-type="float">
            <text:p>-0.206055</text:p>
          </table:table-cell>
          <table:table-cell office:value-type="float" office:value="341.874" calcext:value-type="float">
            <text:p>341.874</text:p>
          </table:table-cell>
          <table:table-cell office:value-type="float" office:value="231.5" calcext:value-type="float">
            <text:p>231.5</text:p>
          </table:table-cell>
        </table:table-row>
        <table:table-row table:style-name="ro1">
          <table:table-cell office:value-type="float" office:value="-0.226578" calcext:value-type="float">
            <text:p>-0.226578</text:p>
          </table:table-cell>
          <table:table-cell office:value-type="float" office:value="342.843" calcext:value-type="float">
            <text:p>342.84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-0.290834" calcext:value-type="float">
            <text:p>-0.290834</text:p>
          </table:table-cell>
          <table:table-cell office:value-type="float" office:value="343.766" calcext:value-type="float">
            <text:p>343.766</text:p>
          </table:table-cell>
          <table:table-cell office:value-type="float" office:value="230.5" calcext:value-type="float">
            <text:p>230.5</text:p>
          </table:table-cell>
        </table:table-row>
        <table:table-row table:style-name="ro1">
          <table:table-cell office:value-type="float" office:value="-0.235164" calcext:value-type="float">
            <text:p>-0.235164</text:p>
          </table:table-cell>
          <table:table-cell office:value-type="float" office:value="344.72" calcext:value-type="float">
            <text:p>344.72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-0.295811" calcext:value-type="float">
            <text:p>-0.295811</text:p>
          </table:table-cell>
          <table:table-cell office:value-type="float" office:value="345.716" calcext:value-type="float">
            <text:p>345.716</text:p>
          </table:table-cell>
          <table:table-cell office:value-type="float" office:value="229.5" calcext:value-type="float">
            <text:p>229.5</text:p>
          </table:table-cell>
        </table:table-row>
        <table:table-row table:style-name="ro1">
          <table:table-cell office:value-type="float" office:value="-0.309118" calcext:value-type="float">
            <text:p>-0.309118</text:p>
          </table:table-cell>
          <table:table-cell office:value-type="float" office:value="346.72" calcext:value-type="float">
            <text:p>346.72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-0.254022" calcext:value-type="float">
            <text:p>-0.254022</text:p>
          </table:table-cell>
          <table:table-cell office:value-type="float" office:value="347.788" calcext:value-type="float">
            <text:p>347.788</text:p>
          </table:table-cell>
          <table:table-cell office:value-type="float" office:value="228.5" calcext:value-type="float">
            <text:p>228.5</text:p>
          </table:table-cell>
        </table:table-row>
        <table:table-row table:style-name="ro1">
          <table:table-cell office:value-type="float" office:value="-0.193678" calcext:value-type="float">
            <text:p>-0.193678</text:p>
          </table:table-cell>
          <table:table-cell office:value-type="float" office:value="348.874" calcext:value-type="float">
            <text:p>348.874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-0.210408" calcext:value-type="float">
            <text:p>-0.210408</text:p>
          </table:table-cell>
          <table:table-cell office:value-type="float" office:value="349.945" calcext:value-type="float">
            <text:p>349.945</text:p>
          </table:table-cell>
          <table:table-cell office:value-type="float" office:value="227.5" calcext:value-type="float">
            <text:p>227.5</text:p>
          </table:table-cell>
        </table:table-row>
        <table:table-row table:style-name="ro1">
          <table:table-cell office:value-type="float" office:value="-0.376736" calcext:value-type="float">
            <text:p>-0.376736</text:p>
          </table:table-cell>
          <table:table-cell office:value-type="float" office:value="351.047" calcext:value-type="float">
            <text:p>351.04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-0.467577" calcext:value-type="float">
            <text:p>-0.467577</text:p>
          </table:table-cell>
          <table:table-cell office:value-type="float" office:value="352.104" calcext:value-type="float">
            <text:p>352.104</text:p>
          </table:table-cell>
          <table:table-cell office:value-type="float" office:value="226.5" calcext:value-type="float">
            <text:p>226.5</text:p>
          </table:table-cell>
        </table:table-row>
        <table:table-row table:style-name="ro1">
          <table:table-cell office:value-type="float" office:value="-0.590717" calcext:value-type="float">
            <text:p>-0.590717</text:p>
          </table:table-cell>
          <table:table-cell office:value-type="float" office:value="353.147" calcext:value-type="float">
            <text:p>353.147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-0.61791" calcext:value-type="float">
            <text:p>-0.61791</text:p>
          </table:table-cell>
          <table:table-cell office:value-type="float" office:value="354.182" calcext:value-type="float">
            <text:p>354.182</text:p>
          </table:table-cell>
          <table:table-cell office:value-type="float" office:value="225.5" calcext:value-type="float">
            <text:p>225.5</text:p>
          </table:table-cell>
        </table:table-row>
        <table:table-row table:style-name="ro1">
          <table:table-cell office:value-type="float" office:value="-0.658176" calcext:value-type="float">
            <text:p>-0.658176</text:p>
          </table:table-cell>
          <table:table-cell office:value-type="float" office:value="355.128" calcext:value-type="float">
            <text:p>355.128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-0.632428" calcext:value-type="float">
            <text:p>-0.632428</text:p>
          </table:table-cell>
          <table:table-cell office:value-type="float" office:value="356.145" calcext:value-type="float">
            <text:p>356.145</text:p>
          </table:table-cell>
          <table:table-cell office:value-type="float" office:value="224.5" calcext:value-type="float">
            <text:p>224.5</text:p>
          </table:table-cell>
        </table:table-row>
        <table:table-row table:style-name="ro1">
          <table:table-cell office:value-type="float" office:value="-0.483964" calcext:value-type="float">
            <text:p>-0.483964</text:p>
          </table:table-cell>
          <table:table-cell office:value-type="float" office:value="357.152" calcext:value-type="float">
            <text:p>357.152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-0.412967" calcext:value-type="float">
            <text:p>-0.412967</text:p>
          </table:table-cell>
          <table:table-cell office:value-type="float" office:value="358.211" calcext:value-type="float">
            <text:p>358.211</text:p>
          </table:table-cell>
          <table:table-cell office:value-type="float" office:value="223.5" calcext:value-type="float">
            <text:p>223.5</text:p>
          </table:table-cell>
        </table:table-row>
        <table:table-row table:style-name="ro1">
          <table:table-cell office:value-type="float" office:value="-0.411105" calcext:value-type="float">
            <text:p>-0.411105</text:p>
          </table:table-cell>
          <table:table-cell office:value-type="float" office:value="359.242" calcext:value-type="float">
            <text:p>359.242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-0.298016" calcext:value-type="float">
            <text:p>-0.298016</text:p>
          </table:table-cell>
          <table:table-cell office:value-type="float" office:value="360.296" calcext:value-type="float">
            <text:p>360.296</text:p>
          </table:table-cell>
          <table:table-cell office:value-type="float" office:value="222.5" calcext:value-type="float">
            <text:p>222.5</text:p>
          </table:table-cell>
        </table:table-row>
        <table:table-row table:style-name="ro1">
          <table:table-cell office:value-type="float" office:value="-0.266926" calcext:value-type="float">
            <text:p>-0.266926</text:p>
          </table:table-cell>
          <table:table-cell office:value-type="float" office:value="361.398" calcext:value-type="float">
            <text:p>361.398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-0.351203" calcext:value-type="float">
            <text:p>-0.351203</text:p>
          </table:table-cell>
          <table:table-cell office:value-type="float" office:value="362.436" calcext:value-type="float">
            <text:p>362.436</text:p>
          </table:table-cell>
          <table:table-cell office:value-type="float" office:value="221.5" calcext:value-type="float">
            <text:p>221.5</text:p>
          </table:table-cell>
        </table:table-row>
        <table:table-row table:style-name="ro1">
          <table:table-cell office:value-type="float" office:value="-0.407309" calcext:value-type="float">
            <text:p>-0.407309</text:p>
          </table:table-cell>
          <table:table-cell office:value-type="float" office:value="363.498" calcext:value-type="float">
            <text:p>363.498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-0.307499" calcext:value-type="float">
            <text:p>-0.307499</text:p>
          </table:table-cell>
          <table:table-cell office:value-type="float" office:value="364.558" calcext:value-type="float">
            <text:p>364.558</text:p>
          </table:table-cell>
          <table:table-cell office:value-type="float" office:value="220.5" calcext:value-type="float">
            <text:p>220.5</text:p>
          </table:table-cell>
        </table:table-row>
        <table:table-row table:style-name="ro1">
          <table:table-cell office:value-type="float" office:value="-0.28403" calcext:value-type="float">
            <text:p>-0.28403</text:p>
          </table:table-cell>
          <table:table-cell office:value-type="float" office:value="365.621" calcext:value-type="float">
            <text:p>365.621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-0.174007" calcext:value-type="float">
            <text:p>-0.174007</text:p>
          </table:table-cell>
          <table:table-cell office:value-type="float" office:value="366.695" calcext:value-type="float">
            <text:p>366.695</text:p>
          </table:table-cell>
          <table:table-cell office:value-type="float" office:value="219.5" calcext:value-type="float">
            <text:p>219.5</text:p>
          </table:table-cell>
        </table:table-row>
        <table:table-row table:style-name="ro1">
          <table:table-cell office:value-type="float" office:value="-0.285477" calcext:value-type="float">
            <text:p>-0.285477</text:p>
          </table:table-cell>
          <table:table-cell office:value-type="float" office:value="367.728" calcext:value-type="float">
            <text:p>367.72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-0.35253" calcext:value-type="float">
            <text:p>-0.35253</text:p>
          </table:table-cell>
          <table:table-cell office:value-type="float" office:value="368.722" calcext:value-type="float">
            <text:p>368.722</text:p>
          </table:table-cell>
          <table:table-cell office:value-type="float" office:value="218.5" calcext:value-type="float">
            <text:p>218.5</text:p>
          </table:table-cell>
        </table:table-row>
        <table:table-row table:style-name="ro1">
          <table:table-cell office:value-type="float" office:value="-0.28348" calcext:value-type="float">
            <text:p>-0.28348</text:p>
          </table:table-cell>
          <table:table-cell office:value-type="float" office:value="369.749" calcext:value-type="float">
            <text:p>369.74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-0.178908" calcext:value-type="float">
            <text:p>-0.178908</text:p>
          </table:table-cell>
          <table:table-cell office:value-type="float" office:value="370.781" calcext:value-type="float">
            <text:p>370.781</text:p>
          </table:table-cell>
          <table:table-cell office:value-type="float" office:value="217.5" calcext:value-type="float">
            <text:p>217.5</text:p>
          </table:table-cell>
        </table:table-row>
        <table:table-row table:style-name="ro1">
          <table:table-cell office:value-type="float" office:value="-0.171087" calcext:value-type="float">
            <text:p>-0.171087</text:p>
          </table:table-cell>
          <table:table-cell office:value-type="float" office:value="371.779" calcext:value-type="float">
            <text:p>371.779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-0.307764" calcext:value-type="float">
            <text:p>-0.307764</text:p>
          </table:table-cell>
          <table:table-cell office:value-type="float" office:value="372.768" calcext:value-type="float">
            <text:p>372.768</text:p>
          </table:table-cell>
          <table:table-cell office:value-type="float" office:value="216.5" calcext:value-type="float">
            <text:p>216.5</text:p>
          </table:table-cell>
        </table:table-row>
        <table:table-row table:style-name="ro1">
          <table:table-cell office:value-type="float" office:value="-0.336409" calcext:value-type="float">
            <text:p>-0.336409</text:p>
          </table:table-cell>
          <table:table-cell office:value-type="float" office:value="373.737" calcext:value-type="float">
            <text:p>373.73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-0.451823" calcext:value-type="float">
            <text:p>-0.451823</text:p>
          </table:table-cell>
          <table:table-cell office:value-type="float" office:value="374.75" calcext:value-type="float">
            <text:p>374.75</text:p>
          </table:table-cell>
          <table:table-cell office:value-type="float" office:value="215.5" calcext:value-type="float">
            <text:p>215.5</text:p>
          </table:table-cell>
        </table:table-row>
        <table:table-row table:style-name="ro1">
          <table:table-cell office:value-type="float" office:value="-0.479601" calcext:value-type="float">
            <text:p>-0.479601</text:p>
          </table:table-cell>
          <table:table-cell office:value-type="float" office:value="375.791" calcext:value-type="float">
            <text:p>375.79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-0.598642" calcext:value-type="float">
            <text:p>-0.598642</text:p>
          </table:table-cell>
          <table:table-cell office:value-type="float" office:value="376.862" calcext:value-type="float">
            <text:p>376.862</text:p>
          </table:table-cell>
          <table:table-cell office:value-type="float" office:value="214.5" calcext:value-type="float">
            <text:p>214.5</text:p>
          </table:table-cell>
        </table:table-row>
        <table:table-row table:style-name="ro1">
          <table:table-cell office:value-type="float" office:value="-0.695865" calcext:value-type="float">
            <text:p>-0.695865</text:p>
          </table:table-cell>
          <table:table-cell office:value-type="float" office:value="377.944" calcext:value-type="float">
            <text:p>377.944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-0.508588" calcext:value-type="float">
            <text:p>-0.508588</text:p>
          </table:table-cell>
          <table:table-cell office:value-type="float" office:value="379.041" calcext:value-type="float">
            <text:p>379.041</text:p>
          </table:table-cell>
          <table:table-cell office:value-type="float" office:value="213.5" calcext:value-type="float">
            <text:p>213.5</text:p>
          </table:table-cell>
        </table:table-row>
        <table:table-row table:style-name="ro1">
          <table:table-cell office:value-type="float" office:value="-0.471059" calcext:value-type="float">
            <text:p>-0.471059</text:p>
          </table:table-cell>
          <table:table-cell office:value-type="float" office:value="380.216" calcext:value-type="float">
            <text:p>380.21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-0.153453" calcext:value-type="float">
            <text:p>-0.153453</text:p>
          </table:table-cell>
          <table:table-cell office:value-type="float" office:value="381.432" calcext:value-type="float">
            <text:p>381.432</text:p>
          </table:table-cell>
          <table:table-cell office:value-type="float" office:value="212.5" calcext:value-type="float">
            <text:p>212.5</text:p>
          </table:table-cell>
        </table:table-row>
        <table:table-row table:style-name="ro1">
          <table:table-cell office:value-type="float" office:value="0.0798676" calcext:value-type="float">
            <text:p>0.0798676</text:p>
          </table:table-cell>
          <table:table-cell office:value-type="float" office:value="382.665" calcext:value-type="float">
            <text:p>382.66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0.35167" calcext:value-type="float">
            <text:p>0.35167</text:p>
          </table:table-cell>
          <table:table-cell office:value-type="float" office:value="383.966" calcext:value-type="float">
            <text:p>383.966</text:p>
          </table:table-cell>
          <table:table-cell office:value-type="float" office:value="211.5" calcext:value-type="float">
            <text:p>211.5</text:p>
          </table:table-cell>
        </table:table-row>
        <table:table-row table:style-name="ro1">
          <table:table-cell office:value-type="float" office:value="0.688319" calcext:value-type="float">
            <text:p>0.688319</text:p>
          </table:table-cell>
          <table:table-cell office:value-type="float" office:value="385.246" calcext:value-type="float">
            <text:p>385.24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0.67859" calcext:value-type="float">
            <text:p>0.67859</text:p>
          </table:table-cell>
          <table:table-cell office:value-type="float" office:value="386.622" calcext:value-type="float">
            <text:p>386.622</text:p>
          </table:table-cell>
          <table:table-cell office:value-type="float" office:value="210.5" calcext:value-type="float">
            <text:p>210.5</text:p>
          </table:table-cell>
        </table:table-row>
        <table:table-row table:style-name="ro1">
          <table:table-cell office:value-type="float" office:value="0.61383" calcext:value-type="float">
            <text:p>0.61383</text:p>
          </table:table-cell>
          <table:table-cell office:value-type="float" office:value="388.125" calcext:value-type="float">
            <text:p>388.12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0.604129" calcext:value-type="float">
            <text:p>0.604129</text:p>
          </table:table-cell>
          <table:table-cell office:value-type="float" office:value="389.661" calcext:value-type="float">
            <text:p>389.661</text:p>
          </table:table-cell>
          <table:table-cell office:value-type="float" office:value="209.5" calcext:value-type="float">
            <text:p>209.5</text:p>
          </table:table-cell>
        </table:table-row>
        <table:table-row table:style-name="ro1">
          <table:table-cell office:value-type="float" office:value="0.490738" calcext:value-type="float">
            <text:p>0.490738</text:p>
          </table:table-cell>
          <table:table-cell office:value-type="float" office:value="391.362" calcext:value-type="float">
            <text:p>391.362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0.571724" calcext:value-type="float">
            <text:p>0.571724</text:p>
          </table:table-cell>
          <table:table-cell office:value-type="float" office:value="393.174" calcext:value-type="float">
            <text:p>393.174</text:p>
          </table:table-cell>
          <table:table-cell office:value-type="float" office:value="208.5" calcext:value-type="float">
            <text:p>208.5</text:p>
          </table:table-cell>
        </table:table-row>
        <table:table-row table:style-name="ro1">
          <table:table-cell office:value-type="float" office:value="0.413847" calcext:value-type="float">
            <text:p>0.413847</text:p>
          </table:table-cell>
          <table:table-cell office:value-type="float" office:value="395.036" calcext:value-type="float">
            <text:p>395.036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0.319905" calcext:value-type="float">
            <text:p>0.319905</text:p>
          </table:table-cell>
          <table:table-cell office:value-type="float" office:value="397.096" calcext:value-type="float">
            <text:p>397.096</text:p>
          </table:table-cell>
          <table:table-cell office:value-type="float" office:value="207.5" calcext:value-type="float">
            <text:p>207.5</text:p>
          </table:table-cell>
        </table:table-row>
        <table:table-row table:style-name="ro1">
          <table:table-cell office:value-type="float" office:value="0.44484" calcext:value-type="float">
            <text:p>0.44484</text:p>
          </table:table-cell>
          <table:table-cell office:value-type="float" office:value="399.213" calcext:value-type="float">
            <text:p>399.213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0.547238" calcext:value-type="float">
            <text:p>0.547238</text:p>
          </table:table-cell>
          <table:table-cell office:value-type="float" office:value="401.423" calcext:value-type="float">
            <text:p>401.423</text:p>
          </table:table-cell>
          <table:table-cell office:value-type="float" office:value="206.5" calcext:value-type="float">
            <text:p>206.5</text:p>
          </table:table-cell>
        </table:table-row>
        <table:table-row table:style-name="ro1">
          <table:table-cell office:value-type="float" office:value="0.874038" calcext:value-type="float">
            <text:p>0.874038</text:p>
          </table:table-cell>
          <table:table-cell office:value-type="float" office:value="403.763" calcext:value-type="float">
            <text:p>403.763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0.727897" calcext:value-type="float">
            <text:p>0.727897</text:p>
          </table:table-cell>
          <table:table-cell office:value-type="float" office:value="406.11" calcext:value-type="float">
            <text:p>406.11</text:p>
          </table:table-cell>
          <table:table-cell office:value-type="float" office:value="205.5" calcext:value-type="float">
            <text:p>205.5</text:p>
          </table:table-cell>
        </table:table-row>
        <table:table-row table:style-name="ro1">
          <table:table-cell office:value-type="float" office:value="0.701128" calcext:value-type="float">
            <text:p>0.701128</text:p>
          </table:table-cell>
          <table:table-cell office:value-type="float" office:value="408.523" calcext:value-type="float">
            <text:p>408.523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0.874523" calcext:value-type="float">
            <text:p>0.874523</text:p>
          </table:table-cell>
          <table:table-cell office:value-type="float" office:value="410.994" calcext:value-type="float">
            <text:p>410.994</text:p>
          </table:table-cell>
          <table:table-cell office:value-type="float" office:value="204.5" calcext:value-type="float">
            <text:p>204.5</text:p>
          </table:table-cell>
        </table:table-row>
        <table:table-row table:style-name="ro1">
          <table:table-cell office:value-type="float" office:value="1.00685" calcext:value-type="float">
            <text:p>1.00685</text:p>
          </table:table-cell>
          <table:table-cell office:value-type="float" office:value="413.41" calcext:value-type="float">
            <text:p>413.41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0.887039" calcext:value-type="float">
            <text:p>0.887039</text:p>
          </table:table-cell>
          <table:table-cell office:value-type="float" office:value="415.892" calcext:value-type="float">
            <text:p>415.892</text:p>
          </table:table-cell>
          <table:table-cell office:value-type="float" office:value="203.5" calcext:value-type="float">
            <text:p>203.5</text:p>
          </table:table-cell>
        </table:table-row>
        <table:table-row table:style-name="ro1">
          <table:table-cell office:value-type="float" office:value="0.862763" calcext:value-type="float">
            <text:p>0.862763</text:p>
          </table:table-cell>
          <table:table-cell office:value-type="float" office:value="418.263" calcext:value-type="float">
            <text:p>418.26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0.909489" calcext:value-type="float">
            <text:p>0.909489</text:p>
          </table:table-cell>
          <table:table-cell office:value-type="float" office:value="420.665" calcext:value-type="float">
            <text:p>420.665</text:p>
          </table:table-cell>
          <table:table-cell office:value-type="float" office:value="202.5" calcext:value-type="float">
            <text:p>202.5</text:p>
          </table:table-cell>
        </table:table-row>
        <table:table-row table:style-name="ro1">
          <table:table-cell office:value-type="float" office:value="1.01744" calcext:value-type="float">
            <text:p>1.01744</text:p>
          </table:table-cell>
          <table:table-cell office:value-type="float" office:value="423.12" calcext:value-type="float">
            <text:p>423.1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0.985758" calcext:value-type="float">
            <text:p>0.985758</text:p>
          </table:table-cell>
          <table:table-cell office:value-type="float" office:value="425.536" calcext:value-type="float">
            <text:p>425.536</text:p>
          </table:table-cell>
          <table:table-cell office:value-type="float" office:value="201.5" calcext:value-type="float">
            <text:p>201.5</text:p>
          </table:table-cell>
        </table:table-row>
        <table:table-row table:style-name="ro1">
          <table:table-cell office:value-type="float" office:value="0.947601" calcext:value-type="float">
            <text:p>0.947601</text:p>
          </table:table-cell>
          <table:table-cell office:value-type="float" office:value="427.915" calcext:value-type="float">
            <text:p>427.91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.18611" calcext:value-type="float">
            <text:p>1.18611</text:p>
          </table:table-cell>
          <table:table-cell office:value-type="float" office:value="430.306" calcext:value-type="float">
            <text:p>430.306</text:p>
          </table:table-cell>
          <table:table-cell office:value-type="float" office:value="200.5" calcext:value-type="float">
            <text:p>200.5</text:p>
          </table:table-cell>
        </table:table-row>
        <table:table-row table:style-name="ro1">
          <table:table-cell office:value-type="float" office:value="1.54812" calcext:value-type="float">
            <text:p>1.54812</text:p>
          </table:table-cell>
          <table:table-cell office:value-type="float" office:value="432.639" calcext:value-type="float">
            <text:p>432.63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.55642" calcext:value-type="float">
            <text:p>1.55642</text:p>
          </table:table-cell>
          <table:table-cell office:value-type="float" office:value="434.933" calcext:value-type="float">
            <text:p>434.933</text:p>
          </table:table-cell>
          <table:table-cell office:value-type="float" office:value="199.5" calcext:value-type="float">
            <text:p>199.5</text:p>
          </table:table-cell>
        </table:table-row>
        <table:table-row table:style-name="ro1">
          <table:table-cell office:value-type="float" office:value="1.64965" calcext:value-type="float">
            <text:p>1.64965</text:p>
          </table:table-cell>
          <table:table-cell office:value-type="float" office:value="437.143" calcext:value-type="float">
            <text:p>437.14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.60299" calcext:value-type="float">
            <text:p>1.60299</text:p>
          </table:table-cell>
          <table:table-cell office:value-type="float" office:value="439.294" calcext:value-type="float">
            <text:p>439.294</text:p>
          </table:table-cell>
          <table:table-cell office:value-type="float" office:value="198.5" calcext:value-type="float">
            <text:p>198.5</text:p>
          </table:table-cell>
        </table:table-row>
        <table:table-row table:style-name="ro1">
          <table:table-cell office:value-type="float" office:value="1.7639" calcext:value-type="float">
            <text:p>1.7639</text:p>
          </table:table-cell>
          <table:table-cell office:value-type="float" office:value="441.362" calcext:value-type="float">
            <text:p>441.36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.82346" calcext:value-type="float">
            <text:p>1.82346</text:p>
          </table:table-cell>
          <table:table-cell office:value-type="float" office:value="443.348" calcext:value-type="float">
            <text:p>443.348</text:p>
          </table:table-cell>
          <table:table-cell office:value-type="float" office:value="197.5" calcext:value-type="float">
            <text:p>197.5</text:p>
          </table:table-cell>
        </table:table-row>
        <table:table-row table:style-name="ro1">
          <table:table-cell office:value-type="float" office:value="1.82897" calcext:value-type="float">
            <text:p>1.82897</text:p>
          </table:table-cell>
          <table:table-cell office:value-type="float" office:value="445.263" calcext:value-type="float">
            <text:p>445.263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.6018" calcext:value-type="float">
            <text:p>1.6018</text:p>
          </table:table-cell>
          <table:table-cell office:value-type="float" office:value="447.051" calcext:value-type="float">
            <text:p>447.051</text:p>
          </table:table-cell>
          <table:table-cell office:value-type="float" office:value="196.5" calcext:value-type="float">
            <text:p>196.5</text:p>
          </table:table-cell>
        </table:table-row>
        <table:table-row table:style-name="ro1">
          <table:table-cell office:value-type="float" office:value="1.72295" calcext:value-type="float">
            <text:p>1.72295</text:p>
          </table:table-cell>
          <table:table-cell office:value-type="float" office:value="448.737" calcext:value-type="float">
            <text:p>448.737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.78359" calcext:value-type="float">
            <text:p>1.78359</text:p>
          </table:table-cell>
          <table:table-cell office:value-type="float" office:value="450.312" calcext:value-type="float">
            <text:p>450.312</text:p>
          </table:table-cell>
          <table:table-cell office:value-type="float" office:value="195.5" calcext:value-type="float">
            <text:p>195.5</text:p>
          </table:table-cell>
        </table:table-row>
        <table:table-row table:style-name="ro1">
          <table:table-cell office:value-type="float" office:value="1.62887" calcext:value-type="float">
            <text:p>1.62887</text:p>
          </table:table-cell>
          <table:table-cell office:value-type="float" office:value="451.7" calcext:value-type="float">
            <text:p>451.7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.52662" calcext:value-type="float">
            <text:p>1.52662</text:p>
          </table:table-cell>
          <table:table-cell office:value-type="float" office:value="452.955" calcext:value-type="float">
            <text:p>452.955</text:p>
          </table:table-cell>
          <table:table-cell office:value-type="float" office:value="194.5" calcext:value-type="float">
            <text:p>194.5</text:p>
          </table:table-cell>
        </table:table-row>
        <table:table-row table:style-name="ro1">
          <table:table-cell office:value-type="float" office:value="1.61885" calcext:value-type="float">
            <text:p>1.61885</text:p>
          </table:table-cell>
          <table:table-cell office:value-type="float" office:value="454.078" calcext:value-type="float">
            <text:p>454.07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.54997" calcext:value-type="float">
            <text:p>1.54997</text:p>
          </table:table-cell>
          <table:table-cell office:value-type="float" office:value="455.06" calcext:value-type="float">
            <text:p>455.06</text:p>
          </table:table-cell>
          <table:table-cell office:value-type="float" office:value="193.5" calcext:value-type="float">
            <text:p>193.5</text:p>
          </table:table-cell>
        </table:table-row>
        <table:table-row table:style-name="ro1">
          <table:table-cell office:value-type="float" office:value="1.41884" calcext:value-type="float">
            <text:p>1.41884</text:p>
          </table:table-cell>
          <table:table-cell office:value-type="float" office:value="455.978" calcext:value-type="float">
            <text:p>455.97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.18859" calcext:value-type="float">
            <text:p>1.18859</text:p>
          </table:table-cell>
          <table:table-cell office:value-type="float" office:value="456.794" calcext:value-type="float">
            <text:p>456.794</text:p>
          </table:table-cell>
          <table:table-cell office:value-type="float" office:value="192.5" calcext:value-type="float">
            <text:p>192.5</text:p>
          </table:table-cell>
        </table:table-row>
        <table:table-row table:style-name="ro1">
          <table:table-cell office:value-type="float" office:value="1.13416" calcext:value-type="float">
            <text:p>1.13416</text:p>
          </table:table-cell>
          <table:table-cell office:value-type="float" office:value="457.559" calcext:value-type="float">
            <text:p>457.559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.19566" calcext:value-type="float">
            <text:p>1.19566</text:p>
          </table:table-cell>
          <table:table-cell office:value-type="float" office:value="458.244" calcext:value-type="float">
            <text:p>458.244</text:p>
          </table:table-cell>
          <table:table-cell office:value-type="float" office:value="191.5" calcext:value-type="float">
            <text:p>191.5</text:p>
          </table:table-cell>
        </table:table-row>
        <table:table-row table:style-name="ro1">
          <table:table-cell office:value-type="float" office:value="1.32285" calcext:value-type="float">
            <text:p>1.32285</text:p>
          </table:table-cell>
          <table:table-cell office:value-type="float" office:value="458.887" calcext:value-type="float">
            <text:p>458.887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.00812" calcext:value-type="float">
            <text:p>1.00812</text:p>
          </table:table-cell>
          <table:table-cell office:value-type="float" office:value="459.544" calcext:value-type="float">
            <text:p>459.544</text:p>
          </table:table-cell>
          <table:table-cell office:value-type="float" office:value="190.5" calcext:value-type="float">
            <text:p>190.5</text:p>
          </table:table-cell>
        </table:table-row>
        <table:table-row table:style-name="ro1">
          <table:table-cell office:value-type="float" office:value="0.759278" calcext:value-type="float">
            <text:p>0.759278</text:p>
          </table:table-cell>
          <table:table-cell office:value-type="float" office:value="460.32" calcext:value-type="float">
            <text:p>460.3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0.72788" calcext:value-type="float">
            <text:p>0.72788</text:p>
          </table:table-cell>
          <table:table-cell office:value-type="float" office:value="461.208" calcext:value-type="float">
            <text:p>461.208</text:p>
          </table:table-cell>
          <table:table-cell office:value-type="float" office:value="189.5" calcext:value-type="float">
            <text:p>189.5</text:p>
          </table:table-cell>
        </table:table-row>
        <table:table-row table:style-name="ro1">
          <table:table-cell office:value-type="float" office:value="0.617725" calcext:value-type="float">
            <text:p>0.617725</text:p>
          </table:table-cell>
          <table:table-cell office:value-type="float" office:value="462.253" calcext:value-type="float">
            <text:p>462.253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0.21926" calcext:value-type="float">
            <text:p>0.21926</text:p>
          </table:table-cell>
          <table:table-cell office:value-type="float" office:value="463.621" calcext:value-type="float">
            <text:p>463.621</text:p>
          </table:table-cell>
          <table:table-cell office:value-type="float" office:value="188.5" calcext:value-type="float">
            <text:p>188.5</text:p>
          </table:table-cell>
        </table:table-row>
        <table:table-row table:style-name="ro1">
          <table:table-cell office:value-type="float" office:value="-0.0755224" calcext:value-type="float">
            <text:p>-0.0755224</text:p>
          </table:table-cell>
          <table:table-cell office:value-type="float" office:value="465.515" calcext:value-type="float">
            <text:p>465.51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-0.410275" calcext:value-type="float">
            <text:p>-0.410275</text:p>
          </table:table-cell>
          <table:table-cell office:value-type="float" office:value="467.971" calcext:value-type="float">
            <text:p>467.971</text:p>
          </table:table-cell>
          <table:table-cell office:value-type="float" office:value="187.5" calcext:value-type="float">
            <text:p>187.5</text:p>
          </table:table-cell>
        </table:table-row>
        <table:table-row table:style-name="ro1">
          <table:table-cell office:value-type="float" office:value="-0.248326" calcext:value-type="float">
            <text:p>-0.248326</text:p>
          </table:table-cell>
          <table:table-cell office:value-type="float" office:value="471.081" calcext:value-type="float">
            <text:p>471.081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-0.439426" calcext:value-type="float">
            <text:p>-0.439426</text:p>
          </table:table-cell>
          <table:table-cell office:value-type="float" office:value="475.249" calcext:value-type="float">
            <text:p>475.249</text:p>
          </table:table-cell>
          <table:table-cell office:value-type="float" office:value="186.5" calcext:value-type="float">
            <text:p>186.5</text:p>
          </table:table-cell>
        </table:table-row>
        <table:table-row table:style-name="ro1">
          <table:table-cell office:value-type="float" office:value="-0.939264" calcext:value-type="float">
            <text:p>-0.939264</text:p>
          </table:table-cell>
          <table:table-cell office:value-type="float" office:value="480.751" calcext:value-type="float">
            <text:p>480.75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-0.834889" calcext:value-type="float">
            <text:p>-0.834889</text:p>
          </table:table-cell>
          <table:table-cell office:value-type="float" office:value="487.757" calcext:value-type="float">
            <text:p>487.757</text:p>
          </table:table-cell>
          <table:table-cell office:value-type="float" office:value="185.5" calcext:value-type="float">
            <text:p>185.5</text:p>
          </table:table-cell>
        </table:table-row>
        <table:table-row table:style-name="ro1">
          <table:table-cell office:value-type="float" office:value="-0.750974" calcext:value-type="float">
            <text:p>-0.750974</text:p>
          </table:table-cell>
          <table:table-cell office:value-type="float" office:value="496.866" calcext:value-type="float">
            <text:p>496.86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-0.440559" calcext:value-type="float">
            <text:p>-0.440559</text:p>
          </table:table-cell>
          <table:table-cell office:value-type="float" office:value="508.614" calcext:value-type="float">
            <text:p>508.614</text:p>
          </table:table-cell>
          <table:table-cell office:value-type="float" office:value="184.5" calcext:value-type="float">
            <text:p>184.5</text:p>
          </table:table-cell>
        </table:table-row>
        <table:table-row table:style-name="ro1">
          <table:table-cell office:value-type="float" office:value="-1.12674" calcext:value-type="float">
            <text:p>-1.12674</text:p>
          </table:table-cell>
          <table:table-cell office:value-type="float" office:value="523.557" calcext:value-type="float">
            <text:p>523.55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-0.683933" calcext:value-type="float">
            <text:p>-0.683933</text:p>
          </table:table-cell>
          <table:table-cell office:value-type="float" office:value="542.987" calcext:value-type="float">
            <text:p>542.987</text:p>
          </table:table-cell>
          <table:table-cell office:value-type="float" office:value="183.5" calcext:value-type="float">
            <text:p>183.5</text:p>
          </table:table-cell>
        </table:table-row>
        <table:table-row table:style-name="ro1">
          <table:table-cell office:value-type="float" office:value="-0.439058" calcext:value-type="float">
            <text:p>-0.439058</text:p>
          </table:table-cell>
          <table:table-cell office:value-type="float" office:value="567.766" calcext:value-type="float">
            <text:p>567.766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-0.96636" calcext:value-type="float">
            <text:p>-0.96636</text:p>
          </table:table-cell>
          <table:table-cell office:value-type="float" office:value="599.447" calcext:value-type="float">
            <text:p>599.447</text:p>
          </table:table-cell>
          <table:table-cell office:value-type="float" office:value="182.5" calcext:value-type="float">
            <text:p>182.5</text:p>
          </table:table-cell>
        </table:table-row>
        <table:table-row table:style-name="ro1">
          <table:table-cell office:value-type="float" office:value="-2.97325" calcext:value-type="float">
            <text:p>-2.97325</text:p>
          </table:table-cell>
          <table:table-cell office:value-type="float" office:value="640.286" calcext:value-type="float">
            <text:p>640.28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0.819903" calcext:value-type="float">
            <text:p>0.819903</text:p>
          </table:table-cell>
          <table:table-cell office:value-type="float" office:value="690.789" calcext:value-type="float">
            <text:p>690.789</text:p>
          </table:table-cell>
          <table:table-cell office:value-type="float" office:value="181.5" calcext:value-type="float">
            <text:p>181.5</text:p>
          </table:table-cell>
        </table:table-row>
        <table:table-row table:style-name="ro1">
          <table:table-cell office:value-type="float" office:value="4.71532" calcext:value-type="float">
            <text:p>4.71532</text:p>
          </table:table-cell>
          <table:table-cell office:value-type="float" office:value="748.992" calcext:value-type="float">
            <text:p>748.99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9.37544" calcext:value-type="float">
            <text:p>9.37544</text:p>
          </table:table-cell>
          <table:table-cell office:value-type="float" office:value="806.728" calcext:value-type="float">
            <text:p>806.728</text:p>
          </table:table-cell>
          <table:table-cell office:value-type="float" office:value="180.5" calcext:value-type="float">
            <text:p>180.5</text:p>
          </table:table-cell>
        </table:table-row>
        <table:table-row table:style-name="ro1">
          <table:table-cell office:value-type="float" office:value="-1.23254" calcext:value-type="float">
            <text:p>-1.23254</text:p>
          </table:table-cell>
          <table:table-cell office:value-type="float" office:value="857.902" calcext:value-type="float">
            <text:p>857.90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3" office:value-type="string" calcext:value-type="string">
            <text:p>N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16T16:42:24.234833665</meta:creation-date>
    <dc:date>2023-05-16T16:46:19.883078432</dc:date>
    <meta:editing-duration>PT3M56S</meta:editing-duration>
    <meta:editing-cycles>1</meta:editing-cycles>
    <meta:document-statistic meta:table-count="3" meta:cell-count="2187" meta:object-count="0"/>
    <meta:generator>LibreOffice/6.0.7.3$Linux_X86_64 LibreOffice_project/00m0$Build-3</meta:generator>
  </office:meta>
</office:document-meta>
</file>